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1D000000A81318FFB7.png" manifest:media-type="image/png"/>
  <manifest:file-entry manifest:full-path="Pictures/1000000000000217000001A95C96F699.png" manifest:media-type="image/png"/>
  <manifest:file-entry manifest:full-path="Pictures/10000000000002BF000000E465066095.png" manifest:media-type="image/png"/>
  <manifest:file-entry manifest:full-path="Pictures/1000000000000112000000E59B777623.png" manifest:media-type="image/png"/>
  <manifest:file-entry manifest:full-path="Pictures/10000000000003C9000000F3D1A501F8.png" manifest:media-type="image/png"/>
  <manifest:file-entry manifest:full-path="Pictures/10000201000001220000010ADACD3E6B.png" manifest:media-type="image/png"/>
  <manifest:file-entry manifest:full-path="Pictures/100000000000012000000106D82A4C99.png" manifest:media-type="image/png"/>
  <manifest:file-entry manifest:full-path="Pictures/10000201000001200000010810EE5803.png" manifest:media-type="image/png"/>
  <manifest:file-entry manifest:full-path="Pictures/10000000000003D9000000E2BEAC5F5B.png" manifest:media-type="image/png"/>
  <manifest:file-entry manifest:full-path="Pictures/10000000000001E2000000666AAFD569.png" manifest:media-type="image/png"/>
  <manifest:file-entry manifest:full-path="Pictures/1000000000000244000000CC000BC05F.png" manifest:media-type="image/png"/>
  <manifest:file-entry manifest:full-path="Pictures/10000000000000E0000000BD9E2E1101.png" manifest:media-type="image/png"/>
  <manifest:file-entry manifest:full-path="Pictures/10000000000000EE000000C6D7F825DE.png" manifest:media-type="image/png"/>
  <manifest:file-entry manifest:full-path="Pictures/100000000000001F00000021255C3F18.png" manifest:media-type="image/png"/>
  <manifest:file-entry manifest:full-path="Pictures/100000000000016E00000052DD06AAED.png" manifest:media-type="image/png"/>
  <manifest:file-entry manifest:full-path="Pictures/1000000000000242000000829F21CC7D.png" manifest:media-type="image/png"/>
  <manifest:file-entry manifest:full-path="Pictures/100000000000013B0000005E87A6E452.png" manifest:media-type="image/png"/>
  <manifest:file-entry manifest:full-path="Pictures/100000000000011200000049DB2C0E7C.png" manifest:media-type="image/png"/>
  <manifest:file-entry manifest:full-path="Pictures/100000000000007E000000A2C52A8ABC.png" manifest:media-type="image/png"/>
  <manifest:file-entry manifest:full-path="Pictures/100000000000016C0000007184A9591E.png" manifest:media-type="image/png"/>
  <manifest:file-entry manifest:full-path="Pictures/10000000000002DB000000517DB2E00B.png" manifest:media-type="image/png"/>
  <manifest:file-entry manifest:full-path="Pictures/100000000000029C00000143476C8C8E.png" manifest:media-type="image/png"/>
  <manifest:file-entry manifest:full-path="Pictures/1000000000000202000000754554B7FE.png" manifest:media-type="image/png"/>
  <manifest:file-entry manifest:full-path="Pictures/10000000000002300000016D774B7D09.png" manifest:media-type="image/png"/>
  <manifest:file-entry manifest:full-path="Pictures/1000000000000121000000F96C22D137.png" manifest:media-type="image/png"/>
  <manifest:file-entry manifest:full-path="Pictures/10000000000001070000006A53991677.png" manifest:media-type="image/png"/>
  <manifest:file-entry manifest:full-path="Pictures/10000000000001DA000001C808AB1853.png" manifest:media-type="image/png"/>
  <manifest:file-entry manifest:full-path="Pictures/10000000000001700000012F3A0C935C.png" manifest:media-type="image/png"/>
  <manifest:file-entry manifest:full-path="Pictures/100000000000001B0000001B6B651D51.png" manifest:media-type="image/png"/>
  <manifest:file-entry manifest:full-path="Pictures/10000201000000500000004A5CA4FE42.png" manifest:media-type="image/png"/>
  <manifest:file-entry manifest:full-path="Pictures/1000000000000154000000DD9BB8D16D.png" manifest:media-type="image/png"/>
  <manifest:file-entry manifest:full-path="Pictures/1000000000000162000001CB5DF1B061.png" manifest:media-type="image/png"/>
  <manifest:file-entry manifest:full-path="Pictures/1000000000000151000000FE47C88C9E.png" manifest:media-type="image/png"/>
  <manifest:file-entry manifest:full-path="Pictures/100000000000021800000176EC2F8E1C.png" manifest:media-type="image/png"/>
  <manifest:file-entry manifest:full-path="Pictures/100002010000001000000010F6DD70DB.png" manifest:media-type="image/png"/>
  <manifest:file-entry manifest:full-path="Pictures/1000020100000016000000116CBFC592.png" manifest:media-type="image/png"/>
  <manifest:file-entry manifest:full-path="Pictures/100002010000001800000013F29C3274.png" manifest:media-type="image/png"/>
  <manifest:file-entry manifest:full-path="Pictures/10000000000001680000009FA331B3C6.png" manifest:media-type="image/png"/>
  <manifest:file-entry manifest:full-path="Pictures/10000000000000D20000005639E3989B.png" manifest:media-type="image/png"/>
  <manifest:file-entry manifest:full-path="Pictures/100000000000010F00000067BF140CA7.png" manifest:media-type="image/png"/>
  <manifest:file-entry manifest:full-path="Pictures/10000000000002310000018D072235D1.png" manifest:media-type="image/png"/>
  <manifest:file-entry manifest:full-path="Pictures/1000000000000095000000572680D7CC.png" manifest:media-type="image/png"/>
  <manifest:file-entry manifest:full-path="Pictures/100000000000001500000015CF426DA0.png" manifest:media-type="image/png"/>
  <manifest:file-entry manifest:full-path="Pictures/100000000000020E0000005D78D13CEF.png" manifest:media-type="image/png"/>
  <manifest:file-entry manifest:full-path="Pictures/1000000000000018000000196999AD96.png" manifest:media-type="image/png"/>
  <manifest:file-entry manifest:full-path="Pictures/1000000000000306000001C800DFEFEE.png" manifest:media-type="image/png"/>
  <manifest:file-entry manifest:full-path="Pictures/10000000000000C30000001B46269937.png" manifest:media-type="image/png"/>
  <manifest:file-entry manifest:full-path="Pictures/100000000000001E0000002081D7DD76.png" manifest:media-type="image/png"/>
  <manifest:file-entry manifest:full-path="Pictures/100000000000021900000062568A97B3.png" manifest:media-type="image/png"/>
  <manifest:file-entry manifest:full-path="Pictures/10000201000007D0000001FDE3A2A0C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3" style:family="table">
      <style:table-properties fo:margin-left="0cm" fo:margin-right="0cm" fo:margin-top="0.3cm" fo:margin-bottom="0cm" table:align="margins" style:may-break-between-rows="true"/>
    </style:style>
    <style:style style:name="Table13.A" style:family="table-column">
      <style:table-column-properties style:rel-column-width="14995*"/>
    </style:style>
    <style:style style:name="Table13.B" style:family="table-column">
      <style:table-column-properties style:rel-column-width="22003*"/>
    </style:style>
    <style:style style:name="Table13.C" style:family="table-column">
      <style:table-column-properties style:rel-column-width="28537*"/>
    </style:style>
    <style:style style:name="Table13.1" style:family="table-row">
      <style:table-row-properties fo:keep-together="always"/>
    </style:style>
    <style:style style:name="Table13.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21" style:family="table">
      <style:table-properties style:width="16.933cm" fo:margin-left="0.09cm" fo:margin-top="0cm" fo:margin-bottom="0.254cm" table:align="left"/>
    </style:style>
    <style:style style:name="Table21.A" style:family="table-column">
      <style:table-column-properties style:column-width="8.414cm"/>
    </style:style>
    <style:style style:name="Table21.B" style:family="table-column">
      <style:table-column-properties style:column-width="8.52cm"/>
    </style:style>
    <style:style style:name="Table21.1" style:family="table-row">
      <style:table-row-properties style:min-row-height="2.401cm"/>
    </style:style>
    <style:style style:name="Table21.A1" style:family="table-cell">
      <style:table-cell-properties fo:background-color="transparent" fo:padding="0cm" fo:border="none">
        <style:background-image/>
      </style:table-cell-properties>
    </style:style>
    <style:style style:name="Table14" style:family="table">
      <style:table-properties fo:margin-left="0cm" fo:margin-right="0.041cm" fo:margin-top="0cm" fo:margin-bottom="0.22cm" table:align="margins" fo:keep-with-next="auto"/>
    </style:style>
    <style:style style:name="Table14.A" style:family="table-column">
      <style:table-column-properties style:rel-column-width="22812*"/>
    </style:style>
    <style:style style:name="Table14.B" style:family="table-column">
      <style:table-column-properties style:rel-column-width="42723*"/>
    </style:style>
    <style:style style:name="Table14.A1" style:family="table-cell">
      <style:table-cell-properties fo:background-color="#e6e6e6" fo:padding="0.097cm" fo:border-left="none" fo:border-right="none" fo:border-top="0.05pt solid #000000" fo:border-bottom="0.05pt solid #000000">
        <style:background-image/>
      </style:table-cell-properties>
    </style:style>
    <style:style style:name="Table14.A2" style:family="table-cell">
      <style:table-cell-properties style:vertical-align="top" fo:background-color="transparent" fo:padding="0.097cm" fo:border-left="none" fo:border-right="none" fo:border-top="none" fo:border-bottom="0.05pt solid #000000">
        <style:background-image/>
      </style:table-cell-properties>
    </style:style>
    <style:style style:name="Table14.B2" style:family="table-cell">
      <style:table-cell-properties fo:background-color="transparent" fo:padding="0.097cm" fo:border-left="none" fo:border-right="none" fo:border-top="none" fo:border-bottom="0.05pt solid #000000">
        <style:background-image/>
      </style:table-cell-properties>
    </style:style>
    <style:style style:name="Table14.A3" style:family="table-cell">
      <style:table-cell-properties style:vertical-align="top" fo:background-color="#ffffff" fo:padding="0.097cm" fo:border-left="none" fo:border-right="none" fo:border-top="none" fo:border-bottom="0.05pt solid #000000">
        <style:background-image/>
      </style:table-cell-properties>
    </style:style>
    <style:style style:name="Table14.B3" style:family="table-cell">
      <style:table-cell-properties fo:background-color="#ffffff" fo:padding="0.097cm" fo:border-left="none" fo:border-right="none" fo:border-top="none" fo:border-bottom="0.05pt solid #000000">
        <style:background-image/>
      </style:table-cell-properties>
    </style:style>
    <style:style style:name="Table14.B4" style:family="table-cell">
      <style:table-cell-properties fo:background-color="transparent" fo:padding="0.097cm" fo:border-left="none" fo:border-right="none" fo:border-top="none" fo:border-bottom="0.05pt solid #000000">
        <style:background-image/>
      </style:table-cell-properties>
    </style:style>
    <style:style style:name="Table14.A5" style:family="table-cell">
      <style:table-cell-properties fo:background-color="#ffffff" fo:padding="0.097cm" fo:border-left="none" fo:border-right="none" fo:border-top="none" fo:border-bottom="0.05pt solid #000000">
        <style:background-image/>
      </style:table-cell-properties>
    </style:style>
    <style:style style:name="Table14.B5" style:family="table-cell">
      <style:table-cell-properties fo:background-color="#ffffff" fo:padding="0.097cm" fo:border-left="none" fo:border-right="none" fo:border-top="none" fo:border-bottom="0.05pt solid #000000">
        <style:background-image/>
      </style:table-cell-properties>
    </style:style>
    <style:style style:name="Table11" style:family="table">
      <style:table-properties fo:margin-left="0cm" fo:margin-right="0cm" fo:margin-top="0.212cm" fo:margin-bottom="0.212cm" table:align="margins" style:may-break-between-rows="false"/>
    </style:style>
    <style:style style:name="Table11.A" style:family="table-column">
      <style:table-column-properties style:rel-column-width="9499*"/>
    </style:style>
    <style:style style:name="Table11.B" style:family="table-column">
      <style:table-column-properties style:rel-column-width="56036*"/>
    </style:style>
    <style:style style:name="Table11.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1.B1" style:family="table-cell">
      <style:table-cell-properties style:vertical-align="middle" fo:padding="0.15cm" fo:border-left="none" fo:border-right="none" fo:border-top="1pt solid #999999" fo:border-bottom="1pt solid #999999"/>
    </style:style>
    <style:style style:name="Table22" style:family="table">
      <style:table-properties fo:margin-left="0cm" fo:margin-right="0cm" fo:margin-top="0.22cm" fo:margin-bottom="0.22cm" table:align="margins" style:may-break-between-rows="false"/>
    </style:style>
    <style:style style:name="Table22.A" style:family="table-column">
      <style:table-column-properties style:rel-column-width="10662*"/>
    </style:style>
    <style:style style:name="Table22.B" style:family="table-column">
      <style:table-column-properties style:rel-column-width="54873*"/>
    </style:style>
    <style:style style:name="Table2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2.B1" style:family="table-cell">
      <style:table-cell-properties style:vertical-align="middle" fo:padding="0.15cm" fo:border-left="none" fo:border-right="none" fo:border-top="1pt solid #999999" fo:border-bottom="1pt solid #999999"/>
    </style:style>
    <style:style style:name="Table23" style:family="table">
      <style:table-properties fo:margin-left="0cm" fo:margin-right="0cm" fo:margin-top="0.212cm" fo:margin-bottom="0.212cm" table:align="margins" style:may-break-between-rows="false"/>
    </style:style>
    <style:style style:name="Table23.A" style:family="table-column">
      <style:table-column-properties style:rel-column-width="10614*"/>
    </style:style>
    <style:style style:name="Table23.B" style:family="table-column">
      <style:table-column-properties style:rel-column-width="54921*"/>
    </style:style>
    <style:style style:name="Table23.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23.B1" style:family="table-cell">
      <style:table-cell-properties style:vertical-align="middle" fo:padding="0.15cm" fo:border-left="none" fo:border-right="none" fo:border-top="1pt solid #999999" fo:border-bottom="1pt solid #999999"/>
    </style:style>
    <style:style style:name="Table37" style:family="table">
      <style:table-properties fo:margin-left="0cm" fo:margin-right="-0.005cm" fo:margin-top="0.3cm" fo:margin-bottom="0.499cm" table:align="margins" style:may-break-between-rows="false"/>
    </style:style>
    <style:style style:name="Table37.A" style:family="table-column">
      <style:table-column-properties style:rel-column-width="10658*"/>
    </style:style>
    <style:style style:name="Table37.B" style:family="table-column">
      <style:table-column-properties style:rel-column-width="54877*"/>
    </style:style>
    <style:style style:name="Table3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5" style:family="table">
      <style:table-properties fo:margin-left="0cm" fo:margin-right="0cm" fo:margin-top="0.199cm" fo:margin-bottom="0.3cm" table:align="margins" style:may-break-between-rows="false"/>
    </style:style>
    <style:style style:name="Table15.A" style:family="table-column">
      <style:table-column-properties style:rel-column-width="10661*"/>
    </style:style>
    <style:style style:name="Table15.B" style:family="table-column">
      <style:table-column-properties style:rel-column-width="54874*"/>
    </style:style>
    <style:style style:name="Table15.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6" style:family="table">
      <style:table-properties fo:margin-left="0cm" fo:margin-right="-0.005cm" fo:margin-top="0.3cm" fo:margin-bottom="0.3cm" table:align="margins" style:may-break-between-rows="false"/>
    </style:style>
    <style:style style:name="Table16.A" style:family="table-column">
      <style:table-column-properties style:rel-column-width="10649*"/>
    </style:style>
    <style:style style:name="Table16.B" style:family="table-column">
      <style:table-column-properties style:rel-column-width="54886*"/>
    </style:style>
    <style:style style:name="Table16.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6.B1" style:family="table-cell">
      <style:table-cell-properties style:vertical-align="middle" fo:padding="0.15cm" fo:border-left="none" fo:border-right="none" fo:border-top="1pt solid #999999" fo:border-bottom="1pt solid #999999"/>
    </style:style>
    <style:style style:name="Table17" style:family="table">
      <style:table-properties fo:margin-left="0cm" fo:margin-right="0cm" fo:margin-top="0.109cm" fo:margin-bottom="0.3cm" table:align="margins" style:may-break-between-rows="false"/>
    </style:style>
    <style:style style:name="Table17.A" style:family="table-column">
      <style:table-column-properties style:rel-column-width="10661*"/>
    </style:style>
    <style:style style:name="Table17.B" style:family="table-column">
      <style:table-column-properties style:rel-column-width="54874*"/>
    </style:style>
    <style:style style:name="Table1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7.B1" style:family="table-cell">
      <style:table-cell-properties style:vertical-align="middle" fo:padding="0.15cm" fo:border-left="none" fo:border-right="none" fo:border-top="1pt solid #999999" fo:border-bottom="1pt solid #999999"/>
    </style:style>
    <style:style style:name="Table18" style:family="table">
      <style:table-properties fo:margin-left="0cm" fo:margin-right="0cm" fo:margin-top="0.15cm" fo:margin-bottom="0.21cm" table:align="margins" style:may-break-between-rows="false"/>
    </style:style>
    <style:style style:name="Table18.A" style:family="table-column">
      <style:table-column-properties style:rel-column-width="10659*"/>
    </style:style>
    <style:style style:name="Table18.B" style:family="table-column">
      <style:table-column-properties style:rel-column-width="54876*"/>
    </style:style>
    <style:style style:name="Table1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9" style:family="table">
      <style:table-properties fo:margin-left="0cm" fo:margin-right="0cm" fo:margin-top="0cm" fo:margin-bottom="0.31cm" table:align="margins" style:may-break-between-rows="false"/>
    </style:style>
    <style:style style:name="Table19.A" style:family="table-column">
      <style:table-column-properties style:rel-column-width="10659*"/>
    </style:style>
    <style:style style:name="Table19.B" style:family="table-column">
      <style:table-column-properties style:rel-column-width="54876*"/>
    </style:style>
    <style:style style:name="Table1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0" style:family="table">
      <style:table-properties style:width="16.995cm" fo:margin-top="0cm" fo:margin-bottom="0.199cm" table:align="left"/>
    </style:style>
    <style:style style:name="Table20.A" style:family="table-column">
      <style:table-column-properties style:column-width="1.214cm"/>
    </style:style>
    <style:style style:name="Table20.B" style:family="table-column">
      <style:table-column-properties style:column-width="15.782cm"/>
    </style:style>
    <style:style style:name="Table20.1" style:family="table-row">
      <style:table-row-properties fo:keep-together="always"/>
    </style:style>
    <style:style style:name="Table20.A1" style:family="table-cell">
      <style:table-cell-properties fo:padding="0cm" fo:border="none"/>
    </style:style>
    <style:style style:name="Table48" style:family="table">
      <style:table-properties fo:margin-left="0cm" fo:margin-right="-0.005cm" fo:margin-top="0.3cm" fo:margin-bottom="0.3cm" table:align="margins" style:may-break-between-rows="false"/>
    </style:style>
    <style:style style:name="Table48.A" style:family="table-column">
      <style:table-column-properties style:rel-column-width="10665*"/>
    </style:style>
    <style:style style:name="Table48.B" style:family="table-column">
      <style:table-column-properties style:rel-column-width="54870*"/>
    </style:style>
    <style:style style:name="Table4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4" style:family="table">
      <style:table-properties fo:margin-left="0cm" fo:margin-right="-0.005cm" fo:margin-top="0.3cm" fo:margin-bottom="0.3cm" table:align="margins" style:may-break-between-rows="false"/>
    </style:style>
    <style:style style:name="Table24.A" style:family="table-column">
      <style:table-column-properties style:rel-column-width="10665*"/>
    </style:style>
    <style:style style:name="Table24.B" style:family="table-column">
      <style:table-column-properties style:rel-column-width="54870*"/>
    </style:style>
    <style:style style:name="Table2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4.B1" style:family="table-cell">
      <style:table-cell-properties style:vertical-align="middle" fo:padding="0.15cm" fo:border-left="none" fo:border-right="none" fo:border-top="1pt solid #999999" fo:border-bottom="1pt solid #999999"/>
    </style:style>
    <style:style style:name="Table46" style:family="table">
      <style:table-properties fo:margin-left="0cm" fo:margin-right="0cm" fo:margin-top="0.199cm" fo:margin-bottom="0.3cm" table:align="margins" style:may-break-between-rows="false"/>
    </style:style>
    <style:style style:name="Table46.A" style:family="table-column">
      <style:table-column-properties style:rel-column-width="10661*"/>
    </style:style>
    <style:style style:name="Table46.B" style:family="table-column">
      <style:table-column-properties style:rel-column-width="54874*"/>
    </style:style>
    <style:style style:name="Table4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5" style:family="table">
      <style:table-properties fo:margin-left="0cm" fo:margin-right="-0.021cm" fo:margin-top="0.199cm" fo:margin-bottom="0.3cm" table:align="margins" style:may-break-between-rows="false"/>
    </style:style>
    <style:style style:name="Table25.A" style:family="table-column">
      <style:table-column-properties style:rel-column-width="9480*"/>
    </style:style>
    <style:style style:name="Table25.B" style:family="table-column">
      <style:table-column-properties style:rel-column-width="56055*"/>
    </style:style>
    <style:style style:name="Table25.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25.B1" style:family="table-cell">
      <style:table-cell-properties style:vertical-align="middle" fo:padding="0.15cm" fo:border-left="none" fo:border-right="none" fo:border-top="1pt solid #999999" fo:border-bottom="1pt solid #999999"/>
    </style:style>
    <style:style style:name="Table27" style:family="table">
      <style:table-properties style:width="15.251cm" table:align="center"/>
    </style:style>
    <style:style style:name="Table27.A" style:family="table-column">
      <style:table-column-properties style:column-width="0.649cm"/>
    </style:style>
    <style:style style:name="Table27.B" style:family="table-column">
      <style:table-column-properties style:column-width="4.196cm"/>
    </style:style>
    <style:style style:name="Table27.C" style:family="table-column">
      <style:table-column-properties style:column-width="0.646cm"/>
    </style:style>
    <style:style style:name="Table27.D" style:family="table-column">
      <style:table-column-properties style:column-width="3.877cm"/>
    </style:style>
    <style:style style:name="Table27.E" style:family="table-column">
      <style:table-column-properties style:column-width="0.933cm"/>
    </style:style>
    <style:style style:name="Table27.F" style:family="table-column">
      <style:table-column-properties style:column-width="4.949cm"/>
    </style:style>
    <style:style style:name="Table27.1" style:family="table-row">
      <style:table-row-properties fo:keep-together="always"/>
    </style:style>
    <style:style style:name="Table27.A1" style:family="table-cell">
      <style:table-cell-properties fo:padding-left="0.102cm" fo:padding-right="0.051cm" fo:padding-top="0.051cm" fo:padding-bottom="0cm" fo:border="none"/>
    </style:style>
    <style:style style:name="Table28" style:family="table">
      <style:table-properties fo:margin-left="0cm" fo:margin-right="-0.009cm" fo:break-before="page" table:align="margins"/>
    </style:style>
    <style:style style:name="Table28.A" style:family="table-column">
      <style:table-column-properties style:rel-column-width="1869*"/>
    </style:style>
    <style:style style:name="Table28.B" style:family="table-column">
      <style:table-column-properties style:rel-column-width="19891*"/>
    </style:style>
    <style:style style:name="Table28.C" style:family="table-column">
      <style:table-column-properties style:rel-column-width="2804*"/>
    </style:style>
    <style:style style:name="Table28.D" style:family="table-column">
      <style:table-column-properties style:rel-column-width="15558*"/>
    </style:style>
    <style:style style:name="Table28.E" style:family="table-column">
      <style:table-column-properties style:rel-column-width="3159*"/>
    </style:style>
    <style:style style:name="Table28.F" style:family="table-column">
      <style:table-column-properties style:rel-column-width="22254*"/>
    </style:style>
    <style:style style:name="Table28.1" style:family="table-row">
      <style:table-row-properties fo:keep-together="always"/>
    </style:style>
    <style:style style:name="Table28.A1" style:family="table-cell">
      <style:table-cell-properties fo:padding="0.051cm" fo:border="none"/>
    </style:style>
    <style:style style:name="Table29" style:family="table">
      <style:table-properties fo:margin-left="0cm" fo:margin-right="0cm" fo:margin-top="0.199cm" fo:margin-bottom="0.3cm" table:align="margins" style:may-break-between-rows="false"/>
    </style:style>
    <style:style style:name="Table29.A" style:family="table-column">
      <style:table-column-properties style:rel-column-width="10662*"/>
    </style:style>
    <style:style style:name="Table29.B" style:family="table-column">
      <style:table-column-properties style:rel-column-width="54873*"/>
    </style:style>
    <style:style style:name="Table29.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3" style:family="table">
      <style:table-properties style:width="16.993cm" fo:margin-left="0cm" fo:margin-right="0cm" fo:margin-top="0.101cm" fo:margin-bottom="0.3cm" table:align="margins" style:may-break-between-rows="false"/>
    </style:style>
    <style:style style:name="Table43.A" style:family="table-column">
      <style:table-column-properties style:column-width="2.764cm" style:rel-column-width="10661*"/>
    </style:style>
    <style:style style:name="Table43.B" style:family="table-column">
      <style:table-column-properties style:column-width="14.229cm" style:rel-column-width="54874*"/>
    </style:style>
    <style:style style:name="Table4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0" style:family="table">
      <style:table-properties style:width="16.999cm" fo:margin-left="0cm" fo:margin-right="-0.005cm" fo:margin-top="0.3cm" fo:margin-bottom="0.3cm" table:align="margins" style:may-break-between-rows="false"/>
    </style:style>
    <style:style style:name="Table30.A" style:family="table-column">
      <style:table-column-properties style:column-width="2.766cm" style:rel-column-width="10665*"/>
    </style:style>
    <style:style style:name="Table30.B" style:family="table-column">
      <style:table-column-properties style:column-width="14.233cm" style:rel-column-width="54870*"/>
    </style:style>
    <style:style style:name="Table3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0.B1" style:family="table-cell">
      <style:table-cell-properties style:vertical-align="middle" fo:padding="0.15cm" fo:border-left="none" fo:border-right="none" fo:border-top="1pt solid #999999" fo:border-bottom="1pt solid #999999"/>
    </style:style>
    <style:style style:name="Table31" style:family="table">
      <style:table-properties style:width="16.999cm" fo:margin-left="0cm" fo:margin-right="-0.005cm" fo:margin-top="0.3cm" fo:margin-bottom="0.3cm" table:align="margins" style:may-break-between-rows="false"/>
    </style:style>
    <style:style style:name="Table31.A" style:family="table-column">
      <style:table-column-properties style:column-width="2.766cm" style:rel-column-width="10665*"/>
    </style:style>
    <style:style style:name="Table31.B" style:family="table-column">
      <style:table-column-properties style:column-width="14.233cm" style:rel-column-width="54870*"/>
    </style:style>
    <style:style style:name="Table3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1.B1" style:family="table-cell">
      <style:table-cell-properties style:vertical-align="middle" fo:padding="0.15cm" fo:border-left="none" fo:border-right="none" fo:border-top="1pt solid #999999" fo:border-bottom="1pt solid #999999"/>
    </style:style>
    <style:style style:name="Table32" style:family="table">
      <style:table-properties style:width="16.932cm" fo:margin-left="0cm" fo:margin-right="0cm" table:align="margins"/>
    </style:style>
    <style:style style:name="Table32.A" style:family="table-column">
      <style:table-column-properties style:column-width="0.439cm" style:rel-column-width="1699*"/>
    </style:style>
    <style:style style:name="Table32.B" style:family="table-column">
      <style:table-column-properties style:column-width="4.246cm" style:rel-column-width="16433*"/>
    </style:style>
    <style:style style:name="Table32.C" style:family="table-column">
      <style:table-column-properties style:column-width="0.559cm" style:rel-column-width="2164*"/>
    </style:style>
    <style:style style:name="Table32.D" style:family="table-column">
      <style:table-column-properties style:column-width="5.465cm" style:rel-column-width="21150*"/>
    </style:style>
    <style:style style:name="Table32.E" style:family="table-column">
      <style:table-column-properties style:column-width="0.714cm" style:rel-column-width="2765*"/>
    </style:style>
    <style:style style:name="Table32.F" style:family="table-column">
      <style:table-column-properties style:column-width="5.509cm" style:rel-column-width="21324*"/>
    </style:style>
    <style:style style:name="Table32.1" style:family="table-row">
      <style:table-row-properties style:min-row-height="0.457cm" fo:keep-together="always"/>
    </style:style>
    <style:style style:name="Table32.A1" style:family="table-cell">
      <style:table-cell-properties fo:padding-left="0.102cm" fo:padding-right="0.051cm" fo:padding-top="0.051cm" fo:padding-bottom="0cm" fo:border="none"/>
    </style:style>
    <style:style style:name="Table32.3" style:family="table-row">
      <style:table-row-properties fo:keep-together="always"/>
    </style:style>
    <style:style style:name="Table32.4" style:family="table-row">
      <style:table-row-properties fo:keep-together="always"/>
    </style:style>
    <style:style style:name="Table33" style:family="table">
      <style:table-properties fo:margin-left="0cm" fo:margin-right="0cm" fo:margin-top="0.259cm" fo:margin-bottom="0.499cm" table:align="margins" style:may-break-between-rows="false"/>
    </style:style>
    <style:style style:name="Table33.A" style:family="table-column">
      <style:table-column-properties style:rel-column-width="10654*"/>
    </style:style>
    <style:style style:name="Table33.B" style:family="table-column">
      <style:table-column-properties style:rel-column-width="54881*"/>
    </style:style>
    <style:style style:name="Table3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3.B1" style:family="table-cell">
      <style:table-cell-properties style:vertical-align="middle" fo:padding="0.15cm" fo:border-left="none" fo:border-right="none" fo:border-top="1pt solid #999999" fo:border-bottom="1pt solid #999999"/>
    </style:style>
    <style:style style:name="Table42" style:family="table">
      <style:table-properties fo:margin-left="0cm" fo:margin-right="-0.005cm" fo:margin-top="0.3cm" fo:margin-bottom="0.499cm" table:align="margins" style:may-break-between-rows="false"/>
    </style:style>
    <style:style style:name="Table42.A" style:family="table-column">
      <style:table-column-properties style:rel-column-width="10665*"/>
    </style:style>
    <style:style style:name="Table42.B" style:family="table-column">
      <style:table-column-properties style:rel-column-width="54870*"/>
    </style:style>
    <style:style style:name="Table4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4" style:family="table">
      <style:table-properties fo:margin-left="0cm" fo:margin-right="-0.058cm" fo:margin-top="0.3cm" fo:margin-bottom="0.101cm" table:align="margins"/>
    </style:style>
    <style:style style:name="Table34.A" style:family="table-column">
      <style:table-column-properties style:rel-column-width="34678*"/>
    </style:style>
    <style:style style:name="Table34.B" style:family="table-column">
      <style:table-column-properties style:rel-column-width="30857*"/>
    </style:style>
    <style:style style:name="Table34.1" style:family="table-row">
      <style:table-row-properties fo:keep-together="always"/>
    </style:style>
    <style:style style:name="Table34.A1" style:family="table-cell">
      <style:table-cell-properties fo:padding-left="0cm" fo:padding-right="0cm" fo:padding-top="0cm" fo:padding-bottom="0.499cm" fo:border="none"/>
    </style:style>
    <style:style style:name="Table34.3" style:family="table-row">
      <style:table-row-properties style:min-row-height="7.075cm" fo:keep-together="always"/>
    </style:style>
    <style:style style:name="Table35" style:family="table">
      <style:table-properties fo:margin-left="0cm" fo:margin-right="0cm" fo:margin-top="0.101cm" fo:margin-bottom="0.3cm" table:align="margins" style:may-break-between-rows="false"/>
    </style:style>
    <style:style style:name="Table35.A" style:family="table-column">
      <style:table-column-properties style:rel-column-width="10661*"/>
    </style:style>
    <style:style style:name="Table35.B" style:family="table-column">
      <style:table-column-properties style:rel-column-width="54874*"/>
    </style:style>
    <style:style style:name="Table3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0" style:family="table">
      <style:table-properties fo:margin-left="0cm" fo:margin-right="0cm" fo:margin-top="0.15cm" fo:margin-bottom="0.6cm" table:align="margins" style:may-break-between-rows="false"/>
    </style:style>
    <style:style style:name="Table40.A" style:family="table-column">
      <style:table-column-properties style:rel-column-width="10660*"/>
    </style:style>
    <style:style style:name="Table40.B" style:family="table-column">
      <style:table-column-properties style:rel-column-width="54875*"/>
    </style:style>
    <style:style style:name="Table40.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 style:family="table">
      <style:table-properties fo:margin-left="0cm" fo:margin-right="0cm" fo:margin-top="0.21cm" fo:margin-bottom="0.3cm" table:align="margins" style:may-break-between-rows="false"/>
    </style:style>
    <style:style style:name="Table3.A" style:family="table-column">
      <style:table-column-properties style:rel-column-width="9499*"/>
    </style:style>
    <style:style style:name="Table3.B" style:family="table-column">
      <style:table-column-properties style:rel-column-width="56036*"/>
    </style:style>
    <style:style style:name="Table3.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3.B1" style:family="table-cell">
      <style:table-cell-properties style:vertical-align="middle" fo:padding="0.15cm" fo:border-left="none" fo:border-right="none" fo:border-top="1pt solid #999999" fo:border-bottom="1pt solid #999999"/>
    </style:style>
    <style:style style:name="Table38" style:family="table">
      <style:table-properties fo:margin-left="0cm" fo:margin-right="0cm" fo:margin-top="0.21cm" fo:margin-bottom="0.31cm" table:align="margins" style:may-break-between-rows="false"/>
    </style:style>
    <style:style style:name="Table38.A" style:family="table-column">
      <style:table-column-properties style:rel-column-width="9499*"/>
    </style:style>
    <style:style style:name="Table38.B" style:family="table-column">
      <style:table-column-properties style:rel-column-width="56036*"/>
    </style:style>
    <style:style style:name="Table38.A1" style:family="table-cell">
      <style:table-cell-properties style:vertical-align="middle" fo:background-color="#ffd320" fo:padding-left="0.15cm" fo:padding-right="0.15cm" fo:padding-top="0.15cm" fo:padding-bottom="0.101cm" fo:border-left="none" fo:border-right="none" fo:border-top="1pt solid #999999" fo:border-bottom="1pt solid #999999">
        <style:background-image/>
      </style:table-cell-properties>
    </style:style>
    <style:style style:name="Table38.B1" style:family="table-cell">
      <style:table-cell-properties style:vertical-align="middle" fo:padding-left="0.15cm" fo:padding-right="0.15cm" fo:padding-top="0.15cm" fo:padding-bottom="0.101cm" fo:border-left="none" fo:border-right="none" fo:border-top="1pt solid #999999" fo:border-bottom="1pt solid #999999"/>
    </style:style>
    <style:style style:name="Table39" style:family="table">
      <style:table-properties fo:margin-left="0cm" fo:margin-right="-0.005cm" fo:margin-top="0.199cm" fo:margin-bottom="0.199cm" table:align="margins" style:may-break-between-rows="false"/>
    </style:style>
    <style:style style:name="Table39.A" style:family="table-column">
      <style:table-column-properties style:rel-column-width="10665*"/>
    </style:style>
    <style:style style:name="Table39.B" style:family="table-column">
      <style:table-column-properties style:rel-column-width="54870*"/>
    </style:style>
    <style:style style:name="Table3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9.B1" style:family="table-cell">
      <style:table-cell-properties style:vertical-align="middle" fo:padding="0.15cm" fo:border-left="none" fo:border-right="none" fo:border-top="1pt solid #999999" fo:border-bottom="1pt solid #999999"/>
    </style:style>
    <style:style style:name="Table41" style:family="table">
      <style:table-properties fo:margin-left="0cm" fo:margin-right="-0.005cm" fo:margin-top="0.15cm" fo:margin-bottom="0.3cm" table:align="margins" style:may-break-between-rows="false"/>
    </style:style>
    <style:style style:name="Table41.A" style:family="table-column">
      <style:table-column-properties style:rel-column-width="10665*"/>
    </style:style>
    <style:style style:name="Table41.B" style:family="table-column">
      <style:table-column-properties style:rel-column-width="54870*"/>
    </style:style>
    <style:style style:name="Table4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P1" style:family="paragraph" style:parent-style-name="OOoFooter">
      <style:paragraph-properties fo:text-align="end" style:justify-single-word="false"/>
    </style:style>
    <style:style style:name="P2" style:family="paragraph" style:parent-style-name="OOoTextBody">
      <style:text-properties officeooo:paragraph-rsid="00242f03"/>
    </style:style>
    <style:style style:name="P3" style:family="paragraph" style:parent-style-name="OOoTextBody">
      <style:text-properties fo:font-weight="normal" officeooo:paragraph-rsid="00242f03" style:font-weight-asian="normal" style:font-weight-complex="normal"/>
    </style:style>
    <style:style style:name="P4" style:family="paragraph" style:parent-style-name="OOoTextBody">
      <style:text-properties fo:font-weight="normal" officeooo:paragraph-rsid="00242f03"/>
    </style:style>
    <style:style style:name="P5" style:family="paragraph" style:parent-style-name="OOoTextBody">
      <style:paragraph-properties>
        <style:tab-stops/>
      </style:paragraph-properties>
      <style:text-properties officeooo:paragraph-rsid="00242f03"/>
    </style:style>
    <style:style style:name="P6" style:family="paragraph" style:parent-style-name="OOoTextBody">
      <style:paragraph-properties>
        <style:tab-stops>
          <style:tab-stop style:position="5.001cm"/>
          <style:tab-stop style:position="9.999cm"/>
        </style:tab-stops>
      </style:paragraph-properties>
      <style:text-properties officeooo:paragraph-rsid="00242f03"/>
    </style:style>
    <style:style style:name="P7" style:family="paragraph" style:parent-style-name="OOoTextBody">
      <style:paragraph-properties>
        <style:tab-stops>
          <style:tab-stop style:position="5.001cm"/>
          <style:tab-stop style:position="9.999cm"/>
        </style:tab-stops>
      </style:paragraph-properties>
      <style:text-properties officeooo:paragraph-rsid="005e68eb"/>
    </style:style>
    <style:style style:name="P8" style:family="paragraph" style:parent-style-name="OOoTextBody">
      <style:text-properties officeooo:rsid="005e68eb" officeooo:paragraph-rsid="005e68eb"/>
    </style:style>
    <style:style style:name="P9" style:family="paragraph" style:parent-style-name="OOoTextBody">
      <style:text-properties officeooo:paragraph-rsid="00608639"/>
    </style:style>
    <style:style style:name="P10" style:family="paragraph" style:parent-style-name="OOoTextBody">
      <style:text-properties officeooo:rsid="00c3dac4" officeooo:paragraph-rsid="006be221"/>
    </style:style>
    <style:style style:name="P11" style:family="paragraph" style:parent-style-name="OOoTextBody">
      <style:text-properties officeooo:rsid="0070c43b" officeooo:paragraph-rsid="0070c43b"/>
    </style:style>
    <style:style style:name="P12" style:family="paragraph" style:parent-style-name="OOoTextBody">
      <style:text-properties officeooo:paragraph-rsid="0078465c"/>
    </style:style>
    <style:style style:name="P13" style:family="paragraph" style:parent-style-name="OOoTextBody">
      <style:text-properties officeooo:paragraph-rsid="0079ec57"/>
    </style:style>
    <style:style style:name="P14" style:family="paragraph" style:parent-style-name="OOoTextBody">
      <style:text-properties officeooo:paragraph-rsid="007cfb09"/>
    </style:style>
    <style:style style:name="P15" style:family="paragraph" style:parent-style-name="OOoTextBody_5f_ListIntro">
      <style:text-properties officeooo:paragraph-rsid="00242f03"/>
    </style:style>
    <style:style style:name="P16" style:family="paragraph" style:parent-style-name="OOoTextBody_5f_ListIntro">
      <style:text-properties fo:language="en" fo:country="US" officeooo:rsid="0030ff96" officeooo:paragraph-rsid="00242f03"/>
    </style:style>
    <style:style style:name="P17" style:family="paragraph" style:parent-style-name="OOoTextBody_5f_ListIntro">
      <style:text-properties officeooo:paragraph-rsid="0073e42b"/>
    </style:style>
    <style:style style:name="P18" style:family="paragraph" style:parent-style-name="OOoTableText">
      <style:paragraph-properties fo:margin-left="0.25cm" fo:margin-right="0cm" fo:text-indent="0cm" style:auto-text-indent="false"/>
      <style:text-properties officeooo:paragraph-rsid="00242f03"/>
    </style:style>
    <style:style style:name="P19" style:family="paragraph" style:parent-style-name="OOoFigureCaption">
      <style:paragraph-properties fo:margin-top="0.101cm" fo:margin-bottom="0cm" style:contextual-spacing="false"/>
    </style:style>
    <style:style style:name="P20" style:family="paragraph" style:parent-style-name="OOoTableText_28_CaptionNumber_29_">
      <style:text-properties officeooo:rsid="002f4560" officeooo:paragraph-rsid="002f4560"/>
    </style:style>
    <style:style style:name="P21" style:family="paragraph" style:parent-style-name="OOoTableText">
      <style:text-properties officeooo:paragraph-rsid="00242f03"/>
    </style:style>
    <style:style style:name="P22"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242f03" style:font-size-asian="10.4499998092651pt" style:font-style-asian="normal" style:font-weight-asian="normal" style:font-size-complex="10.4499998092651pt" style:font-style-complex="normal" style:font-weight-complex="normal" style:text-overline-style="none" style:text-overline-color="font-color"/>
    </style:style>
    <style:style style:name="P23"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614da2" style:font-size-asian="10.4499998092651pt" style:font-style-asian="normal" style:font-weight-asian="normal" style:font-size-complex="10.4499998092651pt" style:font-style-complex="normal" style:font-weight-complex="normal" style:text-overline-style="none" style:text-overline-color="font-color"/>
    </style:style>
    <style:style style:name="P24" style:family="paragraph" style:parent-style-name="OOoTableText">
      <style:text-properties officeooo:paragraph-rsid="006be221"/>
    </style:style>
    <style:style style:name="P25" style:family="paragraph" style:parent-style-name="OOoTableText">
      <style:text-properties officeooo:paragraph-rsid="007550af"/>
    </style:style>
    <style:style style:name="P26" style:family="paragraph" style:parent-style-name="OOoGuideName">
      <style:text-properties officeooo:paragraph-rsid="00242f03"/>
    </style:style>
    <style:style style:name="P27" style:family="paragraph" style:parent-style-name="OOoTextBody" style:master-page-name="">
      <style:paragraph-properties fo:keep-together="always" fo:orphans="0" fo:widows="0" style:page-number="auto"/>
      <style:text-properties officeooo:paragraph-rsid="00242f03"/>
    </style:style>
    <style:style style:name="P28" style:family="paragraph" style:parent-style-name="OOoTextBody" style:master-page-name="">
      <style:paragraph-properties style:page-number="auto"/>
      <style:text-properties officeooo:paragraph-rsid="00242f03"/>
    </style:style>
    <style:style style:name="P29" style:family="paragraph" style:parent-style-name="OOoTextBody" style:master-page-name="">
      <style:paragraph-properties fo:keep-together="auto" fo:orphans="2" fo:widows="2" style:page-number="auto"/>
      <style:text-properties officeooo:paragraph-rsid="00242f03"/>
    </style:style>
    <style:style style:name="P30" style:family="paragraph" style:parent-style-name="OOoTextBody" style:master-page-name="">
      <style:paragraph-properties style:page-number="auto" fo:keep-with-next="always"/>
      <style:text-properties officeooo:paragraph-rsid="00242f03"/>
    </style:style>
    <style:style style:name="P31" style:family="paragraph" style:parent-style-name="OOoTextBody" style:master-page-name="">
      <style:paragraph-properties fo:keep-together="auto" fo:orphans="2" fo:widows="2" style:page-number="auto" fo:keep-with-next="always"/>
      <style:text-properties officeooo:paragraph-rsid="00242f03"/>
    </style:style>
    <style:style style:name="P32" style:family="paragraph" style:parent-style-name="OOoTextBody" style:master-page-name="">
      <style:paragraph-properties fo:keep-together="always" fo:orphans="0" fo:widows="0" style:page-number="auto" fo:keep-with-next="always"/>
      <style:text-properties officeooo:paragraph-rsid="00242f03"/>
    </style:style>
    <style:style style:name="P33" style:family="paragraph" style:parent-style-name="OOoTextBody_5f_ListIntro" style:master-page-name="">
      <style:paragraph-properties style:page-number="auto" fo:keep-with-next="always"/>
      <style:text-properties officeooo:paragraph-rsid="00242f03"/>
    </style:style>
    <style:style style:name="P34" style:family="paragraph" style:parent-style-name="OOoTextBody_5f_ListIntro" style:master-page-name="">
      <style:paragraph-properties fo:keep-together="always" fo:orphans="0" fo:widows="0" style:page-number="auto" fo:keep-with-next="auto"/>
      <style:text-properties officeooo:paragraph-rsid="00242f03"/>
    </style:style>
    <style:style style:name="P35" style:family="paragraph" style:parent-style-name="OOoTextBody_5f_ListIntro" style:master-page-name="">
      <style:paragraph-properties style:page-number="auto" fo:keep-with-next="auto"/>
      <style:text-properties officeooo:paragraph-rsid="00242f03"/>
    </style:style>
    <style:style style:name="P36" style:family="paragraph" style:parent-style-name="OOoTextBody" style:master-page-name="">
      <style:paragraph-properties fo:keep-together="auto" fo:orphans="2" fo:widows="2" style:page-number="auto" fo:keep-with-next="auto"/>
      <style:text-properties officeooo:paragraph-rsid="00242f03"/>
    </style:style>
    <style:style style:name="P37" style:family="paragraph" style:parent-style-name="OOoFigure" style:master-page-name="">
      <style:paragraph-properties style:page-number="auto"/>
      <style:text-properties officeooo:paragraph-rsid="00242f03"/>
    </style:style>
    <style:style style:name="P38" style:family="paragraph" style:parent-style-name="OOoFigureCaption" style:master-page-name="">
      <style:paragraph-properties fo:text-align="center" style:justify-single-word="false" style:page-number="auto"/>
    </style:style>
    <style:style style:name="P39" style:family="paragraph" style:parent-style-name="OOoTextBody">
      <style:paragraph-properties fo:margin-left="0cm" fo:margin-right="0cm" fo:text-indent="0cm" style:auto-text-indent="false"/>
      <style:text-properties officeooo:paragraph-rsid="00242f03"/>
    </style:style>
    <style:style style:name="P40" style:family="paragraph" style:parent-style-name="OOoFigure" style:master-page-name="">
      <style:paragraph-properties fo:margin-left="0cm" fo:margin-right="0cm" fo:margin-top="0.21cm" fo:margin-bottom="0.51cm" style:contextual-spacing="false" fo:text-indent="0cm" style:auto-text-indent="false" style:page-number="auto"/>
      <style:text-properties officeooo:paragraph-rsid="00242f03"/>
    </style:style>
    <style:style style:name="P41" style:family="paragraph" style:parent-style-name="OOoFigure" style:master-page-name="">
      <style:paragraph-properties fo:margin-left="0cm" fo:margin-right="0cm" fo:text-indent="0cm" style:auto-text-indent="false" style:page-number="auto"/>
      <style:text-properties officeooo:paragraph-rsid="00242f03"/>
    </style:style>
    <style:style style:name="P42" style:family="paragraph" style:parent-style-name="OOoFigureCaption" style:master-page-name="">
      <style:paragraph-properties fo:margin-left="0cm" fo:margin-right="0cm" fo:text-indent="0cm" style:auto-text-indent="false" style:page-number="auto"/>
      <style:text-properties fo:font-style="italic"/>
    </style:style>
    <style:style style:name="P43" style:family="paragraph" style:parent-style-name="OOoFigureCaption">
      <style:paragraph-properties fo:margin-left="0cm" fo:margin-right="0cm" fo:margin-top="0cm" fo:margin-bottom="0cm" style:contextual-spacing="false" fo:text-indent="0cm" style:auto-text-indent="false"/>
      <style:text-properties fo:font-style="italic"/>
    </style:style>
    <style:style style:name="P44" style:family="paragraph" style:parent-style-name="Standard">
      <style:paragraph-properties fo:margin-left="0cm" fo:margin-right="0cm" fo:margin-top="0cm" fo:margin-bottom="0cm" style:contextual-spacing="false" fo:text-align="end" style:justify-single-word="false" fo:text-indent="0cm" style:auto-text-indent="false"/>
      <style:text-properties officeooo:paragraph-rsid="00242f03"/>
    </style:style>
    <style:style style:name="P45" style:family="paragraph" style:parent-style-name="OOoFigureCaption">
      <style:paragraph-properties fo:margin-left="0cm" fo:margin-right="0cm" fo:text-indent="0cm" style:auto-text-indent="false"/>
      <style:text-properties fo:font-style="italic"/>
    </style:style>
    <style:style style:name="P46" style:family="paragraph" style:parent-style-name="Standard">
      <style:paragraph-properties fo:margin-left="0cm" fo:margin-right="0cm" fo:text-align="end" style:justify-single-word="false" fo:text-indent="0cm" style:auto-text-indent="false"/>
      <style:text-properties officeooo:paragraph-rsid="00242f03"/>
    </style:style>
    <style:style style:name="P47" style:family="paragraph" style:parent-style-name="OOoDefinitionTerm">
      <style:text-properties officeooo:paragraph-rsid="00242f03"/>
    </style:style>
    <style:style style:name="P48" style:family="paragraph" style:parent-style-name="OOoDefinitionTerm">
      <style:text-properties officeooo:paragraph-rsid="0059d880"/>
    </style:style>
    <style:style style:name="P49" style:family="paragraph" style:parent-style-name="OOoDefinition">
      <style:text-properties officeooo:paragraph-rsid="00242f03"/>
    </style:style>
    <style:style style:name="P50" style:family="paragraph" style:parent-style-name="OOoDefinition">
      <style:text-properties officeooo:paragraph-rsid="0059d880"/>
    </style:style>
    <style:style style:name="P51" style:family="paragraph" style:parent-style-name="OOoFigureCaption">
      <style:paragraph-properties fo:text-align="center" style:justify-single-word="false"/>
    </style:style>
    <style:style style:name="P52" style:family="paragraph" style:parent-style-name="OOoFigureCaption">
      <style:text-properties officeooo:paragraph-rsid="004ea2b5"/>
    </style:style>
    <style:style style:name="P53" style:family="paragraph" style:parent-style-name="OOoFigureCaption">
      <style:text-properties officeooo:paragraph-rsid="004141dc"/>
    </style:style>
    <style:style style:name="P54" style:family="paragraph" style:parent-style-name="OOoFigureCaption">
      <style:paragraph-properties fo:text-align="start" style:justify-single-word="false"/>
    </style:style>
    <style:style style:name="P55" style:family="paragraph" style:parent-style-name="OOoFigureCaption">
      <style:text-properties officeooo:paragraph-rsid="0058ac0b"/>
    </style:style>
    <style:style style:name="P56" style:family="paragraph" style:parent-style-name="OOoFigureCaption">
      <style:text-properties officeooo:paragraph-rsid="0059d880"/>
    </style:style>
    <style:style style:name="P57" style:family="paragraph" style:parent-style-name="OOoFigureCaption">
      <style:text-properties officeooo:paragraph-rsid="0078465c"/>
    </style:style>
    <style:style style:name="P58"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2" fo:font-size="11pt" fo:font-style="italic" fo:text-shadow="none" style:text-underline-style="none" fo:font-weight="bold" officeooo:paragraph-rsid="00242f03" style:font-size-asian="11pt" style:font-style-asian="italic" style:font-weight-asian="bold" style:font-size-complex="11pt" style:font-style-complex="italic" style:font-weight-complex="bold" style:text-overline-style="none" style:text-overline-color="font-color"/>
    </style:style>
    <style:style style:name="P59" style:family="paragraph" style:parent-style-name="OOoFigureCaption">
      <style:paragraph-properties fo:margin-top="0cm" fo:margin-bottom="0cm" style:contextual-spacing="false" fo:text-align="center" style:justify-single-word="false"/>
    </style:style>
    <style:style style:name="P60" style:family="paragraph" style:parent-style-name="OOoFigureCaption">
      <style:paragraph-properties fo:margin-top="0cm" fo:margin-bottom="0cm" style:contextual-spacing="false"/>
      <style:text-properties officeooo:paragraph-rsid="004ea2b5"/>
    </style:style>
    <style:style style:name="P61" style:family="paragraph" style:parent-style-name="OOoFigureCaption" style:master-page-name="">
      <style:paragraph-properties fo:margin-top="0cm" fo:margin-bottom="0cm" style:contextual-spacing="false" style:page-number="auto"/>
      <style:text-properties officeooo:paragraph-rsid="004ea2b5"/>
    </style:style>
    <style:style style:name="P62" style:family="paragraph" style:parent-style-name="OOoTextBodyIndent">
      <style:paragraph-properties fo:margin-top="0cm" fo:margin-bottom="0.109cm" style:contextual-spacing="false"/>
      <style:text-properties officeooo:paragraph-rsid="00242f03"/>
    </style:style>
    <style:style style:name="P63" style:family="paragraph" style:parent-style-name="OOoDefinition">
      <style:paragraph-properties fo:margin-top="0cm" fo:margin-bottom="0.109cm" style:contextual-spacing="false"/>
      <style:text-properties officeooo:paragraph-rsid="00242f03"/>
    </style:style>
    <style:style style:name="P64" style:family="paragraph" style:parent-style-name="OOoTableHeader">
      <style:text-properties officeooo:paragraph-rsid="00242f03"/>
    </style:style>
    <style:style style:name="P65" style:family="paragraph" style:parent-style-name="OOoTableText">
      <style:paragraph-properties fo:margin-left="0.21cm" fo:margin-right="0cm" fo:text-indent="0cm" style:auto-text-indent="false"/>
      <style:text-properties officeooo:paragraph-rsid="00242f03"/>
    </style:style>
    <style:style style:name="P66" style:family="paragraph" style:parent-style-name="OOoTip_2f_Note_2f_Caution">
      <style:text-properties officeooo:paragraph-rsid="00242f03"/>
    </style:style>
    <style:style style:name="P67" style:family="paragraph" style:parent-style-name="OOoTip_2f_Note_2f_Caution">
      <style:text-properties officeooo:paragraph-rsid="006be221"/>
    </style:style>
    <style:style style:name="P68" style:family="paragraph" style:parent-style-name="OOoDefinition" style:master-page-name="">
      <style:paragraph-properties fo:margin-left="0.64cm" fo:margin-right="-0.199cm" fo:text-indent="0cm" style:auto-text-indent="false" style:page-number="auto"/>
      <style:text-properties officeooo:paragraph-rsid="00242f03"/>
    </style:style>
    <style:style style:name="P69" style:family="paragraph" style:parent-style-name="OOoDefinitionTerm">
      <style:paragraph-properties fo:margin-top="0.109cm" fo:margin-bottom="0cm" style:contextual-spacing="false"/>
      <style:text-properties officeooo:paragraph-rsid="00242f03"/>
    </style:style>
    <style:style style:name="P70" style:family="paragraph" style:parent-style-name="OOoFigure">
      <style:text-properties fo:font-weight="normal" officeooo:paragraph-rsid="00242f03" style:font-weight-complex="normal"/>
    </style:style>
    <style:style style:name="P71" style:family="paragraph" style:parent-style-name="OOoFigure">
      <style:text-properties officeooo:paragraph-rsid="00242f03"/>
    </style:style>
    <style:style style:name="P72" style:family="paragraph" style:parent-style-name="OOoFigure">
      <style:text-properties officeooo:paragraph-rsid="0059d880"/>
    </style:style>
    <style:style style:name="P73" style:family="paragraph" style:parent-style-name="OOoFigure">
      <style:text-properties officeooo:paragraph-rsid="006be221"/>
    </style:style>
    <style:style style:name="P74" style:family="paragraph" style:parent-style-name="OOoFigure">
      <style:paragraph-properties fo:margin-top="0cm" fo:margin-bottom="0.21cm" style:contextual-spacing="false"/>
      <style:text-properties fo:font-weight="normal" officeooo:paragraph-rsid="00242f03" style:font-weight-asian="normal" style:font-weight-complex="normal"/>
    </style:style>
    <style:style style:name="P75" style:family="paragraph" style:parent-style-name="OOoFigure">
      <style:paragraph-properties fo:margin-top="0cm" fo:margin-bottom="0.21cm" style:contextual-spacing="false"/>
      <style:text-properties officeooo:paragraph-rsid="00242f03"/>
    </style:style>
    <style:style style:name="P76" style:family="paragraph" style:parent-style-name="OOoFigure" style:master-page-name="">
      <style:paragraph-properties fo:margin-top="0cm" fo:margin-bottom="0.21cm" style:contextual-spacing="false" style:page-number="auto"/>
      <style:text-properties officeooo:paragraph-rsid="00242f03"/>
    </style:style>
    <style:style style:name="P77" style:family="paragraph" style:parent-style-name="OOoFigure">
      <style:paragraph-properties style:shadow="none"/>
      <style:text-properties officeooo:paragraph-rsid="00242f03"/>
    </style:style>
    <style:style style:name="P78" style:family="paragraph" style:parent-style-name="OOoFigure">
      <style:paragraph-properties style:shadow="none"/>
      <style:text-properties officeooo:paragraph-rsid="0059d880"/>
    </style:style>
    <style:style style:name="P79" style:family="paragraph" style:parent-style-name="OOoFigure">
      <style:paragraph-properties fo:margin-top="0.109cm" fo:margin-bottom="0.409cm" style:contextual-spacing="false"/>
      <style:text-properties officeooo:paragraph-rsid="00242f03"/>
    </style:style>
    <style:style style:name="P80" style:family="paragraph" style:parent-style-name="OOoFigure">
      <style:paragraph-properties fo:margin-top="0.109cm" fo:margin-bottom="0.21cm" style:contextual-spacing="false"/>
      <style:text-properties officeooo:paragraph-rsid="00242f03"/>
    </style:style>
    <style:style style:name="P81" style:family="paragraph" style:parent-style-name="OOoFigure" style:master-page-name="">
      <style:paragraph-properties fo:margin-top="0.109cm" fo:margin-bottom="0.21cm" style:contextual-spacing="false" style:page-number="auto"/>
      <style:text-properties officeooo:paragraph-rsid="00242f03"/>
    </style:style>
    <style:style style:name="P82" style:family="paragraph" style:parent-style-name="OOoFigure">
      <style:paragraph-properties fo:margin-top="0.21cm" fo:margin-bottom="0.409cm" style:contextual-spacing="false"/>
      <style:text-properties fo:font-weight="normal" officeooo:paragraph-rsid="00242f03" style:font-weight-asian="normal" style:font-weight-complex="normal"/>
    </style:style>
    <style:style style:name="P83" style:family="paragraph" style:parent-style-name="OOoFigureCaption">
      <style:paragraph-properties fo:margin-top="0.199cm" fo:margin-bottom="0.25cm" style:contextual-spacing="false">
        <style:tab-stops/>
      </style:paragraph-properties>
    </style:style>
    <style:style style:name="P84" style:family="paragraph" style:parent-style-name="Table_20_Contents">
      <style:paragraph-properties fo:text-align="center" style:justify-single-word="false"/>
      <style:text-properties fo:language="en" fo:country="US" officeooo:paragraph-rsid="00242f03"/>
    </style:style>
    <style:style style:name="P85" style:family="paragraph" style:parent-style-name="Table_20_Contents">
      <style:paragraph-properties fo:text-align="center" style:justify-single-word="false"/>
      <style:text-properties fo:font-size="14pt" officeooo:paragraph-rsid="00242f03"/>
    </style:style>
    <style:style style:name="P86" style:family="paragraph" style:parent-style-name="OOoSubtitle">
      <style:text-properties officeooo:paragraph-rsid="00242f03"/>
    </style:style>
    <style:style style:name="P87" style:family="paragraph" style:parent-style-name="OOoTextBody">
      <style:paragraph-properties fo:margin-top="0cm" fo:margin-bottom="0.15cm" style:contextual-spacing="false" fo:orphans="0" fo:widows="0"/>
      <style:text-properties fo:font-weight="normal" officeooo:paragraph-rsid="00242f03" style:font-weight-asian="normal" style:font-weight-complex="normal"/>
    </style:style>
    <style:style style:name="P88" style:family="paragraph" style:parent-style-name="OOoTextBody" style:master-page-name="">
      <style:paragraph-properties fo:margin-top="0cm" fo:margin-bottom="0.15cm" style:contextual-spacing="false" style:page-number="auto" fo:keep-with-next="auto"/>
      <style:text-properties fo:font-weight="normal" officeooo:paragraph-rsid="00242f03" style:font-weight-asian="normal" style:font-weight-complex="normal"/>
    </style:style>
    <style:style style:name="P89" style:family="paragraph" style:parent-style-name="OOoTextBody">
      <style:paragraph-properties fo:margin-left="1.281cm" fo:margin-right="0cm" fo:text-indent="-0.64cm" style:auto-text-indent="false">
        <style:tab-stops/>
      </style:paragraph-properties>
      <style:text-properties officeooo:paragraph-rsid="00242f03"/>
    </style:style>
    <style:style style:name="P90" style:family="paragraph" style:parent-style-name="OOoTextBody" style:master-page-name="">
      <style:paragraph-properties fo:margin-top="0cm" fo:margin-bottom="0.31cm" style:contextual-spacing="false" style:page-number="auto" fo:keep-with-next="always"/>
      <style:text-properties officeooo:paragraph-rsid="00242f03"/>
    </style:style>
    <style:style style:name="P91" style:family="paragraph" style:parent-style-name="OOoTextBody">
      <style:paragraph-properties fo:keep-with-next="auto"/>
      <style:text-properties officeooo:paragraph-rsid="00242f03"/>
    </style:style>
    <style:style style:name="P92" style:family="paragraph" style:parent-style-name="OOoHeading_20_0">
      <style:text-properties officeooo:paragraph-rsid="00242f03"/>
    </style:style>
    <style:style style:name="P93" style:family="paragraph" style:parent-style-name="OOoPageBreak">
      <style:text-properties officeooo:paragraph-rsid="00242f03"/>
    </style:style>
    <style:style style:name="P94" style:family="paragraph" style:parent-style-name="OOoFigure">
      <style:paragraph-properties fo:margin-top="0.101cm" fo:margin-bottom="0.21cm" style:contextual-spacing="false"/>
    </style:style>
    <style:style style:name="P95" style:family="paragraph" style:parent-style-name="OOoList_5f_TextBody_5f_L1">
      <style:text-properties officeooo:rsid="00bc01b3" officeooo:paragraph-rsid="006be221"/>
    </style:style>
    <style:style style:name="P96" style:family="paragraph" style:parent-style-name="OOoList_5f_TextBody_5f_L1">
      <style:text-properties officeooo:rsid="00bdd526" officeooo:paragraph-rsid="006be221"/>
    </style:style>
    <style:style style:name="P97" style:family="paragraph" style:parent-style-name="OOoFigure" style:master-page-name="">
      <style:paragraph-properties fo:margin-top="0cm" fo:margin-bottom="0.409cm" style:contextual-spacing="false" style:page-number="auto"/>
      <style:text-properties officeooo:paragraph-rsid="00242f03"/>
    </style:style>
    <style:style style:name="P98" style:family="paragraph" style:parent-style-name="OOoContents_20_1">
      <style:paragraph-properties>
        <style:tab-stops>
          <style:tab-stop style:position="17cm" style:type="right" style:leader-style="dotted" style:leader-text="."/>
        </style:tab-stops>
      </style:paragraph-properties>
    </style:style>
    <style:style style:name="P99" style:family="paragraph" style:parent-style-name="OOoContents_20_2">
      <style:paragraph-properties>
        <style:tab-stops>
          <style:tab-stop style:position="16.501cm" style:type="right" style:leader-style="dotted" style:leader-text="."/>
        </style:tab-stops>
      </style:paragraph-properties>
    </style:style>
    <style:style style:name="P100" style:family="paragraph" style:parent-style-name="OOoList_20_2_20_Cont.">
      <style:paragraph-properties fo:margin-left="1.905cm" fo:margin-right="0cm" fo:text-indent="-0.66cm" style:auto-text-indent="false"/>
      <style:text-properties officeooo:paragraph-rsid="006be221"/>
    </style:style>
    <style:style style:name="P101" style:family="paragraph" style:parent-style-name="OOoHeading_20_3">
      <style:text-properties officeooo:paragraph-rsid="00242f03"/>
    </style:style>
    <style:style style:name="P102" style:family="paragraph" style:parent-style-name="OOoHeading_20_3">
      <style:paragraph-properties fo:margin-top="0.289cm" fo:margin-bottom="0.109cm" style:contextual-spacing="false"/>
      <style:text-properties officeooo:rsid="001944f6" officeooo:paragraph-rsid="00242f03"/>
    </style:style>
    <style:style style:name="P103" style:family="paragraph" style:parent-style-name="OOoHeading_20_3">
      <style:paragraph-properties fo:margin-top="0.289cm" fo:margin-bottom="0.109cm" style:contextual-spacing="false"/>
      <style:text-properties officeooo:paragraph-rsid="00242f03"/>
    </style:style>
    <style:style style:name="P104" style:family="paragraph" style:parent-style-name="OOoList_20_2_20_Start">
      <style:paragraph-properties fo:margin-left="1.905cm" fo:margin-right="0cm" fo:text-indent="-0.66cm" style:auto-text-indent="false"/>
      <style:text-properties officeooo:paragraph-rsid="006be221"/>
    </style:style>
    <style:style style:name="P105" style:family="paragraph" style:parent-style-name="OOoNum_20_123_20_Start" style:list-style-name="OOoNum_20_123">
      <style:text-properties officeooo:paragraph-rsid="00242f03"/>
    </style:style>
    <style:style style:name="P106" style:family="paragraph" style:parent-style-name="OOoNum_20_123_20_Start" style:list-style-name="OOoNum_20_123">
      <style:text-properties officeooo:paragraph-rsid="0031ac42"/>
    </style:style>
    <style:style style:name="P107" style:family="paragraph" style:parent-style-name="OOoNum_20_123_20_Start">
      <style:text-properties officeooo:paragraph-rsid="00242f03"/>
    </style:style>
    <style:style style:name="P108" style:family="paragraph" style:parent-style-name="OOoNum_20_123_20_Start" style:master-page-name="">
      <style:paragraph-properties style:page-number="auto" fo:keep-with-next="always"/>
      <style:text-properties officeooo:paragraph-rsid="00242f03"/>
    </style:style>
    <style:style style:name="P109" style:family="paragraph" style:parent-style-name="OOoHeading_20_2">
      <style:text-properties officeooo:paragraph-rsid="00242f03"/>
    </style:style>
    <style:style style:name="P110" style:family="paragraph" style:parent-style-name="OOoHeading_20_2">
      <style:text-properties fo:color="#18a303" style:font-name="Liberation Sans4" fo:font-size="14pt" fo:language="en" fo:country="US" fo:font-weight="bold" officeooo:paragraph-rsid="00242f03"/>
    </style:style>
    <style:style style:name="P111" style:family="paragraph" style:parent-style-name="OOoHeading_20_2">
      <style:text-properties officeooo:rsid="006a950f" officeooo:paragraph-rsid="006be221"/>
    </style:style>
    <style:style style:name="P112" style:family="paragraph" style:parent-style-name="OOoHeading_20_2">
      <style:paragraph-properties>
        <style:tab-stops>
          <style:tab-stop style:position="5.39cm"/>
        </style:tab-stops>
      </style:paragraph-properties>
      <style:text-properties officeooo:paragraph-rsid="00242f03"/>
    </style:style>
    <style:style style:name="P113" style:family="paragraph" style:parent-style-name="OOoHeading_20_2">
      <style:paragraph-properties fo:margin-top="0.49cm" fo:margin-bottom="0.51cm" style:contextual-spacing="false"/>
      <style:text-properties officeooo:paragraph-rsid="00242f03"/>
    </style:style>
    <style:style style:name="P114" style:family="paragraph" style:parent-style-name="OOoHeading_20_2" style:list-style-name="" style:master-page-name="">
      <style:paragraph-properties style:page-number="auto" fo:keep-with-next="always"/>
      <style:text-properties officeooo:paragraph-rsid="00242f03"/>
    </style:style>
    <style:style style:name="P115" style:family="paragraph" style:parent-style-name="OOoHeading_20_2" style:master-page-name="">
      <style:paragraph-properties style:page-number="auto"/>
      <style:text-properties officeooo:paragraph-rsid="00242f03"/>
    </style:style>
    <style:style style:name="P116" style:family="paragraph" style:parent-style-name="OOoList_20_1_20_Start">
      <style:text-properties officeooo:paragraph-rsid="00242f03"/>
    </style:style>
    <style:style style:name="P117" style:family="paragraph" style:parent-style-name="OOoList_20_1_20_Start" style:list-style-name="OOoBullets_20_1">
      <style:text-properties officeooo:paragraph-rsid="00242f03"/>
    </style:style>
    <style:style style:name="P118" style:family="paragraph" style:parent-style-name="OOoList_20_1_20_Start" style:list-style-name="OOoBullets_20_1">
      <style:text-properties officeooo:rsid="00c3dac4" officeooo:paragraph-rsid="006be221"/>
    </style:style>
    <style:style style:name="P119" style:family="paragraph" style:parent-style-name="OOoList_20_1_20_Start" style:master-page-name="">
      <style:paragraph-properties style:page-number="auto" fo:keep-with-next="always"/>
      <style:text-properties officeooo:paragraph-rsid="00242f03"/>
    </style:style>
    <style:style style:name="P120" style:family="paragraph" style:parent-style-name="OOoToCHead" style:master-page-name="OOoFrontMatter">
      <style:paragraph-properties style:page-number="auto"/>
      <style:text-properties officeooo:paragraph-rsid="00242f03"/>
    </style:style>
    <style:style style:name="P121" style:family="paragraph" style:parent-style-name="OOoNewChapter" style:master-page-name="OOoFirstPage">
      <style:paragraph-properties style:page-number="auto"/>
      <style:text-properties officeooo:paragraph-rsid="00242f03"/>
    </style:style>
    <style:style style:name="P122" style:family="paragraph" style:parent-style-name="OOoList_20_2_20_End">
      <style:paragraph-properties fo:margin-left="1.905cm" fo:margin-right="0cm" fo:text-indent="-0.66cm" style:auto-text-indent="false"/>
      <style:text-properties officeooo:paragraph-rsid="006be221"/>
    </style:style>
    <style:style style:name="P123" style:family="paragraph" style:parent-style-name="OOoHeading_20_1">
      <style:text-properties officeooo:paragraph-rsid="00242f03"/>
    </style:style>
    <style:style style:name="P124" style:family="paragraph" style:parent-style-name="OOoHeading_20_1" style:master-page-name="OOoPageStyle">
      <style:paragraph-properties style:page-number="auto" fo:break-before="auto" fo:break-after="auto"/>
      <style:text-properties officeooo:paragraph-rsid="00242f03"/>
    </style:style>
    <style:style style:name="P125" style:family="paragraph" style:parent-style-name="OOoHeading_20_1">
      <style:paragraph-properties fo:margin-top="0.439cm" fo:margin-bottom="0.319cm" style:contextual-spacing="false"/>
      <style:text-properties officeooo:paragraph-rsid="00242f03"/>
    </style:style>
    <style:style style:name="P126" style:family="paragraph" style:parent-style-name="OOoHeading_20_1" style:master-page-name="">
      <style:paragraph-properties fo:margin-top="0.439cm" fo:margin-bottom="0.319cm" style:contextual-spacing="false" style:page-number="auto"/>
      <style:text-properties officeooo:paragraph-rsid="00242f03"/>
    </style:style>
    <style:style style:name="P127" style:family="paragraph" style:parent-style-name="OOoList_20_1_20_Cont.">
      <style:text-properties officeooo:paragraph-rsid="00242f03"/>
    </style:style>
    <style:style style:name="P128" style:family="paragraph" style:parent-style-name="OOoList_20_1_20_Cont.">
      <style:text-properties officeooo:paragraph-rsid="006be221"/>
    </style:style>
    <style:style style:name="P129" style:family="paragraph" style:parent-style-name="OOoList_20_1_20_Cont." style:list-style-name="OOoBullets_20_1">
      <style:text-properties officeooo:paragraph-rsid="00242f03"/>
    </style:style>
    <style:style style:name="P130" style:family="paragraph" style:parent-style-name="OOoList_20_1_20_End">
      <style:text-properties officeooo:paragraph-rsid="00242f03"/>
    </style:style>
    <style:style style:name="P131" style:family="paragraph" style:parent-style-name="OOoList_20_1_20_End" style:list-style-name="OOoBullets_20_1">
      <style:text-properties officeooo:paragraph-rsid="008ec3ed"/>
    </style:style>
    <style:style style:name="P132" style:family="paragraph" style:parent-style-name="OOoList_20_1_20_End" style:list-style-name="OOoBullets_20_1">
      <style:text-properties officeooo:paragraph-rsid="00242f03"/>
    </style:style>
    <style:style style:name="P133" style:family="paragraph" style:parent-style-name="OOoList_20_1_20_End">
      <style:text-properties officeooo:rsid="0073e42b" officeooo:paragraph-rsid="0073e42b"/>
    </style:style>
    <style:style style:name="P134" style:family="paragraph" style:parent-style-name="OOoNum_20_123_20_Cont.">
      <style:text-properties officeooo:paragraph-rsid="00242f03"/>
    </style:style>
    <style:style style:name="P135" style:family="paragraph" style:parent-style-name="OOoNum_20_123_20_Cont." style:list-style-name="OOoNum_20_123"/>
    <style:style style:name="P136" style:family="paragraph" style:parent-style-name="OOoNum_20_123_20_Cont." style:list-style-name="OOoNum_20_123">
      <style:text-properties officeooo:paragraph-rsid="00242f03"/>
    </style:style>
    <style:style style:name="P137" style:family="paragraph" style:parent-style-name="OOoNum_20_123_20_End" style:list-style-name="OOoNum_20_123">
      <style:text-properties officeooo:paragraph-rsid="00242f03"/>
    </style:style>
    <style:style style:name="P138" style:family="paragraph" style:parent-style-name="OOoNum_20_123_20_End">
      <style:text-properties officeooo:paragraph-rsid="00242f03"/>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weight="normal" style:font-weight-asian="normal" style:font-weight-complex="normal"/>
    </style:style>
    <style:style style:name="T4" style:family="text">
      <style:text-properties officeooo:rsid="0032accf"/>
    </style:style>
    <style:style style:name="T5" style:family="text">
      <style:text-properties officeooo:rsid="0059d880"/>
    </style:style>
    <style:style style:name="T6" style:family="text">
      <style:text-properties officeooo:rsid="00aea199"/>
    </style:style>
    <style:style style:name="T7" style:family="text">
      <style:text-properties officeooo:rsid="006d470a"/>
    </style:style>
    <style:style style:name="T8" style:family="text">
      <style:text-properties officeooo:rsid="00769354"/>
    </style:style>
    <style:style style:name="T9" style:family="text">
      <style:text-properties officeooo:rsid="0076b06a"/>
    </style:style>
    <style:style style:name="T10" style:family="text">
      <style:text-properties officeooo:rsid="008ec3ed"/>
    </style:style>
    <style:style style:name="T11" style:family="text">
      <style:text-properties officeooo:rsid="009045c8"/>
    </style:style>
    <style:style style:name="T12" style:family="text">
      <style:text-properties officeooo:rsid="00919355"/>
    </style:style>
    <style:style style:name="T13" style:family="text">
      <style:text-properties officeooo:rsid="00936d83"/>
    </style:style>
    <style:style style:name="fr1"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cm" fo:margin-right="0cm" fo:margin-top="0cm" fo:margin-bottom="0cm" style:wrap="none" style:vertical-pos="top" style:vertical-rel="baseline" style:horizontal-pos="center" style:horizontal-rel="paragraph" fo:background-color="transparent" style:background-transparency="100%" fo:padding="0cm" fo:border="none" style:shadow="none" draw:shadow-opacity="100%">
        <style:background-image/>
        <style:columns fo:column-count="1" fo:column-gap="0cm"/>
      </style:graphic-properties>
    </style:style>
    <style:style style:name="fr8" style:family="graphic" style:parent-style-name="Frame">
      <style:graphic-properties fo:margin-left="0cm" fo:margin-right="0cm" fo:margin-top="0cm" fo:margin-bottom="0cm" style:wrap="left" style:number-wrapped-paragraphs="no-limit" style:vertical-pos="middle" style:vertical-rel="baseline" style:horizontal-pos="from-left" style:horizontal-rel="paragraph" fo:padding="0cm" fo:border="none"/>
    </style:style>
    <style:style style:name="fr9" style:family="graphic" style:parent-style-name="Frame">
      <style:graphic-properties style:wrap="none" style:vertical-pos="top" style:vertical-rel="baseline" style:horizontal-pos="center" style:horizontal-rel="paragraph" fo:padding="0cm" fo:border="none" style:shadow="none" draw:shadow-opacity="100%"/>
    </style:style>
    <style:style style:name="fr10" style:family="graphic" style:parent-style-name="Frame">
      <style:graphic-properties style:wrap="none" style:vertical-pos="from-top" style:horizontal-pos="center" style:horizontal-rel="paragraph" fo:padding="0cm" fo:border="none"/>
    </style:style>
    <style:style style:name="fr1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bottom"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bottom"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101cm, 0.101cm, 0.049cm, 0.101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mirror="none" fo:clip="rect(0.03cm, 0.101cm, 0.03cm, 0.101cm)"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fo:padding="0.049cm" fo:border="0.51pt solid #000000"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0.06pt solid #000080" style:shadow="none" draw:shadow-opacity="1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cm, 0cm, 0.199cm, 0cm)" draw:luminance="0%" draw:contrast="0%" draw:red="0%" draw:green="0%" draw:blue="0%" draw:gamma="100%" draw:color-inversion="false" draw:image-opacity="100%" draw:color-mode="standard"/>
    </style:style>
    <style:style style:name="fr25" style:family="graphic" style:parent-style-name="Graphics">
      <style:graphic-properties fo:margin-top="0cm" fo:margin-bottom="0.101cm"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style:mirror="none" fo:clip="rect(0cm, 0.3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0.06pt solid #000000" style:shadow="none" draw:shadow-opacity="100%" style:mirror="none" fo:clip="rect(2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baseline" style:horizontal-pos="center" style:horizontal-rel="paragraph" fo:padding="0cm" fo:border="0.26pt solid #000000"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baseline" style:horizontal-pos="center"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3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 " text:name="LibOMenuPathSep"/>
      </text:user-field-decls>
      <text:p text:style-name="P121"><draw:frame draw:style-name="fr11" draw:name="graphics8" text:anchor-type="paragraph" svg:x="1.062cm" svg:y="1.164cm" svg:width="13.284cm" svg:height="3.378cm" draw:z-index="0"><draw:image xlink:href="Pictures/10000201000007D0000001FDE3A2A0C3.png" xlink:type="simple" xlink:show="embed" xlink:actuate="onLoad"/></draw:frame></text:p>
      <text:p text:style-name="P26">Začínáme s programem LibreOffice<text:hidden-paragraph text:condition="ooow:MD!=0"/></text:p>
      <text:p text:style-name="P92">Kapitola <text:span text:style-name="OOoChapterNumber">4 <text:s/></text:span><text:line-break/>Začínáme s programem Writer</text:p>
      <text:p text:style-name="P86">Zpracování textu pomocí LibreOffice</text:p>
      <text:p text:style-name="P2"/>
      <text:p text:style-name="P93"/>
      <text:section text:style-name="Sect1" text:name="Section2" text:condition="ooow:MD !=0" text:display="condition">
        <text:h text:style-name="P123" text:outline-level="1"><text:bookmark-start text:name="__RefHeading__19474_697337876"/>Autorská práva<text:bookmark-end text:name="__RefHeading__19474_697337876"/></text:h>
        <text:p text:style-name="P2">Tento dokument je duševním vlastnictvím skupiny LibreOffice Documentation Team Copyright © 2010–2014. Přispěvatelé jsou uvedeni níže. Dokument je možné šířit nebo upravovat za podmínek licence GNU General Public License (<text:a xlink:type="simple" xlink:href="http://www.gnu.org/licenses/gpl.html">http://www.gnu.org/licenses/gpl.html</text:a>) verze 3 nebo novější nebo za podmínek Commons Attribution License (<text:a xlink:type="simple" xlink:href="http://creativecommons.org/licenses/by/4.0/"><text:span text:style-name="T9">http://creativecommons.org/licenses/by/4.0/</text:span></text:a>) verze 4.0 nebo novější.</text:p>
        <text:p text:style-name="P2">Všechny ochranné známky uvedené v této příručce patří jejich vlastníkům.</text:p>
        <text:h text:style-name="P109" text:outline-level="2"><text:bookmark-start text:name="__RefHeading__63435_837524436"/>Přispěvatelé<text:bookmark-end text:name="__RefHeading__63435_837524436"/></text:h>
        <text:p text:style-name="P7">John A Smith<text:tab/>Jean Hollis Weber<text:tab/>Hazel Russman<text:line-break/>Ron Faile Jr.</text:p>
        <text:h text:style-name="P109" text:outline-level="2"><text:bookmark-start text:name="__RefHeading__63437_837524436"/>Zpětná vazba<text:bookmark-end text:name="__RefHeading__63437_837524436"/></text:h>
        <text:p text:style-name="P2">Připomínky a náměty k tomuto dokumentu posílejte v angličtině do e-mailové konference dokumentačního týmu na adresu: <text:a xlink:type="simple" xlink:href="mailto:documentation@global.libreoffice.org">documentation@global.libreoffice.org</text:a></text:p>
        <text:p text:style-name="P8"><text:span text:style-name="OOoStrongEmphasis">Poznámka:</text:span> Všechno, co do e-mailové konference pošlete, včetně e-mailové adresy a dalších osobních informací uvedených ve zprávě, bude veřejně viditelné bez možnosti smazání.</text:p>
        <text:h text:style-name="P109" text:outline-level="2"><text:bookmark-start text:name="__RefHeading__63439_837524436"/>Poděkování<text:bookmark-end text:name="__RefHeading__63439_837524436"/></text:h>
        <text:p text:style-name="P9">Tato kapitola byla vytvořena úpravami a aktualizacemi kapitoly 4 knihy <text:span text:style-name="OOoEmphasis">Getting Started with OpenOffice.org 3.3</text:span>. Do původní kapitoly přispěli:</text:p>
        <text:p text:style-name="P6">Jean Hollis Weber<text:tab/>Michele Zarri<text:tab/>Agnes Belzunce<text:line-break/>Daniel Carrera<text:tab/>Spencer E. Harpe<text:tab/>Peter Hillier-Brook<text:line-break/>Peter Kupfer<text:tab/>Gary Schnabl<text:tab/>Janet Swisher<text:line-break/>Linda Worthington</text:p>
        <text:h text:style-name="P109" text:outline-level="2"><text:bookmark-start text:name="__RefHeading__63441_837524436"/>Datum vydání a verze programu<text:bookmark-end text:name="__RefHeading__63441_837524436"/></text:h>
        <text:p text:style-name="P2">Anglický originál byl vydán <text:s/><text:span text:style-name="T12">4. dubna</text:span> 2014. Kapitola je určena pro LibreOffice 4.2.</text:p>
        <text:h text:style-name="P123" text:outline-level="1"><text:bookmark-start text:name="__RefHeading__5479_1016283994"/>Poznámka pro uživatele systému Mac<text:bookmark-end text:name="__RefHeading__5479_1016283994"/></text:h>
        <text:p text:style-name="P2">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58">Windows nebo Linux</text:p>
            </table:table-cell>
            <table:table-cell table:style-name="Table13.A1" office:value-type="string">
              <text:p text:style-name="P58">Ekvivalent pro Mac</text:p>
            </table:table-cell>
            <table:table-cell table:style-name="Table13.A1" office:value-type="string">
              <text:p text:style-name="P58">Význam</text:p>
            </table:table-cell>
          </table:table-row>
          <table:table-row table:style-name="Table13.1">
            <table:table-cell table:style-name="Table13.A2" office:value-type="string">
              <text:p text:style-name="P22"><text:span text:style-name="OOoMenuPath">Nástroje &gt; Možnosti</text:span> výběr v nabídce</text:p>
            </table:table-cell>
            <table:table-cell table:style-name="Table13.A2" office:value-type="string">
              <text:p text:style-name="P22"><text:span text:style-name="OOoMenuPath">LibreOffice &gt; Předvolby</text:span></text:p>
            </table:table-cell>
            <table:table-cell table:style-name="Table13.A2" office:value-type="string">
              <text:p text:style-name="P22">Otevře nastavení s možnostmi</text:p>
            </table:table-cell>
          </table:table-row>
          <table:table-row table:style-name="Table13.1">
            <table:table-cell table:style-name="Table13.A2" office:value-type="string">
              <text:p text:style-name="P22"><text:span text:style-name="OOoKeystroke">Klepnutí pravým tlačítkem</text:span></text:p>
            </table:table-cell>
            <table:table-cell table:style-name="Table13.A2" office:value-type="string">
              <text:p text:style-name="P23"><text:span text:style-name="OOoKeystroke">Control+klepnutí</text:span> a/nebo <text:span text:style-name="OOoKeystroke">klepnutí pravým tlačítkem</text:span> v závislosti na operačním systému počítače</text:p>
            </table:table-cell>
            <table:table-cell table:style-name="Table13.A2" office:value-type="string">
              <text:p text:style-name="P22">Otevře místní nabídku</text:p>
            </table:table-cell>
          </table:table-row>
          <table:table-row table:style-name="Table13.1">
            <table:table-cell table:style-name="Table13.A2" office:value-type="string">
              <text:p text:style-name="P22"><text:span text:style-name="OOoKeystroke">Ctrl (Control)</text:span></text:p>
            </table:table-cell>
            <table:table-cell table:style-name="Table13.A2" office:value-type="string">
              <text:p text:style-name="P22"><text:span text:style-name="OOoKeystroke">⌘ (Command)</text:span></text:p>
            </table:table-cell>
            <table:table-cell table:style-name="Table13.A2" office:value-type="string">
              <text:p text:style-name="P22">Používá se i s jinými klávesami</text:p>
            </table:table-cell>
          </table:table-row>
          <table:table-row table:style-name="Table13.1">
            <table:table-cell table:style-name="Table13.A2" office:value-type="string">
              <text:p text:style-name="P22"><text:span text:style-name="OOoKeystroke">F5</text:span></text:p>
            </table:table-cell>
            <table:table-cell table:style-name="Table13.A2" office:value-type="string">
              <text:p text:style-name="P22"><text:span text:style-name="OOoKeystroke">Shift</text:span>+⌘+<text:span text:style-name="OOoKeystroke">F5</text:span></text:p>
            </table:table-cell>
            <table:table-cell table:style-name="Table13.A2" office:value-type="string">
              <text:p text:style-name="P22">Otevře Navigátor</text:p>
            </table:table-cell>
          </table:table-row>
          <table:table-row table:style-name="Table13.1">
            <table:table-cell table:style-name="Table13.A2" office:value-type="string">
              <text:p text:style-name="P22"><text:span text:style-name="OOoKeystroke">F11</text:span></text:p>
            </table:table-cell>
            <table:table-cell table:style-name="Table13.A2" office:value-type="string">
              <text:p text:style-name="P22"><text:span text:style-name="OOoKeystroke">⌘+T</text:span></text:p>
            </table:table-cell>
            <table:table-cell table:style-name="Table13.A2" office:value-type="string">
              <text:p text:style-name="P22">Otevře okno Styly a formátování</text:p>
            </table:table-cell>
          </table:table-row>
        </table:table>
        <text:p text:style-name="P120">Obsah</text:p>
        <text:table-of-content text:style-name="Sect1" text:name="Table of Contents2">
          <text:table-of-content-source text:outline-level="2" text:use-index-marks="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98"><text:a xlink:type="simple" xlink:href="#__RefHeading__19474_697337876" text:style-name="Internet_20_link" text:visited-style-name="Internet_20_link">Autorská práva<text:tab/>2</text:a></text:p>
            <text:p text:style-name="P99"><text:a xlink:type="simple" xlink:href="#__RefHeading__63435_837524436" text:style-name="Internet_20_link" text:visited-style-name="Internet_20_link">Přispěvatelé<text:tab/>2</text:a></text:p>
            <text:p text:style-name="P99"><text:a xlink:type="simple" xlink:href="#__RefHeading__63437_837524436" text:style-name="Internet_20_link" text:visited-style-name="Internet_20_link">Zpětná vazba<text:tab/>2</text:a></text:p>
            <text:p text:style-name="P99"><text:a xlink:type="simple" xlink:href="#__RefHeading__63439_837524436" text:style-name="Internet_20_link" text:visited-style-name="Internet_20_link">Poděkování<text:tab/>2</text:a></text:p>
            <text:p text:style-name="P99"><text:a xlink:type="simple" xlink:href="#__RefHeading__63441_837524436" text:style-name="Internet_20_link" text:visited-style-name="Internet_20_link">Datum vydání a verze programu<text:tab/>2</text:a></text:p>
            <text:p text:style-name="P98"><text:a xlink:type="simple" xlink:href="#__RefHeading__5479_1016283994" text:style-name="Internet_20_link" text:visited-style-name="Internet_20_link">Poznámka pro uživatele systému Mac<text:tab/>2</text:a></text:p>
            <text:p text:style-name="P98"><text:a xlink:type="simple" xlink:href="#__RefHeading__19476_697337876" text:style-name="Internet_20_link" text:visited-style-name="Internet_20_link">Co je Writer?<text:tab/>5</text:a></text:p>
            <text:p text:style-name="P98"><text:a xlink:type="simple" xlink:href="#__RefHeading__19478_697337876" text:style-name="Internet_20_link" text:visited-style-name="Internet_20_link">Rozhraní programu Writer<text:tab/>5</text:a></text:p>
            <text:p text:style-name="P99"><text:a xlink:type="simple" xlink:href="#__RefHeading__19480_697337876" text:style-name="Internet_20_link" text:visited-style-name="Internet_20_link">Stavový řádek<text:tab/>6</text:a></text:p>
            <text:p text:style-name="P99"><text:a xlink:type="simple" xlink:href="#__RefHeading__3714_2003494879" text:style-name="Internet_20_link" text:visited-style-name="Internet_20_link">Postranní lišta<text:tab/>8</text:a></text:p>
            <text:p text:style-name="P98"><text:a xlink:type="simple" xlink:href="#__RefHeading__19482_697337876" text:style-name="Internet_20_link" text:visited-style-name="Internet_20_link">Změna zobrazení dokumentu<text:tab/>10</text:a></text:p>
            <text:p text:style-name="P98"><text:a xlink:type="simple" xlink:href="#__RefHeading__19484_697337876" text:style-name="Internet_20_link" text:visited-style-name="Internet_20_link">Rychlý pohyb v dokumentu<text:tab/>10</text:a></text:p>
            <text:p text:style-name="P98"><text:a xlink:type="simple" xlink:href="#__RefHeading__19486_697337876" text:style-name="Internet_20_link" text:visited-style-name="Internet_20_link">Práce s dokumenty<text:tab/>11</text:a></text:p>
            <text:p text:style-name="P99"><text:a xlink:type="simple" xlink:href="#__RefHeading__19488_697337876" text:style-name="Internet_20_link" text:visited-style-name="Internet_20_link">Ukládání ve formátu Microsoft Word<text:tab/>11</text:a></text:p>
            <text:p text:style-name="P98"><text:a xlink:type="simple" xlink:href="#__RefHeading__19490_697337876" text:style-name="Internet_20_link" text:visited-style-name="Internet_20_link">Práce s textem<text:tab/>12</text:a></text:p>
            <text:p text:style-name="P99"><text:a xlink:type="simple" xlink:href="#__RefHeading__19492_697337876" text:style-name="Internet_20_link" text:visited-style-name="Internet_20_link">Výběr nesouvislého textu<text:tab/>12</text:a></text:p>
            <text:p text:style-name="P99"><text:a xlink:type="simple" xlink:href="#__RefHeading__19494_697337876" text:style-name="Internet_20_link" text:visited-style-name="Internet_20_link">Výběr svislého bloku textu<text:tab/>13</text:a></text:p>
            <text:p text:style-name="P99"><text:a xlink:type="simple" xlink:href="#__RefHeading__19496_697337876" text:style-name="Internet_20_link" text:visited-style-name="Internet_20_link">Vyjímání, kopírování a vkládání textu<text:tab/>14</text:a></text:p>
            <text:p text:style-name="P99"><text:a xlink:type="simple" xlink:href="#__RefHeading__19498_697337876" text:style-name="Internet_20_link" text:visited-style-name="Internet_20_link">Vyhledávání a nahrazování textu a formátování<text:tab/>14</text:a></text:p>
            <text:p text:style-name="P99"><text:a xlink:type="simple" xlink:href="#__RefHeading__19500_697337876" text:style-name="Internet_20_link" text:visited-style-name="Internet_20_link">Vkládání speciálních znaků<text:tab/>16</text:a></text:p>
            <text:p text:style-name="P99"><text:a xlink:type="simple" xlink:href="#__RefHeading__19502_697337876" text:style-name="Internet_20_link" text:visited-style-name="Internet_20_link">Vkládání pomlček, nezlomitelných mezer a spojovníků<text:tab/>17</text:a></text:p>
            <text:p text:style-name="P99"><text:a xlink:type="simple" xlink:href="#__RefHeading__19504_697337876" text:style-name="Internet_20_link" text:visited-style-name="Internet_20_link">Nastavení kroků tabulátoru a odsazení<text:tab/>17</text:a></text:p>
            <text:p text:style-name="P99"><text:a xlink:type="simple" xlink:href="#__RefHeading__19506_697337876" text:style-name="Internet_20_link" text:visited-style-name="Internet_20_link">Změna výchozí velikosti kroku tabulátoru<text:tab/>18</text:a></text:p>
            <text:p text:style-name="P99"><text:a xlink:type="simple" xlink:href="#__RefHeading__19508_697337876" text:style-name="Internet_20_link" text:visited-style-name="Internet_20_link">Kontrola pravopisu a gramatiky<text:tab/>18</text:a></text:p>
            <text:p text:style-name="P99"><text:a xlink:type="simple" xlink:href="#__RefHeading__19510_697337876" text:style-name="Internet_20_link" text:visited-style-name="Internet_20_link">Používání vestavěných jazykových nástrojů<text:tab/>19</text:a></text:p>
            <text:p text:style-name="P99"><text:a xlink:type="simple" xlink:href="#__RefHeading__19512_697337876" text:style-name="Internet_20_link" text:visited-style-name="Internet_20_link">Používání automatických oprav<text:tab/>20</text:a></text:p>
            <text:p text:style-name="P99"><text:a xlink:type="simple" xlink:href="#__RefHeading__19514_697337876" text:style-name="Internet_20_link" text:visited-style-name="Internet_20_link">Používání dokončování slov<text:tab/>20</text:a></text:p>
            <text:p text:style-name="P99"><text:a xlink:type="simple" xlink:href="#__RefHeading__19516_697337876" text:style-name="Internet_20_link" text:visited-style-name="Internet_20_link">Používání automatického textu<text:tab/>21</text:a></text:p>
            <text:p text:style-name="P98"><text:a xlink:type="simple" xlink:href="#__RefHeading__19518_697337876" text:style-name="Internet_20_link" text:visited-style-name="Internet_20_link">Formátování textu<text:tab/>21</text:a></text:p>
            <text:p text:style-name="P99"><text:a xlink:type="simple" xlink:href="#__RefHeading__19520_697337876" text:style-name="Internet_20_link" text:visited-style-name="Internet_20_link">Doporučuje se používat styly<text:tab/>21</text:a></text:p>
            <text:p text:style-name="P99"><text:a xlink:type="simple" xlink:href="#__RefHeading__19522_697337876" text:style-name="Internet_20_link" text:visited-style-name="Internet_20_link">Formátování odstavců<text:tab/>22</text:a></text:p>
            <text:p text:style-name="P99"><text:a xlink:type="simple" xlink:href="#__RefHeading__19524_697337876" text:style-name="Internet_20_link" text:visited-style-name="Internet_20_link">Formátování znaků<text:tab/>22</text:a></text:p>
            <text:p text:style-name="P99"><text:a xlink:type="simple" xlink:href="#__RefHeading__19526_697337876" text:style-name="Internet_20_link" text:visited-style-name="Internet_20_link">Automatický formát<text:tab/>22</text:a></text:p>
            <text:p text:style-name="P99"><text:a xlink:type="simple" xlink:href="#__RefHeading__19528_697337876" text:style-name="Internet_20_link" text:visited-style-name="Internet_20_link">Vytváření číslovaných nebo odrážkových seznamů<text:tab/>23</text:a></text:p>
            <text:p text:style-name="P99"><text:a xlink:type="simple" xlink:href="#__RefHeading__19530_697337876" text:style-name="Internet_20_link" text:visited-style-name="Internet_20_link">Dělení slov<text:tab/>24</text:a></text:p>
            <text:p text:style-name="P98"><text:a xlink:type="simple" xlink:href="#__RefHeading__19534_697337876" text:style-name="Internet_20_link" text:visited-style-name="Internet_20_link">Formátování stránek<text:tab/>26</text:a></text:p>
            <text:p text:style-name="P99"><text:a xlink:type="simple" xlink:href="#__RefHeading__19536_697337876" text:style-name="Internet_20_link" text:visited-style-name="Internet_20_link">Jaký způsob rozvržení zvolit?<text:tab/>26</text:a></text:p>
            <text:p text:style-name="P99"><text:a xlink:type="simple" xlink:href="#__RefHeading__19538_697337876" text:style-name="Internet_20_link" text:visited-style-name="Internet_20_link">Vytváření záhlaví a zápatí<text:tab/>27</text:a></text:p>
            <text:p text:style-name="P99"><text:a xlink:type="simple" xlink:href="#__RefHeading__19540_697337876" text:style-name="Internet_20_link" text:visited-style-name="Internet_20_link">Číslování stránek<text:tab/>28</text:a></text:p>
            <text:p text:style-name="P99"><text:a xlink:type="simple" xlink:href="#__RefHeading__19542_697337876" text:style-name="Internet_20_link" text:visited-style-name="Internet_20_link">Změna okrajů stránky<text:tab/>29</text:a></text:p>
            <text:p text:style-name="P98"><text:soft-page-break/><text:a xlink:type="simple" xlink:href="#__RefHeading__19544_697337876" text:style-name="Internet_20_link" text:visited-style-name="Internet_20_link">Přidávání komentářů do dokumentu<text:tab/>30</text:a></text:p>
            <text:p text:style-name="P98"><text:a xlink:type="simple" xlink:href="#__RefHeading__19546_697337876" text:style-name="Internet_20_link" text:visited-style-name="Internet_20_link">Vytváření obsahu<text:tab/>31</text:a></text:p>
            <text:p text:style-name="P98"><text:a xlink:type="simple" xlink:href="#__RefHeading__19548_697337876" text:style-name="Internet_20_link" text:visited-style-name="Internet_20_link">Vytváření rejstříků a seznamů použité literatury<text:tab/>32</text:a></text:p>
            <text:p text:style-name="P98"><text:a xlink:type="simple" xlink:href="#__RefHeading__19550_697337876" text:style-name="Internet_20_link" text:visited-style-name="Internet_20_link">Práce s obrázky<text:tab/>32</text:a></text:p>
            <text:p text:style-name="P98"><text:a xlink:type="simple" xlink:href="#__RefHeading__15546_508553458" text:style-name="Internet_20_link" text:visited-style-name="Internet_20_link">Tisk<text:tab/>32</text:a></text:p>
            <text:p text:style-name="P98"><text:a xlink:type="simple" xlink:href="#__RefHeading__15690_508553458" text:style-name="Internet_20_link" text:visited-style-name="Internet_20_link">Použití hromadné korespondence<text:tab/>32</text:a></text:p>
            <text:p text:style-name="P98"><text:a xlink:type="simple" xlink:href="#__RefHeading__19576_697337876" text:style-name="Internet_20_link" text:visited-style-name="Internet_20_link">Sledování změn v dokumentu<text:tab/>33</text:a></text:p>
            <text:p text:style-name="P98"><text:a xlink:type="simple" xlink:href="#__RefHeading__23424_697337876" text:style-name="Internet_20_link" text:visited-style-name="Internet_20_link">Používání polí<text:tab/>33</text:a></text:p>
            <text:p text:style-name="P98"><text:a xlink:type="simple" xlink:href="#__RefHeading__22921_697337876" text:style-name="Internet_20_link" text:visited-style-name="Internet_20_link">Odkazování na jiné části dokumentu<text:tab/>33</text:a></text:p>
            <text:p text:style-name="P99"><text:a xlink:type="simple" xlink:href="#__RefHeading__16987_537374987" text:style-name="Internet_20_link" text:visited-style-name="Internet_20_link">Používání hypertextových odkazů<text:tab/>34</text:a></text:p>
            <text:p text:style-name="P99"><text:a xlink:type="simple" xlink:href="#__RefHeading__19586_697337876" text:style-name="Internet_20_link" text:visited-style-name="Internet_20_link">Používání křížových odkazů<text:tab/>34</text:a></text:p>
            <text:p text:style-name="P99"><text:a xlink:type="simple" xlink:href="#__RefHeading__19588_697337876" text:style-name="Internet_20_link" text:visited-style-name="Internet_20_link">Používání záložek<text:tab/>35</text:a></text:p>
            <text:p text:style-name="P98"><text:a xlink:type="simple" xlink:href="#__RefHeading__19580_697337876" text:style-name="Internet_20_link" text:visited-style-name="Internet_20_link">Používání hlavních dokumentů<text:tab/>36</text:a></text:p>
            <text:p text:style-name="P98"><text:a xlink:type="simple" xlink:href="#__RefHeading__19582_697337876" text:style-name="Internet_20_link" text:visited-style-name="Internet_20_link">Vytváření vyplňovacích formulářů<text:tab/>36</text:a></text:p>
          </text:index-body>
        </text:table-of-content>
        <text:p text:style-name="P2"/>
      </text:section>
      <text:h text:style-name="P124" text:outline-level="1"><text:bookmark-start text:name="__RefHeading__19476_697337876"/>Co je Writer?<text:bookmark-end text:name="__RefHeading__19476_697337876"/></text:h>
      <text:p text:style-name="P15">Writer je součást balíku LibreOffice určená ke zpracování textu. Kromě běžných funkcí programů na zpracování textu (kontrola pravopisu, slovník synonym, dělení slov, automatické opravy, funkce najít a nahradit, automatické vytváření obsahu a rejstříků, hromadná korespondence a další), Writer nabízí také tyto <text:alphabetical-index-mark text:string-value="vlastnosti" text:key1="Writer"/>důležité funkce<text:alphabetical-index-mark text:string-value="Writer" text:key1="vlastnosti"/><text:alphabetical-index-mark text:string-value="pracovní plocha" text:key1="Writer"/>:</text:p>
      <text:list xml:id="list4926848763907116651" text:style-name="OOoBullets_20_1">
        <text:list-item>
          <text:p text:style-name="P116">šablony a styly (kapitola 3),</text:p>
        </text:list-item>
        <text:list-item>
          <text:p text:style-name="P127">různé způsoby rozvržení stránek, včetně rámců, sloupců a tabulek,</text:p>
        </text:list-item>
        <text:list-item>
          <text:p text:style-name="P127">obrázky, sešity a další objekty vložené přímo nebo jako odkaz,</text:p>
        </text:list-item>
        <text:list-item>
          <text:p text:style-name="P127">vestavěné nástroje na kreslení,</text:p>
        </text:list-item>
        <text:list-item>
          <text:p text:style-name="P127">hlavní dokumenty umožňující seskupit sadu dokumentů do jediného,</text:p>
        </text:list-item>
        <text:list-item>
          <text:p text:style-name="P127">sledování změn při úpravách dokumentu,</text:p>
        </text:list-item>
        <text:list-item>
          <text:p text:style-name="P127">propojení s databází, včetně seznamu použité literatury,</text:p>
        </text:list-item>
        <text:list-item>
          <text:p text:style-name="P127">export do PDF včetně záložek (kapitola 10),</text:p>
        </text:list-item>
        <text:list-item>
          <text:p text:style-name="P130">a mnoho dalších funkcí.</text:p>
        </text:list-item>
      </text:list>
      <text:p text:style-name="P2">Tyto funkce jsou podrobně popsány v příručce <text:span text:style-name="OOoEmphasis">Writer Guide</text:span>.</text:p>
      <text:h text:style-name="P123" text:outline-level="1"><text:bookmark-start text:name="__RefHeading__19478_697337876"/>Rozhraní programu Writer<text:bookmark-end text:name="__RefHeading__19478_697337876"/></text:h>
      <text:p text:style-name="P2">Hlavní pracovní plocha programu Writer je znázorněna na <text:sequence-ref text:reference-format="category-and-value" text:ref-name="refFigure0">obrázku 1</text:sequence-ref>. Nabídky a nástrojové lišty jsou popsány v kapitole 1 Úvod do LibreOffice.</text:p>
      <text:p text:style-name="P2">Tato kapitola se zabývá dalšími prvky rozhraní programu Writer.</text:p>
      <text:p text:style-name="P71"><draw:frame draw:style-name="fr1" draw:name="Frame14" text:anchor-type="as-char" svg:width="17cm" draw:z-index="0"><draw:text-box fo:min-height="9.634cm"><text:p text:style-name="P52"><draw:frame draw:style-name="fr12" draw:name="Image1" text:anchor-type="as-char" svg:width="17cm" svg:height="10.015cm" draw:z-index="0"><draw:image xlink:href="Pictures/1000000000000306000001C800DFEFEE.png" xlink:type="simple" xlink:show="embed" xlink:actuate="onLoad"/></draw:frame></text:p><text:p text:style-name="P52">Obrázek <text:sequence text:ref-name="refFigure0" text:name="Figure" text:formula="ooow:Figure+1" style:num-format="1">1</text:sequence>: Hlavní pracovní plocha programu Writer v režimu Formát tisku (bez postranní lišty)</text:p></draw:text-box></draw:frame></text:p>
      <text:h text:style-name="P110" text:outline-level="2"><text:bookmark-start text:name="__RefHeading__19480_697337876"/><text:soft-page-break/>Stavový řádek<text:bookmark-end text:name="__RefHeading__19480_697337876"/></text:h>
      <text:p text:style-name="P30"><text:alphabetical-index-mark text:string-value="Writer" text:key1="stavový řádek"/>Stavový řádek programu Writer poskytuje informace o dokumentu a umožňuje pohodlným způsobem změnit některé vlastnosti dokumentu.</text:p>
      <text:p text:style-name="P71"><draw:frame draw:style-name="fr2" draw:name="Frame41" text:anchor-type="as-char" svg:width="14.208cm" draw:z-index="0"><draw:text-box fo:min-height="3.122cm"><text:p text:style-name="P55"><draw:frame draw:style-name="fr13" draw:name="Image2" text:anchor-type="as-char" svg:width="14.208cm" svg:height="2.593cm" draw:z-index="0"><draw:image xlink:href="Pictures/100000000000021900000062568A97B3.png" xlink:type="simple" xlink:show="embed" xlink:actuate="onLoad"/></draw:frame></text:p><text:p text:style-name="P55">Obrázek <text:sequence text:ref-name="refFigure1" text:name="Figure" text:formula="ooow:Figure+1" style:num-format="1">2</text:sequence>: Levá část stavového řádku</text:p></draw:text-box></draw:frame></text:p>
      <text:p text:style-name="P71"><draw:frame draw:style-name="fr2" draw:name="Frame42" text:anchor-type="as-char" svg:width="13.917cm" draw:z-index="0"><draw:text-box fo:min-height="3.016cm"><text:p text:style-name="P52"><draw:frame draw:style-name="fr13" draw:name="Image3" text:anchor-type="as-char" svg:width="13.917cm" svg:height="2.461cm" draw:z-index="0"><draw:image xlink:href="Pictures/100000000000020E0000005D78D13CEF.png" xlink:type="simple" xlink:show="embed" xlink:actuate="onLoad"/></draw:frame></text:p><text:p text:style-name="P52">Obrázek <text:sequence text:ref-name="refFigure2" text:name="Figure" text:formula="ooow:Figure+1" style:num-format="1">3</text:sequence>: Pravá část stavového řádku</text:p></draw:text-box></draw:frame></text:p>
      <text:p text:style-name="P47">Číslo stránky</text:p>
      <text:p text:style-name="P63">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63">Pokud je v dokumentu definována alespoň jedna záložka, klepnutí pravým tlačítkem myši na toto pole zobrazíme seznam záložek; následně klepneme na požadovanou záložku.</text:p>
      <text:p text:style-name="P63">Chceme-li přejít na určitou stránku dokumentu, na toto pole poklepeme. Otevře se okno Navigátor. V něm klepneme na pole Číslo stránky, zadáme <text:span text:style-name="OOoEmphasis">pořadové</text:span> číslo požadované stránky a stiskneme klávesu <text:span text:style-name="OOoKeystroke">Enter</text:span>.</text:p>
      <text:p text:style-name="P47">Počet slov a znaků</text:p>
      <text:p text:style-name="P49">Počet slov a znaků dokumentu se zobrazuje ve stavovém řádku, přičemž se během psaní průběžně aktualizuje. Pokud v dokumentu vybereme část textu, místo celkových počtů se zobrazí počet vybraných slov a znaků.</text:p>
      <table:table table:name="Table21" table:style-name="Table21">
        <table:table-column table:style-name="Table21.A"/>
        <table:table-column table:style-name="Table21.B"/>
        <table:table-row table:style-name="Table21.1">
          <table:table-cell table:style-name="Table21.A1" office:value-type="string">
            <text:p text:style-name="P84"><draw:frame draw:style-name="fr14" draw:name="Image4" text:anchor-type="as-char" svg:width="3.942cm" svg:height="2.302cm" draw:z-index="0"><draw:image xlink:href="Pictures/1000000000000095000000572680D7CC.png" xlink:type="simple" xlink:show="embed" xlink:actuate="onLoad"/></draw:frame></text:p>
          </table:table-cell>
          <table:table-cell table:style-name="Table21.A1" office:value-type="string">
            <text:p text:style-name="P84"><draw:frame draw:style-name="fr15" draw:name="graphics39" text:anchor-type="as-char" svg:width="5.556cm" svg:height="2.275cm" draw:z-index="0"><draw:image xlink:href="Pictures/10000000000000D20000005639E3989B.png" xlink:type="simple" xlink:show="embed" xlink:actuate="onLoad"/></draw:frame></text:p>
          </table:table-cell>
        </table:table-row>
      </table:table>
      <text:p text:style-name="P63">Podrobnější statistiku o počtech znaků, například jejich počet bez mezer, zobrazíme tím, že ve stavovém řádku poklepeme na pole počtu slov nebo zvolíme <text:span text:style-name="OOoMenuPath">Nástroje &gt; Počet slov</text:span>.</text:p>
      <text:p text:style-name="P47">Styl stránky</text:p>
      <text:p text:style-name="P63">Zobrazuje styl aktuální stránky. Tento styl změníme tím, že na toto pole klepneme pravým tlačítkem. Zobrazí se seznam stylů, z něhož klepnutím jeden zvolíme.</text:p>
      <text:p text:style-name="P63">Chceme-li styl aktuální stránky upravit, na pole poklepeme. Otevře se dialogové okno Styl stránky.</text:p>
      <text:p text:style-name="P47">Jazyk</text:p>
      <text:p text:style-name="P62">Zobrazuje jazyk textu na pozici kurzoru nebo vybraného textu. Tento jazyk se používá ke kontrole pravopisu, dělení slov a slovník synonym.</text:p>
      <text:p text:style-name="P62">Klepnutím otevřeme nabídku, ze které můžeme pro vybraný text nebo odstavec, ve kterém se nachází kurzor, zvolit jiný jazyk. Můžeme také nastavit <text:span text:style-name="OOoMenuPath">Žádný (bez kontroly pravopisu)</text:span>, čímž v daném textu kontrolu pravopisu <text:soft-page-break/>zrušíme, nebo můžeme zvolit <text:span text:style-name="OOoMenuPath">Více</text:span>, čímž otevřeme dialogové okno Znak. V této nabídce můžeme také odstranit i všechna přímá nastavení jazyka a obnovit výchozí jazyk.</text:p>
      <text:p text:style-name="P47">Režim vkládání</text:p>
      <text:p text:style-name="P63">Pokud program je v režimu vkládání, je tato oblast prázdná. Poklepáním režim změníme na <text:span text:style-name="OOoEmphasis">Přepisování</text:span>, jednoduchých klepnutím se vrátíme do režimu Vkládání. V režimu vkládání se text za kurzorem odsouvá a vytváří se tak prostor pro psaný text; v režimu přepisování se text za kurzorem přepisuje. Možnost přepínání režimu je vypnuta, pokud se používá režim <text:span text:style-name="OOoMenuPath">Úpravy &gt; Sledování změn &gt; Záznam</text:span>.</text:p>
      <text:p text:style-name="P47">Režim výběru</text:p>
      <text:p text:style-name="P49">Klepnutím zvolíme různé režimy výběru. Ikona v tomto poli se nemění, pokud však nad ni umístíme ukazatel myši, zobrazí se název aktivního režimu.</text:p>
      <text:p text:style-name="P49">Klepnutím na pole otevřeme místní nabídku zobrazující dostupné možnosti.</text:p>
      <table:table table:name="Table14" table:style-name="Table14">
        <table:table-column table:style-name="Table14.A"/>
        <table:table-column table:style-name="Table14.B"/>
        <table:table-header-rows>
          <table:table-row>
            <table:table-cell table:style-name="Table14.A1" office:value-type="string">
              <text:p text:style-name="P64">Režim</text:p>
            </table:table-cell>
            <table:table-cell table:style-name="Table14.A1" office:value-type="string">
              <text:p text:style-name="P64">Význam</text:p>
            </table:table-cell>
          </table:table-row>
        </table:table-header-rows>
        <table:table-row>
          <table:table-cell table:style-name="Table14.A2" office:value-type="string">
            <text:p text:style-name="P21">Standardní výběr</text:p>
          </table:table-cell>
          <table:table-cell table:style-name="Table14.B2" office:value-type="string">
            <text:p text:style-name="P21">Klepneme do textu tam, kam chceme umístit kurzor, nebo klepneme do buňky a tím ji aktivujeme. Jiný výběr se přitom zruší.</text:p>
          </table:table-cell>
        </table:table-row>
        <table:table-row>
          <table:table-cell table:style-name="Table14.A3" office:value-type="string">
            <text:p text:style-name="P21">Rozšiřitelný výběr (<text:span text:style-name="OOoKeystroke">F8</text:span>)</text:p>
          </table:table-cell>
          <table:table-cell table:style-name="Table14.B3" office:value-type="string">
            <text:p text:style-name="P21">Klepnutím do textu rozšíří nebo omezí aktuální výběr.</text:p>
          </table:table-cell>
        </table:table-row>
        <table:table-row>
          <table:table-cell table:style-name="Table14.A2" office:value-type="string">
            <text:p text:style-name="P21">Doplnitelný výběr <text:span text:style-name="OOoKeystroke">(Shift+F8) </text:span></text:p>
          </table:table-cell>
          <table:table-cell table:style-name="Table14.B4" office:value-type="string">
            <text:p text:style-name="P21">Nový výběr se přidá ke stávajícímu výběru. Výsledkem je vícenásobný výběr.</text:p>
          </table:table-cell>
        </table:table-row>
        <table:table-row>
          <table:table-cell table:style-name="Table14.A5" office:value-type="string">
            <text:p text:style-name="P21">Výběr bloku <text:span text:style-name="OOoKeystroke">(Ctrl+Shift+F8)</text:span></text:p>
          </table:table-cell>
          <table:table-cell table:style-name="Table14.B5" office:value-type="string">
            <text:p text:style-name="P21">Lze vybrat blok textu.</text:p>
          </table:table-cell>
        </table:table-row>
      </table:table>
      <text:p text:style-name="P49">V systému Windows můžeme blok textu vybrat i tím, že během tažení myší podržíme klávesu <text:span text:style-name="OOoKeystroke">Alt</text:span>. Není třeba tedy používat režim výběru bloku.</text:p>
      <text:p text:style-name="P69"><text:alphabetical-index-mark text:string-value="označení neuložených změn"/>Stav změn dokumentu</text:p>
      <text:p text:style-name="P49">Ikona v tomto poli <text:span text:style-name="T8">(</text:span><draw:frame draw:style-name="fr16" draw:name="graphics97" text:anchor-type="as-char" svg:width="0.6cm" svg:height="0.48cm" draw:z-index="0"><draw:image xlink:href="Pictures/100002010000001800000013F29C3274.png" xlink:type="simple" xlink:show="embed" xlink:actuate="onLoad"/></draw:frame><text:span text:style-name="T8">)</text:span> značí, že v dokumentu nejsou neuložené změny. Pokud byl dokument upraven a změny nebyly uloženy, změní se ikona na <text:span text:style-name="T8">(</text:span><draw:frame draw:style-name="fr17" draw:name="graphics98" text:anchor-type="as-char" svg:width="0.58cm" svg:height="0.54cm" draw:z-index="0"><draw:image xlink:href="Pictures/1000020100000016000000116CBFC592.png" xlink:type="simple" xlink:show="embed" xlink:actuate="onLoad"/></draw:frame><text:span text:style-name="T8">)</text:span>.</text:p>
      <text:p text:style-name="P69">Elektronický podpis</text:p>
      <text:p text:style-name="P49">Pokud byl dokument elektronicky podepsán, zobrazí se v tomto poli ikona <text:span text:style-name="T8">(</text:span><draw:frame draw:style-name="fr12" draw:name="graphics99" text:anchor-type="as-char" svg:width="0.478cm" svg:height="0.478cm" draw:z-index="0"><draw:image xlink:href="Pictures/100002010000001000000010F6DD70DB.png" xlink:type="simple" xlink:show="embed" xlink:actuate="onLoad"/></draw:frame> <text:span text:style-name="T8">)</text:span>. V opačném případě pole zůstane prázdné. <text:s/>Poklepáním na ikonu zobrazíme certifikát podpisu.</text:p>
      <text:p text:style-name="P69">Informace o sekci nebo objektu</text:p>
      <text:p text:style-name="P68">Pokud se kurzor nachází v sekci, nadpisu či položce seznamu nebo když je vybrán objekt (například obrázek nebo tabulka), zobrazují se v tomto poli informace o dané položce. Poklepáním na toto pole otevřeme dialogové okno příslušné pro daný prvek. Podrobnosti se nacházejí v nápovědě nebo v příručce <text:span text:style-name="OOoEmphasis">Writer Guide</text:span>.</text:p>
      <text:p text:style-name="P69"><text:reference-mark-start text:name="View layout"/>Režim zobrazení<text:reference-mark-end text:name="View layout"/></text:p>
      <text:p text:style-name="P49">Klepnutím na ikonu změníme režim zobrazení na jednu stránku, dvoustránkový nebo režim knihy. Výsledek závisí na kombinaci šířky okna a míry použitého přiblížení. Dokument můžeme upravovat v jakémkoliv režimu zobrazení. Viz <text:span text:style-name="T5"><text:sequence-ref text:reference-format="category-and-value" text:ref-name="refFigure3">obrázek 4</text:sequence-ref></text:span>.</text:p>
      <text:p text:style-name="P48"><text:alphabetical-index-mark text:string-value="přiblížení"/><text:alphabetical-index-mark text:string-value="přiblížení" text:key1="Writer"/>Přiblížení</text:p>
      <text:p text:style-name="P50">Chceme-li změnit velikost přiblížení, potáhneme posuvníkem Přiblížení, klepneme na znaménka + a - nebo klepneme pravým tlačítkem myši na oblast s procentuální hodnotou a nastavíme míru přiblížení v procentech. Přiblížení spolu se zvoleným režimem rozvržení určuje, kolik stránek bude vidět v okně dokumentu.</text:p>
      <text:p text:style-name="P72"><draw:frame draw:style-name="fr13" draw:name="graphics45" text:anchor-type="as-char" svg:width="5.156cm" svg:height="0.711cm" draw:z-index="0"><draw:image xlink:href="Pictures/10000000000000C30000001B46269937.png" xlink:type="simple" xlink:show="embed" xlink:actuate="onLoad"/></draw:frame></text:p>
      <text:p text:style-name="P75"><text:soft-page-break/><draw:frame draw:style-name="fr3" draw:name="Frame5" text:anchor-type="as-char" svg:width="14.173cm" draw:z-index="0"><draw:text-box fo:min-height="10.462cm"><text:p text:style-name="P52"><draw:frame draw:style-name="fr12" draw:name="Image5" text:anchor-type="as-char" svg:width="14.173cm" svg:height="9.906cm" draw:z-index="0"><draw:image xlink:href="Pictures/100000000000021800000176EC2F8E1C.png" xlink:type="simple" xlink:show="embed" xlink:actuate="onLoad"/></draw:frame></text:p><text:p text:style-name="P52">Obrázek <text:sequence text:ref-name="refFigure3" text:name="Figure" text:formula="ooow:Figure+1" style:num-format="1">4 </text:sequence>: Režimy náhledu: jednoduchý, vedle sebe a kniha.</text:p></draw:text-box></draw:frame></text:p>
      <text:h text:style-name="P111" text:outline-level="2"><text:bookmark-start text:name="__RefHeading__3714_2003494879"/>Postranní lišta<text:bookmark-end text:name="__RefHeading__3714_2003494879"/></text:h>
      <text:p text:style-name="P12">Postranní lišta programu Writer (<text:span text:style-name="OOoMenuPath">Zobrazit &gt; Postranní panel</text:span>) se nachází na pravé straně pracovního prostoru. Je kombinací nástrojových lišt a dialogových oken. Sestává ze čtyř <text:alphabetical-index-mark text:string-value="karty"/>hlavních součástí, kterými jsou: Vlastnosti, Styly a formátování, Galerie a Navigátor. <text:s/>Každá součást má svou ikonu na <text:alphabetical-index-mark text:string-value="Panel karet"/>panelu záložek nacházejícím se vpravo od postranní lišty, který umožňuje mezi součástmi přepínat.</text:p>
      <text:p text:style-name="P10">Každá součást se skládá ze záhlaví a jednoho či více panelů. Nástrojové lišty a postranní lišta mají mnoho společných funkcí. Například tlačítka pro tučný text a kurzívu se nacházejí na nástrojové liště Formátování a současně na panelu Znak v části Vlastnosti.</text:p>
      <text:p text:style-name="P10">Na některých panelech se nachází tlačítko <text:span text:style-name="OOoMenuPath">Další možnosti</text:span> (<text:span text:style-name="T6"><draw:frame draw:style-name="fr18" draw:name="Image24" text:anchor-type="as-char" svg:y="-0.483cm" svg:width="0.635cm" svg:height="0.661cm" draw:z-index="0"><draw:image xlink:href="Pictures/1000000000000018000000196999AD96.png" xlink:type="simple" xlink:show="embed" xlink:actuate="onLoad"/></draw:frame></text:span>), pomocí kterého otevřeme dialogové okno s rozsáhlejší nabídkou ovládacích prvků. Dialogové okno, které se otevře, znemožní úpravy dokumentu do té doby, než okno uzavřeme.</text:p>
      <text:p text:style-name="OOoTextBody_5f_ListIntro">Hlavní součásti postranní lišty jsou:</text:p>
      <text:list xml:id="list95519046214938" text:continue-numbering="true" text:style-name="OOoBullets_20_1">
        <text:list-item>
          <text:p text:style-name="P118"><text:span text:style-name="OOoStrongEmphasis">Vlastnosti</text:span>: obsahuje nástroje na přímé formátování dokumentu, Nástroje jsou <text:span text:style-name="T10">ve výchozím nastavení</text:span> rozděleny do následujících tří panelů:</text:p>
        </text:list-item>
      </text:list>
      <text:list xml:id="list1644627001805614149" text:style-name="OOoBullets_20_2">
        <text:list-item>
          <text:p text:style-name="P104"><text:span text:style-name="OOoEmphasis">Znak</text:span>: úprava textu změnou typu písma a jeho velikosti, barvy, tloušťky, stylu a rozestupů.</text:p>
        </text:list-item>
        <text:list-item>
          <text:p text:style-name="P100"><text:span text:style-name="OOoEmphasis">Odstavec</text:span>: úprava stylu odstavce změnou zarovnání a nastavením typu seznamu, barvy pozadí, odsazení a rozestupů.</text:p>
        </text:list-item>
        <text:list-item>
          <text:p text:style-name="P122"><text:span text:style-name="OOoEmphasis">Stránka</text:span>: formátování strany změnou orientace, okrajů, velikosti a počtu sloupců.</text:p>
        </text:list-item>
      </text:list>
      <text:p text:style-name="P95">Pokud je vybrán obrázek, otevřou se následující panely:</text:p>
      <text:list xml:id="list95519685349251" text:continue-numbering="true" text:style-name="OOoBullets_20_2">
        <text:list-item>
          <text:p text:style-name="P104">Obrázek: úprava jasu, kontrastu, barevného režimu a průhlednosti.</text:p>
        </text:list-item>
        <text:list-item>
          <text:p text:style-name="P100">Umístění: změna šířky a výšky.</text:p>
        </text:list-item>
        <text:list-item>
          <text:p text:style-name="P122">Obtékání textu: umožňuje změnit způsob obtékání v případech, kdy je to možné.</text:p>
        </text:list-item>
      </text:list>
      <text:p text:style-name="P95">Pokud je vybrán objekt kresby, k dispozici jsou následující panely:</text:p>
      <text:list xml:id="list95519196556194" text:continue-numbering="true" text:style-name="OOoBullets_20_2">
        <text:list-item>
          <text:p text:style-name="P104">Oblast: možnost úpravy výplně a průhlednosti.</text:p>
        </text:list-item>
        <text:list-item>
          <text:p text:style-name="P100"><text:soft-page-break/>Čára: úprava stylu, šířky a barvy čáry nebo stylu šipek, rohů a zakončení.</text:p>
        </text:list-item>
        <text:list-item>
          <text:p text:style-name="P122">Umístění a velikost: úprava šířky, výšky, nastavení otočení a překlopení.</text:p>
        </text:list-item>
      </text:list>
      <text:p text:style-name="P96">Pokud je vybrán rámec, otevře se panel Obtékání. Jeho položky však mohou být neaktivní, pokud obtékání není možné.</text:p>
      <table:table table:name="Table11" table:style-name="Table11">
        <table:table-column table:style-name="Table11.A"/>
        <table:table-column table:style-name="Table11.B"/>
        <table:table-row>
          <table:table-cell table:style-name="Table11.A1" office:value-type="string">
            <text:p text:style-name="P67">Upozornění</text:p>
            <text:p text:style-name="P67"><draw:frame draw:style-name="fr19" draw:name="Image22" text:anchor-type="as-char" svg:y="-0.669cm" svg:width="1.094cm" svg:height="1.011cm" draw:z-index="0"><draw:image xlink:href="Pictures/10000201000000500000004A5CA4FE42.png" xlink:type="simple" xlink:show="embed" xlink:actuate="onLoad"/></draw:frame></text:p>
          </table:table-cell>
          <table:table-cell table:style-name="Table11.B1" office:value-type="string">
            <text:p text:style-name="P24">Je třeba si uvědomit, že změnou možností v poli Stránka změníme styl stránky, tedy nejen aktuální stránku, ale všechny stránky používající tento styl.</text:p>
          </table:table-cell>
        </table:table-row>
      </table:table>
      <text:list xml:id="list95519983432087" text:continue-list="list95519046214938" text:style-name="OOoBullets_20_1">
        <text:list-item>
          <text:p text:style-name="P128"><text:span text:style-name="OOoStrongEmphasis">Styly a formátování</text:span>: Správa stylů použitých v dokumentu, a to používání stávajících stylů, vytváření nových nebo jejich úpravy. Tato část se shoduje s plovoucí lištou, která se zobrazí volbou <text:span text:style-name="OOoMenuPath">Formát &gt; Styly a formátování</text:span> v hlavní nabídce.</text:p>
        </text:list-item>
        <text:list-item>
          <text:p text:style-name="P128"><text:span text:style-name="OOoStrongEmphasis">Galerie</text:span>: vkládání obrázků a diagramů z jednotlivých motivů vzhledu galerie. Galerie je rozdělena na dvě části: první obsahuje seznam motivů podle názvu (Šipky, Pozadí, Diagramy atd.), ve druhé jsou zobrazeny obrázky vybrané kategorie. Novou kategorii vytvoříme pomocí tlačítka <text:span text:style-name="OOoMenuPath">Nový motiv vzhledu</text:span>. Chceme-li do <text:span text:style-name="T10"/><text:span text:style-name="T10">nové kategorie</text:span> přidat obrázek, přetáhneme ho tam myší <text:span text:style-name="T10">pomocí správce souborů</text:span>. Tato část se shoduje s ukotvenou lištou, která se zobrazí volbou <text:span text:style-name="OOoMenuPath">Nástroje &gt; Galerie</text:span> v hlavní nabídce nebo pomocí tlačítka <text:span text:style-name="OOoMenuPath">Galerie</text:span> na nástrojové liště Standardní.</text:p>
        </text:list-item>
        <text:list-item>
          <text:p text:style-name="P131"><text:span text:style-name="OOoStrongEmphasis">Navigátor</text:span>: prohlížení dokumentu a změna jeho uspořádání, výběr různých kategorií obsahu, jakou jsou nadpisy, tabulky, rámce, obrázky apod. Tato část <text:span text:style-name="T10">odpovídá</text:span> plovoucí liště, která se zobrazí volbou <text:span text:style-name="OOoMenuPath">Zobrazit &gt; Navigátor</text:span> v hlavní nabídce nebo pomocí tlačítka <text:span text:style-name="OOoMenuPath">Navigátor</text:span>, které se nachází na nástrojové liště Standardní. <text:span text:style-name="T10"/>Navigátor v postranní liště však neobsahuje tlačítko <text:span text:style-name="OOoMenuPath">Seznam zap/vyp</text:span>.</text:p>
        </text:list-item>
      </text:list>
      <text:p text:style-name="P73"><text:span text:style-name="OOoDefault"><draw:frame draw:style-name="fr2" draw:name="Frame2" text:anchor-type="as-char" svg:width="12.541cm" draw:z-index="0"><draw:text-box fo:min-height="12.065cm"><text:p text:style-name="P57"><draw:frame draw:style-name="fr20" draw:name="Image23" text:anchor-type="as-char" svg:y="-11.358cm" svg:width="12.541cm" style:rel-width="100%" svg:height="12.065cm" style:rel-height="scale" draw:z-index="0"><draw:image xlink:href="Pictures/10000000000001DA000001C808AB1853.png" xlink:type="simple" xlink:show="embed" xlink:actuate="onLoad"/></draw:frame></text:p><text:p text:style-name="P57">Obrázek <text:sequence text:ref-name="refFigure4" text:name="Figure" text:formula="ooow:Figure+1" style:num-format="1">5</text:sequence>: Část postranní lišty Vlastnosti a panely pro text<text:span text:style-name="T10"/><text:span text:style-name="T10"/></text:p></draw:text-box></draw:frame></text:span></text:p>
      <text:h text:style-name="P123" text:outline-level="1"><text:bookmark-start text:name="__RefHeading__19482_697337876"/><text:soft-page-break/><text:alphabetical-index-mark text:string-value="zobrazení dokumentu"/><text:alphabetical-index-mark text:string-value="zobrazení dokumentu" text:key1="Writer"/>Změna zobrazení dokumentu<text:bookmark-end text:name="__RefHeading__19482_697337876"/></text:h>
      <text:p text:style-name="P2">Writer umožňuje dokument zobrazit několika způsoby: v rozvržení pro tisk, pro web a na celou obrazovku. Chceme-li se přepnout na některý z režimů zobrazení, otevřeme nabídku <text:span text:style-name="OOoMenuPath">Zobrazit</text:span> a zvolíme požadované zobrazení. Pokud jsme v zobrazení Celá obrazovka, do rozvržení pro tisk nebo web se vrátíme stiskem klávesy <text:span text:style-name="OOoKeystroke">Esc</text:span>.</text:p>
      <text:p text:style-name="P88">V programu Writer je výchozí rozvržení pro tisk. V tomto zobrazení můžeme měnit přiblížení pomocí posuvníku a ikon režimu zobrazení ve stavovém řádku.</text:p>
      <text:p text:style-name="P87">Můžeme také zvolit položku hlavní nabídky <text:span text:style-name="OOoMenuPath">Zobrazit &gt; Přiblížení &gt; Přiblížení</text:span>, čímž zobrazíme dialogové okno <text:alphabetical-index-mark text:string-value="přiblížení" text:key1="Writer"/> <text:alphabetical-index-mark text:string-value="přiblížení"/>Přiblížení a režim zobrazení, ve kterém lze nastavit stejné možnosti jako ve stavovém řádku. V režimu rozvržení pro web není většina voleb dostupná.</text:p>
      <text:p text:style-name="P71"><draw:frame draw:style-name="fr3" draw:name="Frame4" text:anchor-type="as-char" svg:width="8.996cm" draw:z-index="0"><draw:text-box fo:min-height="6.484cm"><text:p text:style-name="P53"><draw:frame draw:style-name="fr13" draw:name="Image6" text:anchor-type="as-char" svg:width="8.996cm" svg:height="5.847cm" draw:z-index="0"><draw:image xlink:href="Pictures/1000000000000154000000DD9BB8D16D.png" xlink:type="simple" xlink:show="embed" xlink:actuate="onLoad"/></draw:frame></text:p><text:p text:style-name="P53">Obrázek <text:sequence text:ref-name="refFigure5" text:name="Figure" text:formula="ooow:Figure+1" style:num-format="1">6 </text:sequence>: Volba možností Přiblížení a režim zobrazení</text:p></draw:text-box></draw:frame></text:p>
      <text:h text:style-name="P123" text:outline-level="1"><text:bookmark-start text:name="__RefHeading__19484_697337876"/>Rychlý pohyb v dokumentu<text:bookmark-end text:name="__RefHeading__19484_697337876"/></text:h>
      <text:p text:style-name="P2">Kromě navigační funkce stavového řádku (popsané výše) můžeme pro rychlý pohyb mezi objekty dokumentu použít okno Navigátor nebo nástrojovou lištu Navigace, a to buď na liště Standardní, nebo v postranní liště, jak je to popsáno v kapitole 1 Představujeme LibreOffice.</text:p>
      <text:p text:style-name="P2">V programu Writer můžeme lištu Navigace <text:alphabetical-index-mark text:string-value="nástrojová lišta Navigace" text:key1="Writer"/> zobrazit <text:alphabetical-index-mark text:string-value="nástrojová lišta Navigace"/> i klepnutím na tlačítko Navigace v pravém dolním rohu okna pod svislým posuvníkem, jak to znázorňuje <text:sequence-ref text:reference-format="category-and-value" text:ref-name="refFigure6">obrázek 7</text:sequence-ref>.</text:p>
      <text:p text:style-name="P74"><draw:frame draw:style-name="fr3" draw:name="Frame6" text:anchor-type="as-char" svg:width="7.17cm" draw:z-index="0"><draw:text-box fo:min-height="3.39cm"><text:p text:style-name="OOoFigureCaption"><draw:frame draw:style-name="fr13" draw:name="Image7" text:anchor-type="as-char" svg:width="7.17cm" svg:height="2.725cm" draw:z-index="0"><draw:image xlink:href="Pictures/100000000000010F00000067BF140CA7.png" xlink:type="simple" xlink:show="embed" xlink:actuate="onLoad"/></draw:frame></text:p><text:p text:style-name="OOoFigureCaption">Obrázek <text:sequence text:ref-name="refFigure6" text:name="Figure" text:formula="ooow:Figure+1" style:num-format="1">7 </text:sequence>: <text:alphabetical-index-mark text:string-value="tlačítka navigace" text:key1="Writer"/> Tlačítka navigace</text:p></draw:text-box></draw:frame></text:p>
      <text:p text:style-name="P3">Nástrojová lišta Navigace (obrázek <text:sequence-ref text:reference-format="category-and-value" text:ref-name="refFigure7">8</text:sequence-ref>) obsahuje ikony pro všechny typy objektů zobrazených v okně Navigátor spolu s několika dalšími (například ikona pro výsledky příkazu <text:span text:style-name="OOoMenuPath">Najít</text:span>).</text:p>
      <text:p text:style-name="P70"><draw:frame draw:style-name="fr2" draw:name="Frame40" text:anchor-type="as-char" svg:width="6.96cm" draw:z-index="0"><draw:text-box fo:min-height="3.455cm"><text:p text:style-name="P52"><draw:frame draw:style-name="fr12" draw:name="Image8" text:anchor-type="as-char" svg:width="6.96cm" svg:height="2.783cm" draw:z-index="0"><draw:image xlink:href="Pictures/10000000000001070000006A53991677.png" xlink:type="simple" xlink:show="embed" xlink:actuate="onLoad"/></draw:frame></text:p><text:p text:style-name="P52">Obrázek <text:sequence text:ref-name="refFigure7" text:name="Figure" text:formula="ooow:Figure+1" style:num-format="1">8 </text:sequence>: Nástrojová lišta Navigace</text:p></draw:text-box></draw:frame></text:p>
      <text:p text:style-name="P2"><text:soft-page-break/>Klepnutím na tlačítko vybereme daný typ objektu. Od tohoto okamžiku přejdeme klepnutím na libovolné tlačítko <text:span text:style-name="OOoMenuPath">Předchozí</text:span> nebo <text:span text:style-name="OOoMenuPath">Následující</text:span> (v okně Navigátor, na liště Navigace nebo pod pravým posuvníkem) na předchozí nebo následující objekt zvoleného typu. To je užitečné zejména při hledání určitých objektů, jako jsou například položky rejstříku, které se jinak v textu těžko hledají. Názvy tlačítek (zobrazované v tipech) se změní podle vybrané kategorie; například <text:span text:style-name="OOoMenuPath">Následující obrázek</text:span>, <text:span text:style-name="OOoMenuPath">Následující záložka</text:span> nebo <text:span text:style-name="OOoMenuPath">Následující tabulka</text:span>.</text:p>
      <text:p text:style-name="P2">Více informací o používání okna Navigátor v programu Writer se nachází v příručce <text:span text:style-name="OOoEmphasis">Writer Guide</text:span>.</text:p>
      <text:h text:style-name="P123" text:outline-level="1"><text:bookmark-start text:name="__RefHeading__19486_697337876"/>Práce s dokumenty<text:bookmark-end text:name="__RefHeading__19486_697337876"/></text:h>
      <text:p text:style-name="P34">Kapitola 1 Představujeme LibreOffice obsahuje návody na vytváření nových dokumentů, otevírání stávajících, jejich ukládání a ochraně heslem. Kapitola 3 Používání stylů a šablon obsahuje informace o tom, jak lze dokument vytvořit ze šablony.</text:p>
      <text:h text:style-name="P109" text:outline-level="2"><text:bookmark-start text:name="__RefHeading__19488_697337876"/>Ukládání ve formátu Microsoft Word<text:bookmark-end text:name="__RefHeading__19488_697337876"/></text:h>
      <text:p text:style-name="P2">Pokud si chceme vyměňovat dokumenty s uživateli aplikace Microsoft Word, kteří nechtějí nebo nemohou přijímat soubory ve formátu ODT, můžeme dokument uložit v souborovém formátu pro Microsoft Word.</text:p>
      <text:list xml:id="list7309133445551763696" text:style-name="OOoNum_20_123">
        <text:list-item text:start-value="1">
          <text:p text:style-name="P105"><text:span text:style-name="OOoStrongEmphasis">Velmi důležité</text:span> – nejdříve dokument uložíme ve formátu, který používá LibreOffice Writer (ODT). Pokud to neuděláme, všechny změny, které provedeme od posledního uložení, se objeví pouze ve verzi ve formátu Microsoft Word.</text:p>
        </text:list-item>
        <text:list-item>
          <text:p text:style-name="P137">Poté zvolíme <text:span text:style-name="OOoMenuPath">Soubor &gt; Uložit jako</text:span>. V dialogovém okně Uložit jako (<text:sequence-ref text:reference-format="category-and-value" text:ref-name="refFigure8">obrázek 9</text:sequence-ref>) zvolíme v rozbalovacím seznamu <text:span text:style-name="OOoMenuPath">Typ souboru</text:span> (nebo <text:span text:style-name="OOoStrongEmphasis">Uložit jako typ</text:span>) požadovaný formát aplikace Microsoft Word. Soubory nelze uložit v souborovém formátu pro Word verze 6.0/95. Klepneme na <text:span text:style-name="OOoStrongEmphasis">Uložit</text:span>.</text:p>
        </text:list-item>
      </text:list>
      <text:p text:style-name="P2">Od této chvíle se <text:span text:style-name="OOoEmphasis">všechny změny, které provedeme, budou ukládat pouze v tomto novém dokumentu</text:span>. Změnili jsme totiž název a typ dokumentu. Pokud se chceme vrátit k práci s verzí dokumentu v ODT, je nutné ji znovu otevřít.</text:p>
      <text:p text:style-name="P78"><draw:frame draw:style-name="fr4" draw:name="Frame1" text:anchor-type="as-char" svg:y="-7.527cm" svg:width="14.817cm" draw:z-index="0"><draw:text-box fo:min-height="10.269cm"><text:p text:style-name="P52"><draw:frame draw:style-name="fr13" draw:name="Image21" text:anchor-type="as-char" svg:width="14.817cm" svg:height="9.657cm" draw:z-index="0"><draw:image xlink:href="Pictures/10000000000002300000016D774B7D09.png" xlink:type="simple" xlink:show="embed" xlink:actuate="onLoad"/></draw:frame></text:p><text:p text:style-name="P52">Obrázek <text:sequence text:ref-name="refFigure8" text:name="Figure" text:formula="ooow:Figure+1" style:num-format="1">9 </text:sequence>: Ukládání ve formátu Microsoft Word</text:p></draw:text-box></draw:frame></text:p>
      <table:table table:name="Table22" table:style-name="Table22">
        <table:table-column table:style-name="Table22.A"/>
        <table:table-column table:style-name="Table22.B"/>
        <text:soft-page-break/>
        <table:table-row>
          <table:table-cell table:style-name="Table22.A1" office:value-type="string">
            <text:p text:style-name="P66">Tip</text:p>
          </table:table-cell>
          <table:table-cell table:style-name="Table22.B1" office:value-type="string">
            <text:p text:style-name="P21">Chceme-li, aby Writer ukládal ve výchozím nastavení dokumenty ve formátu pro Microsoft Word, zvolíme <text:span text:style-name="OOoMenuPath">Nástroje &gt; Možnosti &gt; Načítání/ukládání &gt; Obecné</text:span>. V části <text:span text:style-name="OOoEmphasis">Výchozí formát souborů a nastavení ODF</text:span> zvolíme v položce <text:span text:style-name="OOoMenuPath">Typ dokumentu</text:span> <text:span text:style-name="OOoMenuPath">Textový dokument</text:span> a v položce <text:span text:style-name="OOoEmphasis">Vždy ukládat jako</text:span> zvolíme svůj upřednostňovaný formát. Viz <text:span text:style-name="T5"><text:sequence-ref text:reference-format="category-and-value" text:ref-name="refFigure9">obrázek 10</text:sequence-ref></text:span>.</text:p>
          </table:table-cell>
        </table:table-row>
      </table:table>
      <table:table table:name="Table23" table:style-name="Table23">
        <table:table-column table:style-name="Table23.A"/>
        <table:table-column table:style-name="Table23.B"/>
        <table:table-row>
          <table:table-cell table:style-name="Table23.A1" office:value-type="string">
            <text:p text:style-name="P66">Upozornění</text:p>
            <text:p text:style-name="P66"><draw:frame draw:style-name="fr19" draw:name="graphics4" text:anchor-type="as-char" svg:y="-0.669cm" svg:width="1.094cm" svg:height="1.011cm" draw:z-index="0"><draw:image xlink:href="Pictures/10000201000000500000004A5CA4FE42.png" xlink:type="simple" xlink:show="embed" xlink:actuate="onLoad"/></draw:frame></text:p>
          </table:table-cell>
          <table:table-cell table:style-name="Table23.B1" office:value-type="string">
            <text:p text:style-name="P21">Při použití formátu Microsoft Word se doporučuje dát přednost formátu <text:span text:style-name="OOoStrongEmphasis">DOC</text:span> před formátem <text:span text:style-name="OOoStrongEmphasis">DOCX</text:span>.</text:p>
            <text:p text:style-name="P21">Pokud soubor uložíme i ve formátu ODF, budeme jej moci upravit pro případ, že bude mít příjemce problémy s jeho otevřením v formátu Microsoft Word.</text:p>
          </table:table-cell>
        </table:table-row>
      </table:table>
      <text:p text:style-name="P77"><draw:frame draw:style-name="fr2" draw:name="Frame18" text:anchor-type="as-char" svg:width="9.737cm" draw:z-index="0"><draw:text-box fo:min-height="8.017cm"><text:p text:style-name="P56"><draw:frame draw:style-name="fr21" draw:name="Image9" text:anchor-type="as-char" svg:width="9.737cm" style:rel-width="100%" svg:height="8.017cm" style:rel-height="scale" draw:z-index="0"><draw:image xlink:href="Pictures/10000000000001700000012F3A0C935C.png" xlink:type="simple" xlink:show="embed" xlink:actuate="onLoad"/></draw:frame></text:p><text:p text:style-name="P56">Obrázek <text:sequence text:ref-name="refFigure9" text:name="Figure" text:formula="ooow:Figure+1" style:num-format="1">10</text:sequence>: Stránka Nástroje &gt; Možnosti &gt; Načítání/ukládání &gt; Obecné</text:p></draw:text-box></draw:frame></text:p>
      <text:h text:style-name="P123" text:outline-level="1"><text:bookmark-start text:name="__RefHeading__19490_697337876"/><text:reference-mark-start text:name="Working with text"/>Práce s textem<text:bookmark-end text:name="__RefHeading__19490_697337876"/><text:reference-mark-end text:name="Working with text"/></text:h>
      <text:p text:style-name="P2">Práce s textem (výběr, kopírování, vkládání a přesouvání) je v programu Writer podobná práci v jiných programech. Také poskytuje několik možností, jak snadno vybrat nesouvislý text, svislý blok textu a jak vložit neformátovaný text.</text:p>
      <text:h text:style-name="P109" text:outline-level="2"><text:bookmark-start text:name="__RefHeading__19492_697337876"/><text:bookmark-start text:name="_Ref20121348"/><text:reference-mark-start text:name="select non-next items"/>Výběr <text:bookmark-end text:name="_Ref20121348"/>nesouvislého textu<text:bookmark-end text:name="__RefHeading__19492_697337876"/><text:reference-mark-end text:name="select non-next items"/></text:h>
      <text:p text:style-name="P15">Pokud chceme myší <text:alphabetical-index-mark text:string-value="nesouvislý text" text:key1="výběr"/>vybrat <text:alphabetical-index-mark text:string-value="nesouvislý text, výběr"/>nesouvislý text (jak znázorňuje <text:sequence-ref text:reference-format="category-and-value" text:ref-name="refFigure10">obrázek 11</text:sequence-ref>):</text:p>
      <text:list xml:id="list872164328" text:style-name="OOoNum_20_123">
        <text:list-item text:start-value="1">
          <text:p text:style-name="P107">Vybereme první část textu.</text:p>
        </text:list-item>
        <text:list-item>
          <text:p text:style-name="P134">Podržíme klávesu <text:span text:style-name="OOoKeystroke">Ctrl</text:span> a myší vybereme další část textu.</text:p>
        </text:list-item>
        <text:list-item>
          <text:p text:style-name="P138">Opakujeme tolikrát, kolikrát potřebujeme.</text:p>
        </text:list-item>
      </text:list>
      <text:p text:style-name="P4">Poté můžeme s vybraným textem pracovat (kopírovat ho, mazat, měnit styl nebo cokoliv jiného).</text:p>
      <table:table table:name="Table37" table:style-name="Table37">
        <table:table-column table:style-name="Table37.A"/>
        <table:table-column table:style-name="Table37.B"/>
        <table:table-row>
          <table:table-cell table:style-name="Table37.A1" office:value-type="string">
            <text:p text:style-name="P66">Poznámka</text:p>
          </table:table-cell>
          <table:table-cell table:style-name="Table37.B1" office:value-type="string">
            <text:p text:style-name="P21">Pro uživatele systému Macintosh: místo klávesy <text:span text:style-name="OOoKeystroke">Ctrl</text:span> se používá klávesa <text:span text:style-name="OOoKeystroke">Command</text:span>, platí to pro všechny návody v této kapitole.</text:p>
          </table:table-cell>
        </table:table-row>
      </table:table>
      <text:p text:style-name="P71"><text:soft-page-break/><draw:frame draw:style-name="fr5" draw:name="Frame8" text:anchor-type="as-char" svg:width="14.148cm" draw:z-index="0"><draw:text-box fo:min-height="7.657cm"><text:p text:style-name="OOoFigureCaption"><draw:frame draw:style-name="fr22" draw:name="graphics5" text:anchor-type="as-char" svg:width="14.148cm" svg:height="6.833cm" draw:z-index="0"><draw:image xlink:href="Pictures/100000000000029C00000143476C8C8E.png" xlink:type="simple" xlink:show="embed" xlink:actuate="onLoad"/></draw:frame></text:p><text:p text:style-name="OOoFigureCaption">Obrázek <text:sequence text:ref-name="refFigure10" text:name="Figure" text:formula="ooow:Figure+1" style:num-format="1">11</text:sequence>: Výběr nesouvislého textu</text:p></draw:text-box></draw:frame></text:p>
      <text:p text:style-name="P15">Chceme-li nesouvislý text vybrat pomocí klávesnice:</text:p>
      <text:list xml:id="list510818268" text:style-name="OOoNum_20_123">
        <text:list-item text:start-value="1">
          <text:p text:style-name="P107">Vybereme první část textu. Více informací o výběru textu klávesnicí se nachází v nápovědě v části „Procházení a vybírání pomocí klávesnice“.</text:p>
        </text:list-item>
        <text:list-item>
          <text:p text:style-name="P134">Stiskneme <text:span text:style-name="OOoKeystroke">Shift+F8</text:span>. Tím Writer přepneme do režimu „Doplnitelný výběr“.</text:p>
        </text:list-item>
        <text:list-item>
          <text:p text:style-name="P134">Pomocí kurzorových kláves se přesuneme na začátek další části textu, který chceme vybrat. Podržíme klávesu <text:span text:style-name="OOoKeystroke">Shift</text:span> a vybereme další část.</text:p>
        </text:list-item>
        <text:list-item>
          <text:p text:style-name="P138">Opakujeme tolikrát, kolikrát potřebujeme.</text:p>
        </text:list-item>
      </text:list>
      <text:p text:style-name="P2">Poté můžeme s vybraným textem pracovat.</text:p>
      <text:p text:style-name="P2">Stisknutím klávesy <text:span text:style-name="OOoKeystroke">Esc</text:span> režim doplnitelného výběru ukončíme.</text:p>
      <text:h text:style-name="P109" text:outline-level="2"><text:bookmark-start text:name="__RefHeading__19494_697337876"/>Výběr <text:alphabetical-index-mark text:string-value="svislý blok textu" text:key1="výběr"/> <text:alphabetical-index-mark text:string-value="svislý blok textu, výběr"/>svislého bloku textu<text:bookmark-end text:name="__RefHeading__19494_697337876"/></text:h>
      <text:p text:style-name="P27">Vybrat je možné i svislý blok nebo „sloupec“ textu, který je oddělen mezerami nebo tabulátory (objevuje se například v textu zkopírovaném z e-mailů, z výpisu programů nebo z jiných zdrojů). Slouží k tomu režim „Výběr bloku“. Chceme-li použít tento režim, zvolíme <text:span text:style-name="OOoMenuPath">Úpravy &gt; Režim výběru &gt; Blok</text:span> nebo stiskneme <text:span text:style-name="OOoKeystroke">Ctrl+F8</text:span> nebo klepneme na ikonu <text:span text:style-name="OOoMenuPath">Výběr</text:span> ve stavovém řádku a ze seznamu vybereme <text:span text:style-name="OOoMenuPath">Výběr bloku</text:span>.</text:p>
      <text:p text:style-name="P79"><draw:frame draw:style-name="fr13" draw:name="Image11" text:anchor-type="as-char" svg:width="9.631cm" svg:height="2.99cm" draw:z-index="0"><draw:image xlink:href="Pictures/100000000000016C0000007184A9591E.png" xlink:type="simple" xlink:show="embed" xlink:actuate="onLoad"/></draw:frame></text:p>
      <text:p text:style-name="P30">Svislý blok textu vybereme pomocí myši nebo klávesnice, jak je zobrazeno na následujícím obrázku.</text:p>
      <text:p text:style-name="P81"><draw:frame draw:style-name="fr6" draw:name="Frame20" text:anchor-type="as-char" svg:width="7.706cm" draw:z-index="0"><draw:text-box fo:min-height="2.535cm"><text:p text:style-name="P51"><draw:frame draw:style-name="fr23" draw:name="graphics44" text:anchor-type="as-char" svg:width="7.239cm" svg:height="1.93cm" draw:z-index="0"><draw:image xlink:href="Pictures/100000000000011200000049DB2C0E7C.png" xlink:type="simple" xlink:show="embed" xlink:actuate="onLoad"/></draw:frame></text:p><text:p text:style-name="P51">Obrázek <text:sequence text:ref-name="refFigure11" text:name="Figure" text:formula="ooow:Figure+1" style:num-format="1">12</text:sequence>: Výběr svislého bloku textu</text:p></draw:text-box></draw:frame></text:p>
      <text:h text:style-name="P109" text:outline-level="2"><text:bookmark-start text:name="__RefHeading__19496_697337876"/><text:soft-page-break/>Vyjímání, kopírování a vkládání textu<text:bookmark-end text:name="__RefHeading__19496_697337876"/></text:h>
      <text:p text:style-name="P2">Vyjímání a <text:alphabetical-index-mark text:string-value="kopírovat a vložit"/>kopírování textu je v programu Writer podobné jako v jiných aplikacích. Tyto operace lze provést jak myší, tak pomocí klávesnice. Text je možné přesouvat a kopírovat nejen v rámci dokumentu, ale také mezi dokumenty, a to různými způsoby: přesouváním, použitím nabídky, tlačítek nástrojových lišt nebo klávesových zkratek. Text je také možné zkopírovat z jiných zdrojů, jako jsou například webové stránky, a poté jej vložit do dokumentu aplikace Writer.</text:p>
      <text:p text:style-name="P2">Chceme-li vybraný text <text:span text:style-name="OOoEmphasis">přesunout</text:span> (přetáhnout) pomocí myši, přetáhneme jej se stisknutým levým tlačítkem myši na nové místo, kde tlačítko uvolníme. Chceme-li vybraný text <text:span text:style-name="OOoEmphasis">zkopírovat</text:span>, během přesouvání podržíme klávesu <text:span text:style-name="OOoKeystroke">Ctrl</text:span>. Text si zachová formátování, jaké měl před přetažením.</text:p>
      <text:p text:style-name="P2">Chceme-li vybraný text <text:span text:style-name="OOoEmphasis">přesunout</text:span> (vyjmout a vložit), stisknutím <text:span text:style-name="OOoKeystroke">Ctrl+X</text:span> text vyjmeme, přesuneme kurzor na požadované místo a text vložíme stisknutím <text:span text:style-name="OOoKeystroke">Ctrl+V</text:span>. Druhou možností je použít tlačítka na nástrojové liště <text:span text:style-name="OOoMenuPath">Standardní</text:span>.</text:p>
      <text:p text:style-name="P2">Když text <text:alphabetical-index-mark text:string-value="vložit text"/>vkládáme, výsledek závisí na zdroji textu a na způsobu vkládání. Pokud klepneme na tlačítko <text:span text:style-name="OOoMenuPath">Vložit</text:span>, formátování textu (například tučné písmo či kurzíva) se zachová. Text vložený z webových stránek a jiných zdrojů se může umístit do rámců nebo tabulek. Pokud se nám výsledek nelíbí, můžeme klepnout na tlačítko <text:span text:style-name="OOoMenuPath">Zpět</text:span> nebo stisknout <text:span text:style-name="OOoKeystroke">Ctrl+Z</text:span>.</text:p>
      <text:p text:style-name="P15">Pokud chceme, aby byl vkládaný text formátovaný stejně jako okolní text, do kterého jej vkládáme, zvolíme některou z následujících možností:</text:p>
      <text:list xml:id="list434201689" text:style-name="OOoBullets_20_1">
        <text:list-item>
          <text:p text:style-name="P116">zvolíme <text:span text:style-name="OOoMenuPath">Úpravy &gt; Vložit jinak</text:span>, nebo</text:p>
        </text:list-item>
        <text:list-item>
          <text:p text:style-name="P127">klepneme na tlačítko se šipkou vedle tlačítka <text:span text:style-name="OOoMenuPath">Vložit</text:span>, nebo</text:p>
        </text:list-item>
        <text:list-item>
          <text:p text:style-name="P130">klepneme na tlačítko <text:span text:style-name="OOoMenuPath">Vložit</text:span>, aniž bychom uvolnili levé tlačítko myši.</text:p>
        </text:list-item>
      </text:list>
      <text:p text:style-name="P2">Pak vybereme z nabídky, která se zobrazí, <text:span text:style-name="OOoMenuPath">Neformátovaný text</text:span>.</text:p>
      <text:p text:style-name="P2">Množství voleb v nabídce Vložit jinak závisí na původu a formátování textu (nebo jiného objektu), který má být vložen. Příklad nabídky zobrazené při vkládání textu ze schránky znázorňuje <text:span text:style-name="T3"><text:sequence-ref text:reference-format="category-and-value" text:ref-name="refFigure12">obrázek  13</text:sequence-ref></text:span>.</text:p>
      <text:p text:style-name="P71"><draw:frame draw:style-name="fr3" draw:name="Frame19" text:anchor-type="as-char" svg:width="9.525cm" draw:z-index="0"><draw:text-box fo:min-height="4.771cm"><text:p text:style-name="P52"><draw:frame draw:style-name="fr12" draw:name="Image12" text:anchor-type="as-char" svg:width="9.525cm" svg:height="4.216cm" draw:z-index="0"><draw:image xlink:href="Pictures/10000000000001680000009FA331B3C6.png" xlink:type="simple" xlink:show="embed" xlink:actuate="onLoad"/></draw:frame></text:p><text:p text:style-name="P52">Obrázek <text:sequence text:ref-name="refFigure12" text:name="Figure" text:formula="ooow:Figure+1" style:num-format="1">13 </text:sequence>: Nabídka Vložit jinak</text:p></draw:text-box></draw:frame></text:p>
      <text:h text:style-name="P109" text:outline-level="2"><text:bookmark-start text:name="__RefHeading__19498_697337876"/>Vyhledávání a nahrazování textu a formátování<text:bookmark-end text:name="__RefHeading__19498_697337876"/></text:h>
      <text:p text:style-name="P15">Program Writer poskytuje dva způsoby hledání textu v dokumentu: nástrojovou lištu Najít pro rychlé hledání a dialogové okno Najít a nahradit. Pomocí dialogového okna můžeme:</text:p>
      <text:list xml:id="list267840473" text:style-name="OOoBullets_20_1">
        <text:list-item text:start-value="1">
          <text:p text:style-name="P117">Vyhledávat a nahrazovat slova nebo fráze.</text:p>
        </text:list-item>
        <text:list-item>
          <text:p text:style-name="P129"><text:alphabetical-index-mark text:string-value="zástupné znaky"/>Použít pokročilé vyhledávání se zástupnými znaky a <text:alphabetical-index-mark text:string-value="regulární výrazy"/>regulárními výrazy.</text:p>
        </text:list-item>
        <text:list-item>
          <text:p text:style-name="P127">Vyhledávat a nahrazovat určité atributy nebo formátování.</text:p>
        </text:list-item>
        <text:list-item>
          <text:p text:style-name="P130">Vyhledávat a nahrazovat styly odstavce.</text:p>
        </text:list-item>
      </text:list>
      <text:h text:style-name="P101" text:outline-level="3"><text:soft-page-break/>Používání nástrojové lišty Najít</text:h>
      <text:p text:style-name="P27">Pokud není nástrojová lišta Najít vidět, zobrazíme ji volbou <text:span text:style-name="OOoMenuPath">Zobrazit &gt; Nástrojové lišty &gt; Najít</text:span> v hlavní nabídce nebo stisknutím <text:span text:style-name="OOoKeystroke">Ctrl+F</text:span>. Lišta se zobrazí ukotvená v dolní části okna LibreOffice (přímo nad stavovým řádkem, jak ukazuje <text:sequence-ref text:reference-format="category-and-value" text:ref-name="refFigure13">obrázek 14</text:sequence-ref>), lze ji však změnit na plovoucí nebo ji ukotvit na jiném místě. Více informací o plovoucích a ukotvených nástrojových lištách se nachází v kapitole 1 Představujeme LibreOffice.</text:p>
      <text:p text:style-name="P71"><draw:frame draw:style-name="fr2" draw:name="Frame15" text:anchor-type="as-char" svg:width="13.469cm" draw:z-index="0"><draw:text-box fo:min-height="3.701cm"><text:p text:style-name="P52"><draw:frame draw:style-name="fr13" draw:name="Image13" text:anchor-type="as-char" svg:width="13.469cm" svg:height="3.029cm" draw:z-index="0"><draw:image xlink:href="Pictures/1000000000000242000000829F21CC7D.png" xlink:type="simple" xlink:show="embed" xlink:actuate="onLoad"/></draw:frame></text:p><text:p text:style-name="P52">Obrázek <text:sequence text:ref-name="refFigure13" text:name="Figure" text:formula="ooow:Figure+1" style:num-format="1">14 </text:sequence>: Ukotvená nástrojová lišta Najít</text:p></draw:text-box></draw:frame></text:p>
      <text:p text:style-name="P13">Lištu používáme tak, že klepneme do textového pole, napíšeme hledaný text a stiskneme klávesu <text:span text:style-name="OOoKeystroke">Enter</text:span>. Najdeme tím nejbližší následující výskyt zadaného výrazu od aktuální pozice kurzoru dále. Pokud je třeba, klepneme na tlačítka <text:span text:style-name="OOoMenuPath">Najít následující</text:span> nebo <text:span text:style-name="OOoMenuPath">Najít předchozí</text:span>.</text:p>
      <text:p text:style-name="P13">Klepnutím na tlačítko <text:span text:style-name="OOoMenuPath">Najít vše</text:span> se najednou vyberou všechny výskyty hledaného výrazu v dokumentu. Možnost <text:span text:style-name="OOoMenuPath">Rozlišovat velikost</text:span> zaškrtneme tehdy, když chceme hledat výskyty, které hledanému výrazu přesně odpovídají. Klepnutím na tlačítko vpravo od pole Rozlišovat velikost otevřeme dialogové okno Najít a nahradit.</text:p>
      <text:p text:style-name="P13">Nástrojovou lištu Najít lze zavřít klepnutím na červené tlačítko X na levé straně nebo stisknutím klávesy <text:span text:style-name="OOoKeystroke">Esc</text:span> tehdy, když se textový kurzor nachází ve vyhledávacím poli.</text:p>
      <text:h text:style-name="P101" text:outline-level="3">Používání dialogového okna Najít a nahradit</text:h>
      <text:p text:style-name="P2">Chceme-li zobrazit dialogové okno <text:span text:style-name="T7">Najít a nahradit</text:span>, použijeme klávesovou zkratku <text:span text:style-name="OOoKeystroke">Ctrl+H</text:span> nebo v hlavní nabídce zvolíme <text:span text:style-name="OOoMenuPath">Úpravy &gt; Najít a nahradit</text:span>. Pokud je zobrazena nástrojová lišta Najít, klepneme na této liště na tlačítko Najít a nahradit (<text:span text:style-name="T7"><draw:frame draw:style-name="fr18" draw:name="Image10" text:anchor-type="as-char" svg:y="-0.483cm" svg:width="0.714cm" svg:height="0.714cm" draw:z-index="0"><draw:image xlink:href="Pictures/100000000000001B0000001B6B651D51.png" xlink:type="simple" xlink:show="embed" xlink:actuate="onLoad"/></draw:frame></text:span>). Po otevření můžeme dialogové okno rozšířit klepnutím na tlačítko <text:span text:style-name="OOoMenuPath">Ostatní možnosti</text:span>. Opětovným klepnutím na <text:span text:style-name="T11">toto tlačítko</text:span> počet možností dialogového okna zmenšíme.</text:p>
      <text:p text:style-name="P16">Používání dialogového okna Najít a nahradit:</text:p>
      <text:list xml:id="list95520029539269" text:continue-list="list7309133445551763696" text:style-name="OOoNum_20_123">
        <text:list-item text:start-value="1">
          <text:p text:style-name="P108">Do pole <text:span text:style-name="OOoMenuPath">Hledat</text:span> zadáme text, který chceme najít.</text:p>
        </text:list-item>
        <text:list-item>
          <text:p text:style-name="P134">Jestliže chceme text nahradit jiným textem, zadáme nový text do pole <text:span text:style-name="OOoMenuPath">Nahradit za</text:span>.</text:p>
        </text:list-item>
        <text:list-item>
          <text:p text:style-name="P134">Můžeme přitom nastavit několik různých možností, jako například rozlišování velikosti písmen, omezení hledání pouze na celá slova či hledání podobných slov.</text:p>
        </text:list-item>
        <text:list-item>
          <text:p text:style-name="P138">Máme-li hledání nastaveno, klepneme na <text:span text:style-name="OOoMenuPath">Najít</text:span>. Nalezený text nahradíme klepnutím na <text:span text:style-name="OOoMenuPath">Nahradit. </text:span></text:p>
        </text:list-item>
      </text:list>
      <text:p text:style-name="P2">Více informací o používání funkce Najít a nahradit se nachází v příručce <text:span text:style-name="OOoEmphasis">Writer Guide</text:span>.</text:p>
      <table:table table:name="Table15" table:style-name="Table15">
        <table:table-column table:style-name="Table15.A"/>
        <table:table-column table:style-name="Table15.B"/>
        <table:table-row>
          <table:table-cell table:style-name="Table15.A1" office:value-type="string">
            <text:p text:style-name="P66">Tip</text:p>
          </table:table-cell>
          <table:table-cell table:style-name="Table15.B1" office:value-type="string">
            <text:p text:style-name="P65">Pokud klepneme na <text:span text:style-name="OOoMenuPath">Najít vše</text:span>, LibreOffice vybere všechny výskyty vyhledávaného textu v dokumentu. Obdobně platí, že pokud klepneme na <text:span text:style-name="OOoMenuPath">Nahradit vše</text:span>, LibreOffice nahradí všechny odpovídající výskyty textu.</text:p>
          </table:table-cell>
        </table:table-row>
      </table:table>
      <table:table table:name="Table16" table:style-name="Table16">
        <table:table-column table:style-name="Table16.A"/>
        <table:table-column table:style-name="Table16.B"/>
        <table:table-row>
          <table:table-cell table:style-name="Table16.A1" office:value-type="string">
            <text:p text:style-name="P66">Upozornění</text:p>
            <text:p text:style-name="P66"><draw:frame draw:style-name="fr19" draw:name="Image14" text:anchor-type="as-char" svg:y="-0.669cm" svg:width="1.094cm" svg:height="1.011cm" draw:z-index="0"><draw:image xlink:href="Pictures/10000201000000500000004A5CA4FE42.png" xlink:type="simple" xlink:show="embed" xlink:actuate="onLoad"/></draw:frame></text:p>
          </table:table-cell>
          <table:table-cell table:style-name="Table16.B1" office:value-type="string">
            <text:p text:style-name="P21">Funkci <text:span text:style-name="OOoMenuPath">Nahradit vše</text:span> je třeba používat obezřetně, jinak se může stát, že způsobíme vtipné (nebo velmi trapné) chyby. Chyby, které vzniknou nesprávným použitím funkce <text:span text:style-name="OOoMenuPath">Nahradit vše</text:span> je častokrát nutné ručně opravovat slovo po slově.</text:p>
          </table:table-cell>
        </table:table-row>
      </table:table>
      <text:p text:style-name="P82"><text:soft-page-break/><draw:frame draw:style-name="fr3" draw:name="Frame9" text:anchor-type="as-char" svg:width="9.366cm" draw:z-index="0"><draw:text-box fo:min-height="12.734cm"><text:p text:style-name="P52"><draw:frame draw:style-name="fr13" draw:name="Image15" text:anchor-type="as-char" svg:width="9.366cm" svg:height="12.144cm" draw:z-index="0"><draw:image xlink:href="Pictures/1000000000000162000001CB5DF1B061.png" xlink:type="simple" xlink:show="embed" xlink:actuate="onLoad"/></draw:frame></text:p><text:p text:style-name="P52">Obrázek <text:sequence text:ref-name="refFigure14" text:name="Figure" text:formula="ooow:Figure+1" style:num-format="1">15</text:sequence>: Rozšířené dialogové okno Najít a Nahradit</text:p></draw:text-box></draw:frame></text:p>
      <text:h text:style-name="P109" text:outline-level="2"><text:bookmark-start text:name="__RefHeading__19500_697337876"/>Vkládání speciálních znaků<text:bookmark-end text:name="__RefHeading__19500_697337876"/></text:h>
      <text:p text:style-name="P15"><text:span text:style-name="OOoEmphasis">Speciální znak</text:span> je takový znak, který se nenachází na standardní klávesnici.  <text:alphabetical-index-mark text:string-value="speciální znaky"/>Speciální znaky jsou například znaky © ¾ æ ç ñ ö ø ¢. Chceme-li vložit speciální znak:</text:p>
      <text:list xml:id="list1570031686" text:style-name="OOoNum_20_123">
        <text:list-item text:start-value="1">
          <text:p text:style-name="P107">Umístíme kurzor na místo, kam chceme znak vložit.</text:p>
        </text:list-item>
        <text:list-item>
          <text:p text:style-name="P136">Volbou <text:span text:style-name="OOoMenuPath">Vložit &gt; Speciální znak</text:span> otevřeme dialogové okno Speciální znaky.</text:p>
        </text:list-item>
        <text:list-item>
          <text:p text:style-name="P137">Vybereme znaky (z libovolného písma nebo kombinace písem), které chceme vložit, a poté klepneme na <text:span text:style-name="OOoMenuPath">OK</text:span>. Vybrané znaky se zobrazují v levé dolní části dialogového okna. Každý znak se po zvolení zobrazí v pravé části okna spolu se svým číselným kódem.</text:p>
        </text:list-item>
      </text:list>
      <table:table table:name="Table17" table:style-name="Table17">
        <table:table-column table:style-name="Table17.A"/>
        <table:table-column table:style-name="Table17.B"/>
        <table:table-row>
          <table:table-cell table:style-name="Table17.A1" office:value-type="string">
            <text:p text:style-name="P66">Poznámka</text:p>
          </table:table-cell>
          <table:table-cell table:style-name="Table17.B1" office:value-type="string">
            <text:p text:style-name="P21">Různá písma mohou obsahovat různé speciální znaky. Pokud požadovaný speciální znak nenajdeme, můžeme zkusit jiné písmo, které se vybírá v poli <text:span text:style-name="OOoEmphasis">Písmo</text:span>.</text:p>
          </table:table-cell>
        </table:table-row>
      </table:table>
      <text:p text:style-name="P71"><text:soft-page-break/><draw:frame draw:style-name="fr3" draw:name="Frame11" text:anchor-type="as-char" svg:width="14.84cm" draw:z-index="0"><draw:text-box fo:min-height="11.072cm"><text:p text:style-name="P52"><draw:frame draw:style-name="fr12" draw:name="graphics6" text:anchor-type="as-char" svg:width="14.84cm" svg:height="10.516cm" draw:z-index="0"><draw:image xlink:href="Pictures/10000000000002310000018D072235D1.png" xlink:type="simple" xlink:show="embed" xlink:actuate="onLoad"/></draw:frame></text:p><text:p text:style-name="P52">Obrázek <text:sequence text:ref-name="refFigure15" text:name="Figure" text:formula="ooow:Figure+1" style:num-format="1">16</text:sequence>: Dialogové okno Speciální znaky, v němž můžeme vkládat speciální znaky</text:p></draw:text-box></draw:frame></text:p>
      <text:h text:style-name="P109" text:outline-level="2"><text:bookmark-start text:name="__RefHeading__19502_697337876"/>Vkládání pomlček, <text:alphabetical-index-mark text:string-value="nezlomitelné mezery"/>nezlomitelných mezer a spojovníků<text:bookmark-end text:name="__RefHeading__19502_697337876"/></text:h>
      <text:p text:style-name="P30">Pokud chceme zabránit tomu, aby se dvě slova na konci řádku od sebe oddělila, stiskneme za prvním slovem klávesy <text:span text:style-name="OOoKeystroke">Ctrl+Shift+mezerník</text:span>, čímž vložíme nezlomitelnou mezeru.</text:p>
      <text:p text:style-name="P2">V případech, kdy nechceme, aby se spojovník objevil na konci řádku, například v čísle jako 123-4567, můžeme stisknutím kláves <text:span text:style-name="OOoKeystroke">Ctrl+Shift+znaménko mínus</text:span> vložit <text:alphabetical-index-mark text:string-value="nezlomitelný spojovník"/>nezlomitelný spojovník.</text:p>
      <text:p text:style-name="P2">Chceme-li vkládat krátké nebo dlouhé <text:alphabetical-index-mark text:string-value="pomlčky"/>pomlčky, můžeme použít možnost <text:span text:style-name="OOoEmphasis">Nahradit pomlčky</text:span> na záložce Možnosti v <text:span text:style-name="OOoMenuPath">Nástroje &gt; Možnosti automatických oprav</text:span>. Tato možnost za určitých podmínek nahradí dva spojovníky za odpovídající pomlčku.</text:p>
      <text:p text:style-name="P89">–<text:tab/>je <text:alphabetical-index-mark text:string-value="krátká a dlouhá pomlčka"/>krátká pomlčka (anglicky „en-dash“); jde o pomlčku o stejné šířce, jakou má v používaném písmu písmeno „n“. Napíšeme alespoň jeden znak, mezeru, jeden nebo dva spojovníky, další mezeru, za ní alespoň jeden znak a znovu mezeru. Jeden či dva spojovníky budou nahrazeny krátkou pomlčkou.</text:p>
      <text:p text:style-name="P89">—<text:tab/>je dlouhá pomlčka (anglicky „em-dash“); jde o pomlčku o stejné šířce, jakou má v používaném písmu písmeno „m“. Napíšeme alespoň jeden znak, dva spojovníky a alespoň jeden další znak. Dva spojovníky budou nahrazeny dlouhou pomlčkou.</text:p>
      <text:p text:style-name="P2">Více podrobností se nachází v nápovědě. Další způsoby vkládání pomlček jsou popsány v <text:span text:style-name="OOoEmphasis">kapitole 3 Working with Text</text:span> příručky <text:span text:style-name="OOoEmphasis">Writer Guide</text:span></text:p>
      <text:h text:style-name="P112" text:outline-level="2"><text:bookmark-start text:name="__RefHeading__19504_697337876"/>Nastavení kroků tabulátoru a odsazení<text:bookmark-end text:name="__RefHeading__19504_697337876"/></text:h>
      <text:p text:style-name="P5">Na vodorovném pravítku jsou zobrazeny <text:alphabetical-index-mark text:string-value="kroky tabulátoru"/>kroky tabulátoru. Výchozí kroky tabulátoru budou přepsány kroky, které nadefinujeme. Nastavení kroků tabulátoru ovlivňuje odsazení celých odstavců (pomocí ikon <text:span text:style-name="OOoMenuPath">Zvětšit odsazení</text:span> a <text:span text:style-name="OOoMenuPath">Zmenšit odsazení</text:span> na nástrojové liště Formátování), ale i odsazení částí odstavců (stisknutím klávesy <text:span text:style-name="OOoKeystroke">Tab</text:span> na klávesnici).</text:p>
      <text:p text:style-name="P5">Používání výchozích kroků tabulátoru může způsobit problémy s formátováním, pokud dokument sdílíme s jinými lidmi. Pokud použijeme výchozí kroky tabulátoru a pak dokument odešleme někomu, kdo <text:soft-page-break/>používá jiné výchozí rozložení kroků tabulátoru, odsazení se změní podle jeho osobních nastavení. Namísto výchozích kroků je proto vhodné používat kroky, které si sami nadefinujeme podle popisu v této části.</text:p>
      <text:p text:style-name="P5"><text:alphabetical-index-mark text:string-value="odsazení"/>Odsazení a nastavení tabulátoru můžeme nadefinovat pro jeden nebo více vybraných odstavců tím, že poklepeme na okrajovou část pravítka, která není mezi levou a pravou ikonou odsazení. Otevře se záložka <text:span text:style-name="OOoEmphasis">Odsazení a rozestupy</text:span> dialogového okna Odstavec. Poklepeme na pravítko mezi levou a pravou ikonou odsazení, čímž otevřeme záložku <text:span text:style-name="OOoEmphasis">Tabulátory</text:span> dialogového okna Odstavec.</text:p>
      <text:p text:style-name="P5">Vhodnějším přístupem je však nadefinovat tabulátory pro <text:span text:style-name="OOoEmphasis">styl</text:span> odstavce. Více informací se nachází v kapitolách 6 a 7 příručky <text:span text:style-name="OOoEmphasis">Writer Guide</text:span>.</text:p>
      <table:table table:name="Table18" table:style-name="Table18">
        <table:table-column table:style-name="Table18.A"/>
        <table:table-column table:style-name="Table18.B"/>
        <table:table-row>
          <table:table-cell table:style-name="Table18.A1" office:value-type="string">
            <text:p text:style-name="P66">Tip</text:p>
          </table:table-cell>
          <table:table-cell table:style-name="Table18.B1" office:value-type="string">
            <text:p text:style-name="P65">Používání tabulátorů na rozmístění textu se nedoporučuje. Obvykle je vhodnější použít tabulku.</text:p>
          </table:table-cell>
        </table:table-row>
      </table:table>
      <text:h text:style-name="P113" text:outline-level="2"><text:bookmark-start text:name="__RefHeading__19506_697337876"/>Změna výchozí velikosti kroku tabulátoru<text:bookmark-end text:name="__RefHeading__19506_697337876"/></text:h>
      <table:table table:name="Table19" table:style-name="Table19">
        <table:table-column table:style-name="Table19.A"/>
        <table:table-column table:style-name="Table19.B"/>
        <table:table-row>
          <table:table-cell table:style-name="Table19.A1" office:value-type="string">
            <text:p text:style-name="P66">Poznámka</text:p>
          </table:table-cell>
          <table:table-cell table:style-name="Table19.B1" office:value-type="string">
            <text:p text:style-name="P21">Jakékoli změny výchozího nastavení kroku tabulátoru bude mít vliv na tabulátory ve všech dokumentech, které následně otevřeme, a také na tabulátory, které vložíme po provedení změny.</text:p>
          </table:table-cell>
        </table:table-row>
      </table:table>
      <text:p text:style-name="P2">Chceme-li změnit měrnou jednotku a velikost výchozího kroku tabulátoru, zvolíme <text:span text:style-name="OOoMenuPath">Nástroje &gt; Možnosti &gt; LibreOffice Writer &gt; Obecné</text:span>.</text:p>
      <text:p text:style-name="P40"><draw:frame draw:style-name="fr3" draw:name="Frame271" text:anchor-type="as-char" svg:width="11.686cm" draw:z-index="0"><draw:text-box fo:min-height="2.972cm"><text:p text:style-name="P54"><draw:frame draw:style-name="fr24" draw:name="graphics261" text:anchor-type="as-char" svg:width="11.686cm" svg:height="2.379cm" draw:z-index="0"><draw:image xlink:href="Pictures/100000000000016E00000052DD06AAED.png" xlink:type="simple" xlink:show="embed" xlink:actuate="onLoad"/></draw:frame></text:p><text:p text:style-name="OOoFigureCaption">Obrázek <text:sequence text:ref-name="refFigure16" text:name="Figure" text:formula="ooow:Figure+1" style:num-format="1">17</text:sequence>: Výběr výchozího kroku tabulátoru</text:p></draw:text-box></draw:frame></text:p>
      <text:p text:style-name="P2">V aktuálním dokumentu můžeme také nastavit nebo změnit <text:alphabetical-index-mark text:string-value="měrná jednotka"/>měrnou jednotku pravítka tím že na pravítko klepneme pravým tlačítkem myši a zobrazíme tím seznam jednotek. Klepnutím na jednu z nich jednotku pravítka změníme. Vybrané nastavení se použije pouze na toto pravítko.</text:p>
      <text:p text:style-name="P71"><draw:frame draw:style-name="fr3" draw:name="Frame12" text:anchor-type="as-char" svg:width="9.624cm" draw:z-index="0"><draw:text-box fo:min-height="3.6cm"><text:p text:style-name="P51"><draw:frame draw:style-name="fr13" draw:name="Image16" text:anchor-type="as-char" svg:width="3.334cm" svg:height="4.286cm" draw:z-index="0"><draw:image xlink:href="Pictures/100000000000007E000000A2C52A8ABC.png" xlink:type="simple" xlink:show="embed" xlink:actuate="onLoad"/></draw:frame></text:p><text:p text:style-name="P51">Obrázek <text:sequence text:ref-name="refFigure17" text:name="Figure" text:formula="ooow:Figure+1" style:num-format="1">18</text:sequence>: Změna měrné jednotky pravítka</text:p></draw:text-box></draw:frame></text:p>
      <text:h text:style-name="P109" text:outline-level="2"><text:bookmark-start text:name="__RefHeading__19508_697337876"/>Kontrola pravopisu a gramatiky<text:bookmark-end text:name="__RefHeading__19508_697337876"/></text:h>
      <text:p text:style-name="P90">Program Writer nabízí <text:alphabetical-index-mark text:string-value="kontrola pravopisu"/>kontrolu pravopisu, kterou lze použít dvěma způsoby.</text:p>
      <table:table table:name="Table20" table:style-name="Table20">
        <table:table-column table:style-name="Table20.A"/>
        <table:table-column table:style-name="Table20.B"/>
        <table:table-row table:style-name="Table20.1">
          <table:table-cell table:style-name="Table20.A1" office:value-type="string">
            <text:p text:style-name="P85"><draw:frame draw:style-name="fr13" draw:name="Image17" text:anchor-type="as-char" svg:width="0.82cm" svg:height="0.873cm" draw:z-index="0"><draw:image xlink:href="Pictures/100000000000001F00000021255C3F18.png" xlink:type="simple" xlink:show="embed" xlink:actuate="onLoad"/></draw:frame></text:p>
          </table:table-cell>
          <table:table-cell table:style-name="Table20.A1" office:value-type="string">
            <text:p text:style-name="P2"><text:span text:style-name="OOoMenuPath"> Automatická kontrola pravopisu</text:span> kontroluje každé slovo během psaní a zobrazuje červenou vlnovku pod slovy, která nejsou ve slovníku. Když slovo opravíme, vlnovka zmizí.</text:p>
          </table:table-cell>
        </table:table-row>
        <text:soft-page-break/>
        <table:table-row table:style-name="Table20.1">
          <table:table-cell table:style-name="Table20.A1" office:value-type="string">
            <text:p text:style-name="P85"><draw:frame draw:style-name="fr13" draw:name="Image18" text:anchor-type="as-char" svg:width="0.794cm" svg:height="0.847cm" draw:z-index="0"><draw:image xlink:href="Pictures/100000000000001E0000002081D7DD76.png" xlink:type="simple" xlink:show="embed" xlink:actuate="onLoad"/></draw:frame></text:p>
          </table:table-cell>
          <table:table-cell table:style-name="Table20.A1" office:value-type="string">
            <text:p text:style-name="P2">Pokud chceme v dokumentu (nebo vybraném textu) současně provést kontrolu pravopisu i gramatiky, klepneme na tlačítko <text:span text:style-name="OOoMenuPath">Kontrola pravopisu a gramatiky</text:span>. Tento nástroj zkontroluje dokument nebo výběr, a pokud najde nesprávně napsané slovo, zobrazí se dialogové okno Kontrola pravopisu a gramatiky. K jeho použití musí být nainstalovány příslušné slovníky. Ve výchozím nastavení jsou nainstalovány čtyři slovníky: kontrola pravopisu, kontrola gramatiky slovník dělení slov a slovník synonym.</text:p>
          </table:table-cell>
        </table:table-row>
      </table:table>
      <text:p text:style-name="P15">Nástroj pro kontrolu pravopisu má i několik dalších funkcí:</text:p>
      <text:list xml:id="list63945457" text:style-name="OOoBullets_20_1">
        <text:list-item text:start-value="1">
          <text:p text:style-name="P117">Na slovo podtržené červenou vlnovkou je možné klepnout pravým tlačítkem myši, čímž se otevře místní nabídka. Pokud v ní vybereme některé z nabízených slov, chybně napsané slovo v textu bude nahrazeno vybraným. Ostatní položky nabídky jsou popsány níže.</text:p>
        </text:list-item>
        <text:list-item>
          <text:p text:style-name="P116"><text:alphabetical-index-mark text:string-value="slovník"/>Slovník jazyka (například anglický, německý či francouzský) můžeme změnit v dialogovém okně Kontrola pravopisu a gramatiky.</text:p>
        </text:list-item>
        <text:list-item>
          <text:p text:style-name="P129">Do slovníku můžeme přidávat nová slova. Klepneme na <text:span text:style-name="OOoMenuPath">Přidat do slovníku</text:span> v dialogovém okně Kontrola pravopisu a gramatiky nebo v místní nabídce.</text:p>
        </text:list-item>
        <text:list-item>
          <text:p text:style-name="P129">Klepnutím na tlačítko <text:span text:style-name="OOoMenuPath">Možnosti</text:span> v okně Kontrola pravopisu a gramatiky otevřeme dialogové okno podobné oknu <text:span text:style-name="OOoMenuPath">Nástroje &gt; Možnosti &gt; Nastavení jazyka &gt; Pomůcky pro psaní</text:span>, které je popsáno v kapitole 2. V tomto okně můžeme zvolit, zda chceme kontrolovat slova psaná velkými písmeny nebo slova s ​​čísly, a můžeme v něm také spravovat vlastní slovníky, tj. můžeme přidávat či mazat slovníky a přidávat či mazat slova ze slovníku.</text:p>
        </text:list-item>
        <text:list-item>
          <text:p text:style-name="P132">To, aby byl odstavec kontrolován v určitém jazyce (odlišném, než je zbytek dokumentu), můžeme nastavit několika způsoby. Jedním z nich je klepnout na pole jazyka ve stavovém řádku. Více informací se nachází v kapitole 7 Working with Styles příručky <text:span text:style-name="OOoEmphasis">Writer Guide</text:span>.</text:p>
        </text:list-item>
      </text:list>
      <text:p text:style-name="P2">Používání nástrojů na kontrolu pravopisu a gramatiky je podrobně vysvětleno v kapitole 3 Working with Text příručky <text:span text:style-name="OOoEmphasis">Writer Guide</text:span>.</text:p>
      <text:h text:style-name="P114" text:outline-level="2"><text:bookmark-start text:name="__RefHeading__19510_697337876"/>Používání vestavěných jazykových nástrojů<text:bookmark-end text:name="__RefHeading__19510_697337876"/></text:h>
      <text:p text:style-name="P35">Program Writer poskytuje několik nástrojů, které usnadňují práci, pokud v dokumentu použijeme více jazyků, nebo pokud dokumenty píšeme v různých jazycích.</text:p>
      <text:p text:style-name="P35">Hlavní výhodou změny jazyka je, že můžeme používat odpovídající slovníky pro kontrolu pravopisu a používat lokalizované verze tabulek náhrad pro automatické opravy, slovníky synonym a pravidla dělení slov.</text:p>
      <text:p text:style-name="P35">Pro jeden odstavec nebo skupinu znaků můžeme také nastavit jazyk <text:span text:style-name="OOoMenuPath">Žádný (bez kontroly pravopisu)</text:span>. Tato možnost je užitečná zejména tehdy, když do textu vkládáme webové adresy nebo úseky napsané v programovacím jazyce, ve kterých není vhodné kontrolovat pravopis.</text:p>
      <text:p text:style-name="P2">Přímé nastavení jazyka ve znakových stylech a stylech odstavce může způsobovat problémy, vhodnější je proto použít pro odlišný jazyk určitý styl. Změna jazyka na záložce Písmo v dialogovém okně Styly odstavce změní jazyk pro všechny odstavce, které daný styl odstavce používají. Pokud pro odstavec potřebujeme změnit jazyk, aby se odlišoval od zbytku dokumentu, umístíme do něj kurzor a jazyk změníme v poli jazyka ve stavovém řádku. Informace o tom, jak spravovat nastavení jazyka ve stylech, se nachází v kapitole 7 Working With Styles příručky <text:span text:style-name="OOoEmphasis">Writer Guide</text:span>.</text:p>
      <text:p text:style-name="P91">Volbou <text:span text:style-name="OOoMenuPath">Nástroje &gt; Jazyk</text:span> v hlavní nabídce je možné nastavit požadovaný jazyk pro celý dokument, jednotlivé odstavce, a dokonce i pro jednotlivá slova a znaky.</text:p>
      <text:p text:style-name="P2">Dalším způsobem, jakým se dá změnit jazyk v celém dokumentu, je použít nabídku <text:span text:style-name="OOoMenuPath">Nástroje &gt; Možnosti &gt; Jazyková nastavení &gt; Jazyky</text:span>. V části <text:span text:style-name="OOoEmphasis">Výchozí jazyky pro dokumenty</text:span> můžeme vybrat jazyk pro ty části dokumentu, které jazyk nemají explicitně nastavený.</text:p>
      <text:p text:style-name="P2"><text:soft-page-break/>Kontrola pravopisu je dostupná pouze pro ty jazyky ze seznamu, které u svého názvu mají symbol <text:span text:style-name="T8"/> <draw:frame draw:style-name="fr19" draw:name="graphics28" text:anchor-type="as-char" svg:y="-0.741cm" svg:width="0.688cm" svg:height="0.688cm" draw:z-index="0"><draw:image xlink:href="Pictures/100000000000001500000015CF426DA0.png" xlink:type="simple" xlink:show="embed" xlink:actuate="onLoad"/></draw:frame> <text:span text:style-name="T8"/>. Pokud se tento symbol vedle požadovaného jazyka nenachází, není nainstalován příslušný slovník; ten můžeme nainstalovat pomocí <text:span text:style-name="OOoMenuPath">Nástroje &gt; Jazyk &gt; Další slovníky online</text:span>.</text:p>
      <text:p text:style-name="P2">Jazyk používaný pro kontrolu pravopisu se také zobrazuje ve stavovém řádku u názvu používaného stylu stránky.</text:p>
      <text:h text:style-name="P109" text:outline-level="2"><text:bookmark-start text:name="__RefHeading__19512_697337876"/><text:reference-mark-start text:name="using autocorrect"/><text:alphabetical-index-mark text:string-value="Automatické opravy"/>Používání automatických oprav<text:bookmark-end text:name="__RefHeading__19512_697337876"/><text:reference-mark-end text:name="using autocorrect"/></text:h>
      <text:p text:style-name="P2">Funkce automatických oprav programu Writer využívá obsáhlý seznam častých překlepů a chyb, které automaticky opravuje. Například „čeksý“ se automaticky změní na „český“.</text:p>
      <text:p text:style-name="P2">Automatické opravy jsou po nainstalování programu Writer zapnuté. Chceme-li je vypnout, zrušíme zaškrtnutí možnosti <text:span text:style-name="OOoMenuPath">Formát &gt; Automatické opravy &gt; Při psaní</text:span>.</text:p>
      <text:p text:style-name="P2">Volbou <text:span text:style-name="OOoMenuPath">Nástroje &gt; Nastavení automatických oprav</text:span> otevřeme dialogové okno Automatické opravy. V něm můžeme zvolit, které řetězce textu mají být opravovány a jak. Ve většině případů vyhovují výchozí nastavení.</text:p>
      <text:p text:style-name="P2">Chceme-li zabránit nahrazování určitých slov, přejdeme na záložku <text:span text:style-name="OOoMenuPath">Nahradit</text:span>, vybereme požadovanou dvojici slov a klepneme na <text:span text:style-name="OOoMenuPath">Smazat</text:span>.</text:p>
      <text:p text:style-name="P2">Chceme-li přidat do seznamu nové pravidlo, zadáme chybně psané slovo do pole <text:span text:style-name="OOoEmphasis">Nahradit</text:span>, do pole <text:span text:style-name="OOoEmphasis">Za</text:span> zadáme správně napsané slovo a klepneme na <text:span text:style-name="OOoMenuPath">Nový</text:span>.</text:p>
      <text:p text:style-name="P2">Na ostatních záložkách dialogového okna je možné pro automatické opravy nastavit mnoho dalších možností.</text:p>
      <table:table table:name="Table48" table:style-name="Table48">
        <table:table-column table:style-name="Table48.A"/>
        <table:table-column table:style-name="Table48.B"/>
        <table:table-row>
          <table:table-cell table:style-name="Table48.A1" office:value-type="string">
            <text:p text:style-name="P66">Tip</text:p>
          </table:table-cell>
          <table:table-cell table:style-name="Table48.B1" office:value-type="string">
            <text:p text:style-name="P21">Automatické opravy lze také použít ke <text:alphabetical-index-mark text:string-value="speciální znaky"/>vkládání speciálních znaků. Například (c) se automaticky změní na ©. Můžeme přidat vlastní speciální znaky.</text:p>
          </table:table-cell>
        </table:table-row>
      </table:table>
      <text:h text:style-name="P109" text:outline-level="2"><text:bookmark-start text:name="__RefHeading__19514_697337876"/>Používání dokončování slov<text:bookmark-end text:name="__RefHeading__19514_697337876"/></text:h>
      <text:p text:style-name="P30">Pokud máme zapnuté Dokončování slov, program Writer se pokusí odhadnout, jaké slovo se chystáme napsat a nabídne nám jeho dokončení. Chceme-li návrh přijmout stiskneme <text:span text:style-name="OOoKeystroke">Enter</text:span>. V opačném případě pokračujeme v psaní.</text:p>
      <text:p text:style-name="P2">Chceme-li dokončování vypnout, zvolíme <text:span text:style-name="OOoMenuPath">Nástroje &gt; Nastavení automatických oprav &gt; Dokončování slov</text:span> a zrušíme zaškrtnutí pole <text:span text:style-name="OOoMenuPath">Povolit dokončování slov</text:span>.</text:p>
      <text:p text:style-name="P15">Dokončování slov lze nastavit na záložce <text:span text:style-name="OOoEmphasis">Dokončování slov</text:span> dialogového okna Automatické opravy:</text:p>
      <text:list xml:id="list1652067981" text:style-name="OOoBullets_20_1">
        <text:list-item>
          <text:p text:style-name="P119">Automatické přidání mezery za přijaté slovo.</text:p>
        </text:list-item>
      </text:list>
      <text:list xml:id="list59415119" text:style-name="OOoBullets_20_1">
        <text:list-item>
          <text:p text:style-name="P127">Zobrazení navrženého slova formou tipu (objeví se nad slovem) místo dokončování textu při psaní.</text:p>
        </text:list-item>
        <text:list-item>
          <text:p text:style-name="P129">Shromažďování slov při práci na dokumentu, která později můžeme uložit a použít v jiných dokumentech nebo která můžeme nechat při zavírání dokumentu ze seznamu odstranit.</text:p>
        </text:list-item>
        <text:list-item>
          <text:p text:style-name="P127">Změna maximálního počtu zapamatovaných slov pro dokončování slov a délka nejkratšího slova, které se má pamatovat.</text:p>
        </text:list-item>
        <text:list-item>
          <text:p text:style-name="P127">Smazání některých položek ze seznamu pro dokončování slov.</text:p>
        </text:list-item>
        <text:list-item>
          <text:p text:style-name="P130">Změna klávesy, která přijímá navržené položky – možnosti jsou <text:span text:style-name="OOoKeystroke">šipka doprava</text:span> a klávesy <text:span text:style-name="OOoKeystroke">End</text:span>, <text:span text:style-name="OOoKeystroke">Enter</text:span> <text:span text:style-name="OOoKeystroke">(Return)</text:span> a <text:span text:style-name="OOoKeystroke">Mezerník</text:span>.</text:p>
        </text:list-item>
      </text:list>
      <table:table table:name="Table24" table:style-name="Table24">
        <table:table-column table:style-name="Table24.A"/>
        <table:table-column table:style-name="Table24.B"/>
        <table:table-row>
          <table:table-cell table:style-name="Table24.A1" office:value-type="string">
            <text:p text:style-name="P66">Poznámka</text:p>
          </table:table-cell>
          <table:table-cell table:style-name="Table24.B1" office:value-type="string">
            <text:p text:style-name="P21">K automatickému dokončení dojde až poté, co slovo v dokumentu napíšete podruhé.</text:p>
          </table:table-cell>
        </table:table-row>
      </table:table>
      <text:h text:style-name="P109" text:outline-level="2"><text:bookmark-start text:name="__RefHeading__19516_697337876"/><text:soft-page-break/><text:reference-mark-start text:name="using autotext"/>Používání automatického textu<text:bookmark-end text:name="__RefHeading__19516_697337876"/><text:reference-mark-end text:name="using autotext"/></text:h>
      <text:p text:style-name="P2">Automatický text umožňuje uchovat text, tabulky, obrázky a jiné položky, opětovně je použít a pro snadné vyvolání jim přiřadit kombinace kláves. Například místo psaní fráze „vrcholový management“ můžeme nastavit položku automatického textu, který tato slova vloží, když napíšeme „vm“ a stiskneme klávesu <text:span text:style-name="OOoEmphasis">F3</text:span>.</text:p>
      <text:p text:style-name="P2">Automatický text je užitečný zejména tehdy, pokud je propojen s poli. Více informací se nachází v kapitole 14 Working with Fields příručky <text:span text:style-name="OOoEmphasis">Writer Guide</text:span>.</text:p>
      <text:h text:style-name="P101" text:outline-level="3">Vytváření automatického textu</text:h>
      <text:p text:style-name="P15">Chceme-li nějaký text uložit jako automatický text:</text:p>
      <text:list xml:id="list2087902904" text:style-name="OOoNum_20_123">
        <text:list-item text:start-value="1">
          <text:p text:style-name="P107">Napíšeme text do dokumentu.</text:p>
        </text:list-item>
        <text:list-item>
          <text:p text:style-name="P134">Vybereme ho.</text:p>
        </text:list-item>
        <text:list-item>
          <text:p text:style-name="P134">Zvolíme <text:span text:style-name="OOoMenuPath">Úpravy &gt; Automatický text</text:span> (nebo stiskneme <text:span text:style-name="OOoKeystroke">Ctrl</text:span><text:span text:style-name="OOoEmphasis">+F3</text:span>).</text:p>
        </text:list-item>
        <text:list-item>
          <text:p text:style-name="P136">V dialogovém okně Automatický text zadáme název automatického textu do pole <text:span text:style-name="OOoEmphasis">Název</text:span>. Writer navrhne jednopísmennou zkratku, kterou můžeme změnit.</text:p>
        </text:list-item>
        <text:list-item>
          <text:p text:style-name="P136">Ve velkém poli na levé straně zvolíme pro položku automatického textu kategorii, například <text:span text:style-name="OOoEmphasis">Můj automatický text</text:span>.</text:p>
        </text:list-item>
        <text:list-item>
          <text:p text:style-name="P134">Klepneme na tlačítko <text:span text:style-name="OOoMenuPath">Automatický text</text:span> na pravé straně a z nabídky zvolíme <text:span text:style-name="OOoMenuPath">Nový (pouze text)</text:span>.</text:p>
        </text:list-item>
        <text:list-item>
          <text:p text:style-name="P138">Klepnutím na <text:span text:style-name="OOoMenuPath">Zavřít</text:span> se vrátíme do dokumentu.</text:p>
        </text:list-item>
      </text:list>
      <table:table table:name="Table46" table:style-name="Table46">
        <table:table-column table:style-name="Table46.A"/>
        <table:table-column table:style-name="Table46.B"/>
        <table:table-row>
          <table:table-cell table:style-name="Table46.A1" office:value-type="string">
            <text:p text:style-name="P66">Tip</text:p>
          </table:table-cell>
          <table:table-cell table:style-name="Table46.B1" office:value-type="string">
            <text:p text:style-name="P21">Pokud se v nabídce tlačítka Automatický text nachází pouze položka Importovat, znamená to, že jsme buď nezadali název automatického textu, nebo jsme v dokumentu nevybrali žádný text.</text:p>
          </table:table-cell>
        </table:table-row>
      </table:table>
      <text:h text:style-name="P101" text:outline-level="3">Vkládání automatického textu</text:h>
      <text:p text:style-name="P2">Chceme-li automatický text vložit, napíšeme jeho zkratku a stiskneme <text:span text:style-name="OOoKeystroke">F3</text:span>.</text:p>
      <text:h text:style-name="P123" text:outline-level="1"><text:bookmark-start text:name="__RefHeading__19518_697337876"/>Formátování textu<text:bookmark-end text:name="__RefHeading__19518_697337876"/></text:h>
      <text:h text:style-name="P109" text:outline-level="2"><text:bookmark-start text:name="__RefHeading__19520_697337876"/>Doporučuje se používat styly<text:bookmark-end text:name="__RefHeading__19520_697337876"/></text:h>
      <text:p text:style-name="P2">Styly jsou při používání programu Writer zásadní. Umožňují jednoduše a konzistentně formátovat dokument a měnit formátování bez velké námahy, a proto je vhodné je upřednostnit před přímým (ručním) formátováním. Styl je pojmenovaná sada formátovacích možností. Když použijeme styl, použijeme celou sadu formátování najednou. Kromě toho využívá LibreOffice styly při mnoha činnostech, i když o tom ani nemusíme vědět. Program Writer například pomocí stylů nadpisů (nebo jiných stanovených stylů) vytváří obsah dokumentu.</text:p>
      <table:table table:name="Table25" table:style-name="Table25">
        <table:table-column table:style-name="Table25.A"/>
        <table:table-column table:style-name="Table25.B"/>
        <table:table-row>
          <table:table-cell table:style-name="Table25.A1" office:value-type="string">
            <text:p text:style-name="P66">Upozornění</text:p>
            <text:p text:style-name="P66"><draw:frame draw:style-name="fr19" draw:name="graphics33" text:anchor-type="as-char" svg:y="-0.669cm" svg:width="1.094cm" svg:height="1.011cm" draw:z-index="0"><draw:image xlink:href="Pictures/10000201000000500000004A5CA4FE42.png" xlink:type="simple" xlink:show="embed" xlink:actuate="onLoad"/></draw:frame></text:p>
          </table:table-cell>
          <table:table-cell table:style-name="Table25.B1" office:value-type="string">
            <text:p text:style-name="P21">Ruční formátování (také nazývané <text:span text:style-name="OOoEmphasis">přímé formátování</text:span>) má přednost před styly a není možné ho použitím stylu odstranit.</text:p>
          </table:table-cell>
        </table:table-row>
      </table:table>
      <text:p text:style-name="P2">Ve Writeru je k dispozici několik typů stylů pro různé typy prvků: znaky, odstavce, stránky, rámce a seznamy. Více informací se nachází v kapitole 3 Používání stylů a šablon v této knize a v kapitolách 6 a 7 příručky <text:span text:style-name="OOoEmphasis">Writer Guide</text:span>.</text:p>
      <text:h text:style-name="P109" text:outline-level="2"><text:bookmark-start text:name="__RefHeading__19522_697337876"/><text:soft-page-break/>Formátování odstavců<text:bookmark-end text:name="__RefHeading__19522_697337876"/></text:h>
      <text:p text:style-name="P2">Pomocí tlačítek na nástrojové liště Formátování a na panelu Odstavec v části Vlastnosti postranní lišty můžeme na odstavce použít řadu nástrojů na formátování (<text:span text:style-name="T9">obrázek <text:sequence-ref text:reference-format="category-and-value" text:ref-name="refFigure4">5</text:sequence-ref></text:span>). <text:sequence-ref text:reference-format="category-and-value" text:ref-name="refFigure18">Obrázek 19</text:sequence-ref> zobrazuje lištu Formátování v podobě plovoucí lišty, přizpůsobené tak, aby zobrazovala pouze ikony pro formátování odstavce. Vzhled tlačítek může být v různých operačních systémech rozdílný, přičemž jejich velikost a styl můžeme vybrat pomocí nabídky <text:span text:style-name="OOoMenuPath">Nástroje &gt; Možnosti &gt; LibreOffice &gt; Zobrazení</text:span>.</text:p>
      <text:p text:style-name="P94"><draw:frame draw:style-name="fr3" draw:name="Frame13" text:anchor-type="as-char" svg:width="14.873cm" draw:z-index="0"><draw:text-box fo:min-height="6.036cm"><text:p text:style-name="P38"><draw:frame draw:style-name="fr13" draw:name="Image19" text:anchor-type="as-char" svg:width="13.6cm" svg:height="3.096cm" draw:z-index="0"><draw:image xlink:href="Pictures/1000000000000202000000754554B7FE.png" xlink:type="simple" xlink:show="embed" xlink:actuate="onLoad"/></draw:frame></text:p><table:table table:name="Table27" table:style-name="Table27"><table:table-column table:style-name="Table27.A"/><table:table-column table:style-name="Table27.B"/><table:table-column table:style-name="Table27.C"/><table:table-column table:style-name="Table27.D"/><table:table-column table:style-name="Table27.E"/><table:table-column table:style-name="Table27.F"/><table:table-row table:style-name="Table27.1"><table:table-cell table:style-name="Table27.A1" office:value-type="string"><text:p text:style-name="OOoTableText_28_CaptionNumber_29_">1</text:p></table:table-cell><table:table-cell table:style-name="Table27.A1" table:number-rows-spanned="2" office:value-type="string"><text:p text:style-name="OOoTableText_28_Caption_29_">Otevřít okno Styly a formátování</text:p></table:table-cell><table:table-cell table:style-name="Table27.A1" office:value-type="string"><text:p text:style-name="OOoTableText_28_CaptionNumber_29_">5</text:p></table:table-cell><table:table-cell table:style-name="Table27.A1" office:value-type="string"><text:p text:style-name="OOoTableText_28_Caption_29_">Zarovnat vpravo</text:p></table:table-cell><table:table-cell table:style-name="Table27.A1" office:value-type="string"><text:p text:style-name="OOoTableText_28_CaptionNumber_29_">10</text:p></table:table-cell><table:table-cell table:style-name="Table27.A1" office:value-type="string"><text:p text:style-name="OOoTableText_28_Caption_29_">Číslování zap/vyp</text:p></table:table-cell></table:table-row><table:table-row table:style-name="Table27.1"><table:table-cell table:style-name="Table27.A1" office:value-type="string"><text:p text:style-name="OOoTableText_28_CaptionNumber_29_"/></table:table-cell><table:covered-table-cell/><table:table-cell table:style-name="Table27.A1" office:value-type="string"><text:p text:style-name="OOoTableText_28_CaptionNumber_29_">6</text:p></table:table-cell><table:table-cell table:style-name="Table27.A1" office:value-type="string"><text:p text:style-name="OOoTableText_28_Caption_29_">Do bloku</text:p></table:table-cell><table:table-cell table:style-name="Table27.A1" office:value-type="string"><text:p text:style-name="OOoTableText_28_CaptionNumber_29_">11</text:p></table:table-cell><table:table-cell table:style-name="Table27.A1" office:value-type="string"><text:p text:style-name="OOoTableText_28_Caption_29_">Odrážky zap/vyp</text:p></table:table-cell></table:table-row><table:table-row table:style-name="Table27.1"><table:table-cell table:style-name="Table27.A1" office:value-type="string"><text:p text:style-name="OOoTableText_28_CaptionNumber_29_">2</text:p></table:table-cell><table:table-cell table:style-name="Table27.A1" office:value-type="string"><text:p text:style-name="OOoTableText_28_Caption_29_">Použít styl</text:p></table:table-cell><table:table-cell table:style-name="Table27.A1" office:value-type="string"><text:p text:style-name="OOoTableText_28_CaptionNumber_29_">7</text:p></table:table-cell><table:table-cell table:style-name="Table27.A1" office:value-type="string"><text:p text:style-name="OOoTableText_28_Caption_29_">Řádkování: 1</text:p></table:table-cell><table:table-cell table:style-name="Table27.A1" office:value-type="string"><text:p text:style-name="OOoTableText_28_CaptionNumber_29_">12</text:p></table:table-cell><table:table-cell table:style-name="Table27.A1" office:value-type="string"><text:p text:style-name="OOoTableText_28_Caption_29_">Zmenšit odsazení</text:p></table:table-cell></table:table-row><table:table-row table:style-name="Table27.1"><table:table-cell table:style-name="Table27.A1" office:value-type="string"><text:p text:style-name="OOoTableText_28_CaptionNumber_29_">3</text:p></table:table-cell><table:table-cell table:style-name="Table27.A1" office:value-type="string"><text:p text:style-name="OOoTableText_28_Caption_29_">Zarovnat vlevo</text:p></table:table-cell><table:table-cell table:style-name="Table27.A1" office:value-type="string"><text:p text:style-name="OOoTableText_28_CaptionNumber_29_">8</text:p></table:table-cell><table:table-cell table:style-name="Table27.A1" office:value-type="string"><text:p text:style-name="OOoTableText_28_Caption_29_">Řádkování: 1,5</text:p></table:table-cell><table:table-cell table:style-name="Table27.A1" office:value-type="string"><text:p text:style-name="OOoTableText_28_CaptionNumber_29_">13</text:p></table:table-cell><table:table-cell table:style-name="Table27.A1" office:value-type="string"><text:p text:style-name="OOoTableText_28_Caption_29_">Zvětšit odsazení</text:p></table:table-cell></table:table-row><table:table-row table:style-name="Table27.1"><table:table-cell table:style-name="Table27.A1" office:value-type="string"><text:p text:style-name="OOoTableText_28_CaptionNumber_29_">4</text:p></table:table-cell><table:table-cell table:style-name="Table27.A1" office:value-type="string"><text:p text:style-name="OOoTableText_28_Caption_29_">Na střed</text:p></table:table-cell><table:table-cell table:style-name="Table27.A1" office:value-type="string"><text:p text:style-name="OOoTableText_28_CaptionNumber_29_">9</text:p></table:table-cell><table:table-cell table:style-name="Table27.A1" office:value-type="string"><text:p text:style-name="OOoTableText_28_Caption_29_">Řádkování: 2</text:p></table:table-cell><table:table-cell table:style-name="Table27.A1" office:value-type="string"><text:p text:style-name="OOoTableText_28_CaptionNumber_29_">14</text:p></table:table-cell><table:table-cell table:style-name="Table27.A1" office:value-type="string"><text:p text:style-name="OOoTableText_28_Caption_29_">Dialogové okno Odstavec</text:p></table:table-cell></table:table-row></table:table><text:p text:style-name="P19">Obrázek <text:sequence text:ref-name="refFigure18" text:name="Figure" text:formula="ooow:Figure+1" style:num-format="1">19</text:sequence>: Nástrojová lišta Formátování zobrazující tlačítka pro formátování odstavce</text:p></draw:text-box></draw:frame></text:p>
      <text:h text:style-name="P109" text:outline-level="2"><text:bookmark-start text:name="__RefHeading__19524_697337876"/>Formátování znaků<text:bookmark-end text:name="__RefHeading__19524_697337876"/></text:h>
      <text:p text:style-name="P2">Tlačítka na nástrojové liště Formátování můžeme použít i k formátování znaků. <text:sequence-ref text:reference-format="category-and-value" text:ref-name="refFigure19">Obrázek 20</text:sequence-ref> zobrazuje nástrojovou lištu formátování přizpůsobenou tak, aby obsahovala pouze tlačítka na formátování znaků. Tlačítka na formátování znaků se nacházejí také na panelu Znak v části Vlastnosti postranní lišty.</text:p>
      <text:p text:style-name="P2">Vzhled tlačítek může být v různých operačních systémech rozdílný, přičemž jejich velikost a styl můžeme vybrat pomocí nabídky <text:span text:style-name="OOoMenuPath">Nástroje &gt; Možnosti &gt; LibreOffice &gt; Zobrazení</text:span>.</text:p>
      <text:p text:style-name="P71"><draw:frame draw:style-name="fr3" draw:name="Frame16" text:anchor-type="as-char" svg:width="16.932cm" draw:z-index="0"><draw:text-box fo:min-height="5.544cm"><text:p text:style-name="OOoFigure"><draw:frame draw:style-name="fr12" draw:name="Image20" text:anchor-type="as-char" svg:width="16.932cm" svg:height="1.875cm" draw:z-index="0"><draw:image xlink:href="Pictures/10000000000002DB000000517DB2E00B.png" xlink:type="simple" xlink:show="embed" xlink:actuate="onLoad"/></draw:frame></text:p><table:table table:name="Table28" table:style-name="Table28"><table:table-column table:style-name="Table28.A"/><table:table-column table:style-name="Table28.B"/><table:table-column table:style-name="Table28.C"/><table:table-column table:style-name="Table28.D"/><table:table-column table:style-name="Table28.E"/><table:table-column table:style-name="Table28.F"/><table:table-row table:style-name="Table28.1"><table:table-cell table:style-name="Table28.A1" office:value-type="string"><text:p text:style-name="OOoTableText_28_CaptionNumber_29_">1</text:p></table:table-cell><table:table-cell table:style-name="Table28.A1" table:number-rows-spanned="2" office:value-type="string"><text:p text:style-name="OOoTableText_28_Caption_29_">Otevřít okno Styly a formátování</text:p></table:table-cell><table:table-cell table:style-name="Table28.A1" office:value-type="string"><text:p text:style-name="OOoTableText_28_CaptionNumber_29_">6</text:p></table:table-cell><table:table-cell table:style-name="Table28.A1" office:value-type="string"><text:p text:style-name="OOoTableText_28_Caption_29_">Kurzíva</text:p></table:table-cell><table:table-cell table:style-name="Table28.A1" office:value-type="string"><text:p text:style-name="OOoTableText_28_CaptionNumber_29_">12</text:p></table:table-cell><table:table-cell table:style-name="Table28.A1" office:value-type="string"><text:p text:style-name="OOoTableText_28_Caption_29_">Barva písma</text:p></table:table-cell></table:table-row><table:table-row table:style-name="Table28.1"><table:table-cell table:style-name="Table28.A1" office:value-type="string"><text:p text:style-name="OOoTableText_28_CaptionNumber_29_"/></table:table-cell><table:covered-table-cell/><table:table-cell table:style-name="Table28.A1" office:value-type="string"><text:p text:style-name="OOoTableText_28_CaptionNumber_29_">7</text:p></table:table-cell><table:table-cell table:style-name="Table28.A1" office:value-type="string"><text:p text:style-name="OOoTableText_28_Caption_29_">Podtržené</text:p></table:table-cell><table:table-cell table:style-name="Table28.A1" office:value-type="string"><text:p text:style-name="OOoTableText_28_CaptionNumber_29_">13</text:p></table:table-cell><table:table-cell table:style-name="Table28.A1" office:value-type="string"><text:p text:style-name="OOoTableText_28_Caption_29_">Zvýraznění</text:p></table:table-cell></table:table-row><table:table-row table:style-name="Table28.1"><table:table-cell table:style-name="Table28.A1" office:value-type="string"><text:p text:style-name="OOoTableText_28_CaptionNumber_29_">2</text:p></table:table-cell><table:table-cell table:style-name="Table28.A1" office:value-type="string"><text:p text:style-name="OOoTableText_28_Caption_29_">Použít styl</text:p></table:table-cell><table:table-cell table:style-name="Table28.A1" office:value-type="string"><text:p text:style-name="OOoTableText_28_CaptionNumber_29_">8</text:p></table:table-cell><table:table-cell table:style-name="Table28.A1" office:value-type="string"><text:p text:style-name="OOoTableText_28_Caption_29_">Horní index</text:p></table:table-cell><table:table-cell table:style-name="Table28.A1" office:value-type="string"><text:p text:style-name="OOoTableText_28_CaptionNumber_29_">14</text:p></table:table-cell><table:table-cell table:style-name="Table28.A1" office:value-type="string"><text:p text:style-name="OOoTableText_28_Caption_29_">Barva pozadí</text:p></table:table-cell></table:table-row><table:table-row table:style-name="Table28.1"><table:table-cell table:style-name="Table28.A1" office:value-type="string"><text:p text:style-name="OOoTableText_28_CaptionNumber_29_">3</text:p></table:table-cell><table:table-cell table:style-name="Table28.A1" office:value-type="string"><text:p text:style-name="OOoTableText_28_Caption_29_">Název písma</text:p></table:table-cell><table:table-cell table:style-name="Table28.A1" office:value-type="string"><text:p text:style-name="OOoTableText_28_CaptionNumber_29_">9</text:p></table:table-cell><table:table-cell table:style-name="Table28.A1" office:value-type="string"><text:p text:style-name="OOoTableText_28_Caption_29_">Dolní index</text:p></table:table-cell><table:table-cell table:style-name="Table28.A1" office:value-type="string"><text:p text:style-name="OOoTableText_28_CaptionNumber_29_">15</text:p></table:table-cell><table:table-cell table:style-name="Table28.A1" table:number-rows-spanned="2" office:value-type="string"><text:p text:style-name="OOoTableText_28_Caption_29_">Otevřít dialogové okno Znak</text:p></table:table-cell></table:table-row><table:table-row table:style-name="Table28.1"><table:table-cell table:style-name="Table28.A1" office:value-type="string"><text:p text:style-name="OOoTableText_28_CaptionNumber_29_">4</text:p></table:table-cell><table:table-cell table:style-name="Table28.A1" office:value-type="string"><text:p text:style-name="OOoTableText_28_Caption_29_">Velikost písma</text:p></table:table-cell><table:table-cell table:style-name="Table28.A1" office:value-type="string"><text:p text:style-name="OOoTableText_28_CaptionNumber_29_">10</text:p></table:table-cell><table:table-cell table:style-name="Table28.A1" office:value-type="string"><text:p text:style-name="OOoTableText_28_Caption_29_">Zvětšit písmo</text:p></table:table-cell><table:table-cell table:style-name="Table28.A1" office:value-type="string"><text:p text:style-name="OOoTableText_28_CaptionNumber_29_"/></table:table-cell><table:covered-table-cell/></table:table-row><table:table-row table:style-name="Table28.1"><table:table-cell table:style-name="Table28.A1" office:value-type="string"><text:p text:style-name="OOoTableText_28_CaptionNumber_29_">5</text:p></table:table-cell><table:table-cell table:style-name="Table28.A1" office:value-type="string"><text:p text:style-name="OOoTableText_28_Caption_29_">Tučné</text:p></table:table-cell><table:table-cell table:style-name="Table28.A1" office:value-type="string"><text:p text:style-name="OOoTableText_28_CaptionNumber_29_">11</text:p></table:table-cell><table:table-cell table:style-name="Table28.A1" office:value-type="string"><text:p text:style-name="OOoTableText_28_Caption_29_">Zmenšit písmo</text:p></table:table-cell><table:table-cell table:style-name="Table28.A1" office:value-type="string"><text:p text:style-name="OOoTableText_28_CaptionNumber_29_"/></table:table-cell><table:table-cell table:style-name="Table28.A1" office:value-type="string"><text:p text:style-name="OOoTableText_28_Caption_29_"/></table:table-cell></table:table-row></table:table><text:p text:style-name="P19">Obrázek <text:sequence text:ref-name="refFigure19" text:name="Figure" text:formula="ooow:Figure+1" style:num-format="1">20</text:sequence>: Nástrojová lišta Formátování zobrazující tlačítka pro formátování znaků</text:p></draw:text-box></draw:frame></text:p>
      <table:table table:name="Table29" table:style-name="Table29">
        <table:table-column table:style-name="Table29.A"/>
        <table:table-column table:style-name="Table29.B"/>
        <table:table-row>
          <table:table-cell table:style-name="Table29.A1" office:value-type="string">
            <text:p text:style-name="P66">Tip</text:p>
          </table:table-cell>
          <table:table-cell table:style-name="Table29.B1" office:value-type="string">
            <text:p text:style-name="P21">Pokud chceme přímé formátování odstranit, vybereme text a zvolíme <text:span text:style-name="OOoMenuPath">Formát &gt; Odstranit přímé formátování</text:span> z hlavní nabídky, klepneme pravým tlačítkem a zvolíme <text:span text:style-name="OOoMenuPath">Odstranit přímé formátování</text:span> z místní nabídky nebo stiskneme klávesy <text:span text:style-name="OOoKeystroke">Ctrl+M</text:span>.</text:p>
          </table:table-cell>
        </table:table-row>
      </table:table>
      <text:h text:style-name="P109" text:outline-level="2"><text:bookmark-start text:name="__RefHeading__19526_697337876"/>Automatický formát<text:bookmark-end text:name="__RefHeading__19526_697337876"/></text:h>
      <text:p text:style-name="P2">Program Writer je možné nastavit tak, aby automaticky formátoval části dokumentu podle možností na záložce Možnosti v dialogovém okně Automatické opravy (<text:span text:style-name="OOoMenuPath">Nástroje &gt; Nastavení automatických oprav</text:span>).</text:p>
      <table:table table:name="Table43" table:style-name="Table43">
        <table:table-column table:style-name="Table43.A"/>
        <table:table-column table:style-name="Table43.B"/>
        <text:soft-page-break/>
        <table:table-row>
          <table:table-cell table:style-name="Table43.A1" office:value-type="string">
            <text:p text:style-name="P66">Tip</text:p>
          </table:table-cell>
          <table:table-cell table:style-name="Table43.B1" office:value-type="string">
            <text:p text:style-name="P21">Pokud se v dokumentu objeví neočekávané změny formátování, tato nastavení jsou prvním místem, kde hledat jejich příčinu.</text:p>
          </table:table-cell>
        </table:table-row>
      </table:table>
      <text:p text:style-name="P2">Všechny tyto možnosti, stejně jako návod na zapnutí automatického formátu, jsou popsány v nápovědě. Mezi časté nechtěné nebo neočekávané změny formátování patří:</text:p>
      <text:list xml:id="list1859287056" text:style-name="OOoBullets_20_1">
        <text:list-item text:start-value="1">
          <text:p text:style-name="P116">Vodorovné čáry. Pokud napíšeme do jednoho řádku tři nebo více spojovníků (---), podtržítek (___) nebo znaků rovná se (===) a pak stiskneme <text:span text:style-name="OOoKeystroke">Enter</text:span>, odstavec bude nahrazen vodorovnou čarou přes celou šířku stránky. Vytvořená čára je dolním ohraničením předchozího odstavce.</text:p>
        </text:list-item>
        <text:list-item>
          <text:p text:style-name="P130">Odrážkové a číslované seznamy. Odrážkový seznam se vytvoří, pokud na začátku odstavce napíšeme spojovník (-), hvězdičku (*), nebo znaménko plus (+) a za ním mezeru nebo tabulátor. Číslovaný seznam se vytvoří, pokud na začátku odstavce napíšeme číslo, za kterým následuje tečka (.) a za ní mezera nebo tabulátor. Automatické číslování se použije pouze na odstavce formátované styly <text:span text:style-name="OOoEmphasis">Výchozí</text:span>, <text:span text:style-name="OOoEmphasis">Tělo textu</text:span> nebo <text:span text:style-name="OOoEmphasis">Odsazení těla textu</text:span>.</text:p>
        </text:list-item>
      </text:list>
      <text:p text:style-name="P2">Chceme-li automatické formátování zapnout nebo vypnout, zvolíme <text:span text:style-name="OOoMenuPath">Formát &gt; Automatické opravy</text:span> a zapneme či vypneme příslušné položky v seznamu.</text:p>
      <text:h text:style-name="P115" text:outline-level="2"><text:bookmark-start text:name="__RefHeading__19528_697337876"/>Vytváření číslovaných nebo odrážkových seznamů<text:bookmark-end text:name="__RefHeading__19528_697337876"/></text:h>
      <text:p text:style-name="P15">Číslované nebo odrážkové seznamy je možné vytvořit několika způsoby:</text:p>
      <text:list xml:id="list1489912453" text:style-name="OOoBullets_20_1">
        <text:list-item text:start-value="1">
          <text:p text:style-name="P116">Pomocí automatického formátování popsaného výše.</text:p>
        </text:list-item>
        <text:list-item>
          <text:p text:style-name="P127">Pomocí stylů seznamu (číslování), jak to popisuje kapitola 6 Introduction to Styles a kapitola 7 Working with Styles příručky <text:span text:style-name="OOoEmphasis">Writer Guide</text:span>.</text:p>
        </text:list-item>
        <text:list-item>
          <text:p text:style-name="P130">Pomocí tlačítek <text:span text:style-name="OOoMenuPath">Číslování</text:span> a <text:span text:style-name="OOoMenuPath">Odrážky</text:span> na nástrojové liště Formátování (<text:sequence-ref text:reference-format="category-and-value" text:ref-name="refFigure18">obrázek 19</text:sequence-ref>) nebo na panelu odstavec v části Vlastnosti postranní lišty: vybereme odstavce a poté klepneme na příslušné tlačítko na liště nebo na postranní liště.</text:p>
        </text:list-item>
      </text:list>
      <table:table table:name="Table30" table:style-name="Table30">
        <table:table-column table:style-name="Table30.A"/>
        <table:table-column table:style-name="Table30.B"/>
        <table:table-row>
          <table:table-cell table:style-name="Table30.A1" office:value-type="string">
            <text:p text:style-name="P66">Poznámka</text:p>
          </table:table-cell>
          <table:table-cell table:style-name="Table30.B1" office:value-type="string">
            <text:p text:style-name="P21">Je na našem uvážení, zda nejdříve napíšeme text, a pak nastavíme číslování nebo odrážky, nebo to uděláme během psaní.</text:p>
          </table:table-cell>
        </table:table-row>
      </table:table>
      <text:h text:style-name="P101" text:outline-level="3">Používání nástrojové lišty Odrážky a číslování</text:h>
      <text:p text:style-name="P2">Můžeme vytvářet i vnořené seznamy (když má jedna nebo více položek seznamu podseznam, jako například v osnově), a to pomocí tlačítek na nástrojové liště Odrážky a číslování (<text:sequence-ref text:reference-format="category-and-value" text:ref-name="refFigure20">obrázek 21</text:sequence-ref>). Položky lze posouvat v seznamu nahoru nebo dolů, vytvářet podpoložky, měnit styl odrážek<text:span text:style-name="T13">nebo otevřít dialogové okno Odrážky a číslování, které obsahuje další podrobná nastavení</text:span>. Nástrojovou lištu zobrazíme pomocí <text:span text:style-name="OOoMenuPath">Zobrazit &gt; Nástrojové lišty &gt; Odrážky a číslování</text:span>.</text:p>
      <table:table table:name="Table31" table:style-name="Table31">
        <table:table-column table:style-name="Table31.A"/>
        <table:table-column table:style-name="Table31.B"/>
        <table:table-row>
          <table:table-cell table:style-name="Table31.A1" office:value-type="string">
            <text:p text:style-name="P66">Poznámka</text:p>
          </table:table-cell>
          <table:table-cell table:style-name="Table31.B1" office:value-type="string">
            <text:p text:style-name="P21">Pokud nám automatické číslování a odrážky nevyhovují, můžeme je dočasně vypnout tím, že zrušíme zaškrtnutí <text:span text:style-name="OOoMenuPath">Formát &gt; Automatické opravy &gt; Při psaní</text:span>.</text:p>
          </table:table-cell>
        </table:table-row>
      </table:table>
      <text:h text:style-name="OOoHeading_20_3" text:outline-level="3">Formátování odrážek a číslování pomocí postranní lišty</text:h>
      <text:p text:style-name="P11">K vytváření vnořených seznamů a k přístupu k dialogovému oknu Odrážky a číslování můžeme použít také vlastnosti Odrážky a číslování <text:span text:style-name="T12">(rozbalovací seznamy nebo nástrojů) </text:span>na<text:span text:style-name="T12"/><text:span text:style-name="T13"/> panelu Odstavec karty Vlastnosti postranní lišty. <text:span text:style-name="T13">Postranní lišta však neobsahuje nástroje pro změnu úrovně položky seznamu</text:span>, které se nacházejí na liště Odrážky a číslování.</text:p>
      <text:p text:style-name="P71"><text:soft-page-break/><draw:frame draw:style-name="fr7" draw:name="Frame17" text:anchor-type="as-char" svg:width="16.932cm" draw:z-index="1"><draw:text-box fo:min-height="5.928cm"><text:p text:style-name="OOoFigure"><draw:frame draw:style-name="fr13" draw:name="graphics19" text:anchor-type="as-char" svg:width="8.331cm" svg:height="2.489cm" draw:z-index="2"><draw:image xlink:href="Pictures/100000000000013B0000005E87A6E452.png" xlink:type="simple" xlink:show="embed" xlink:actuate="onLoad"/></draw:frame></text:p><table:table table:name="Table32" table:style-name="Table32"><table:table-column table:style-name="Table32.A"/><table:table-column table:style-name="Table32.B"/><table:table-column table:style-name="Table32.C"/><table:table-column table:style-name="Table32.D"/><table:table-column table:style-name="Table32.E"/><table:table-column table:style-name="Table32.F"/><table:table-row table:style-name="Table32.1"><table:table-cell table:style-name="Table32.A1" office:value-type="string"><text:p text:style-name="OOoTableText_28_CaptionNumber_29_">1</text:p></table:table-cell><table:table-cell table:style-name="Table32.A1" office:value-type="string"><text:p text:style-name="OOoTableText_28_Caption_29_">O úroveň výše</text:p></table:table-cell><table:table-cell table:style-name="Table32.A1" table:number-rows-spanned="2" office:value-type="string"><text:p text:style-name="P20">5</text:p></table:table-cell><table:table-cell table:style-name="Table32.A1" table:number-rows-spanned="2" office:value-type="string"><text:p text:style-name="OOoTableText_28_Caption_29_">Vložit nečíslovanou položku</text:p></table:table-cell><table:table-cell table:style-name="Table32.A1" office:value-type="string"><text:p text:style-name="P20">8</text:p></table:table-cell><table:table-cell table:style-name="Table32.A1" office:value-type="string"><text:p text:style-name="OOoTableText_28_Caption_29_">Přesunout nahoru včetně podčástí</text:p></table:table-cell></table:table-row><table:table-row table:style-name="Table32.1"><table:table-cell table:style-name="Table32.A1" office:value-type="string"><text:p text:style-name="OOoTableText_28_CaptionNumber_29_">2</text:p></table:table-cell><table:table-cell table:style-name="Table32.A1" office:value-type="string"><text:p text:style-name="OOoTableText_28_Caption_29_">O úroveň níže</text:p></table:table-cell><table:covered-table-cell/><table:covered-table-cell/><table:table-cell table:style-name="Table32.A1" office:value-type="string"><text:p text:style-name="P20">9</text:p></table:table-cell><table:table-cell table:style-name="Table32.A1" office:value-type="string"><text:p text:style-name="OOoTableText_28_Caption_29_">Přesunout dolů včetně podčástí</text:p></table:table-cell></table:table-row><table:table-row table:style-name="Table32.3"><table:table-cell table:style-name="Table32.A1" office:value-type="string"><text:p text:style-name="OOoTableText_28_CaptionNumber_29_">3</text:p></table:table-cell><table:table-cell table:style-name="Table32.A1" office:value-type="string"><text:p text:style-name="OOoTableText_28_Caption_29_">O úroveň výše včetně podčástí</text:p></table:table-cell><table:table-cell table:style-name="Table32.A1" office:value-type="string"><text:p text:style-name="P20">6</text:p></table:table-cell><table:table-cell table:style-name="Table32.A1" office:value-type="string"><text:p text:style-name="OOoTableText_28_Caption_29_">Přesunout nahoru</text:p></table:table-cell><table:table-cell table:style-name="Table32.A1" office:value-type="string"><text:p text:style-name="P20">10</text:p></table:table-cell><table:table-cell table:style-name="Table32.A1" office:value-type="string"><text:p text:style-name="OOoTableText_28_Caption_29_">Restartovat číslování</text:p></table:table-cell></table:table-row><table:table-row table:style-name="Table32.4"><table:table-cell table:style-name="Table32.A1" office:value-type="string"><text:p text:style-name="OOoTableText_28_CaptionNumber_29_">4</text:p></table:table-cell><table:table-cell table:style-name="Table32.A1" office:value-type="string"><text:p text:style-name="OOoTableText_28_Caption_29_">O úroveň níže včetně podčástí</text:p></table:table-cell><table:table-cell table:style-name="Table32.A1" office:value-type="string"><text:p text:style-name="P20">7</text:p></table:table-cell><table:table-cell table:style-name="Table32.A1" office:value-type="string"><text:p text:style-name="OOoTableText_28_Caption_29_">Přesunout dolů</text:p></table:table-cell><table:table-cell table:style-name="Table32.A1" office:value-type="string"><text:p text:style-name="P20">11</text:p></table:table-cell><table:table-cell table:style-name="Table32.A1" office:value-type="string"><text:p text:style-name="OOoTableText_28_Caption_29_">Odrážky a číslování</text:p></table:table-cell></table:table-row></table:table><text:p text:style-name="P83">Obrázek <text:sequence text:ref-name="refFigure20" text:name="Figure" text:formula="ooow:Figure+1" style:num-format="1">21</text:sequence>: Nástrojová lišta Odrážky a číslování</text:p></draw:text-box></draw:frame></text:p>
      <text:h text:style-name="P109" text:outline-level="2"><text:bookmark-start text:name="__RefHeading__19530_697337876"/>Dělení slov<text:bookmark-end text:name="__RefHeading__19530_697337876"/></text:h>
      <text:p text:style-name="P15">Dělení slov je možné provádět několika způsoby: nechat program Writer, aby slova dělil automaticky (pomocí slovníků pro dělení slov), vkládat ručně volitelná rozdělení nebo slova nedělit vůbec.</text:p>
      <text:h text:style-name="P101" text:outline-level="3">Automatické dělení slov</text:h>
      <text:p text:style-name="P15">Chceme-li automatické dělení slov zapnout nebo vypnout:</text:p>
      <text:list xml:id="list1656943753" text:style-name="OOoNum_20_123">
        <text:list-item text:start-value="1">
          <text:p text:style-name="P106">Stiskneme <text:span text:style-name="OOoKeystroke">F11</text:span> (<text:span text:style-name="OOoKeystroke">⌘+T</text:span> v systému Mac), čímž otevřeme okno Styly a formátování, nebo, je-li otevřená postranní lišta, klepneme na záložku <text:span text:style-name="OOoMenuPath">Styly a formátování</text:span>, čímž otevřeme část Styly a formátování.</text:p>
        </text:list-item>
        <text:list-item>
          <text:p text:style-name="P135">Na záložce Styly odstavce (obrázek <text:sequence-ref text:reference-format="value" text:ref-name="refFigure21">22</text:sequence-ref>) klepneme pravým tlačítkem na <text:span text:style-name="OOoMenuPath">Výchozí styl</text:span> a vybereme <text:span text:style-name="OOoMenuPath">Upravit</text:span>.</text:p>
        </text:list-item>
      </text:list>
      <text:p text:style-name="P71"><draw:frame draw:style-name="fr8" draw:name="Frame25" text:anchor-type="as-char" svg:width="6.299cm" draw:z-index="3"><draw:text-box fo:min-height="5.976cm"><text:p text:style-name="OOoFigureCaption"><draw:frame draw:style-name="fr12" draw:name="graphics16" text:anchor-type="as-char" svg:width="6.299cm" svg:height="5.232cm" draw:z-index="4"><draw:image xlink:href="Pictures/10000000000000EE000000C6D7F825DE.png" xlink:type="simple" xlink:show="embed" xlink:actuate="onLoad"/></draw:frame></text:p><text:p text:style-name="P43">Obrázek <text:sequence text:ref-name="refFigure21" text:name="Figure" text:formula="ooow:Figure+1" style:num-format="1">22</text:sequence>: Úprava stylu</text:p></draw:text-box></draw:frame></text:p>
      <text:list xml:id="list95521094043157" text:continue-numbering="true" text:style-name="OOoNum_20_123">
        <text:list-item>
          <text:p text:style-name="P135">V dialogovém okně Styl odstavce (obrázek <text:sequence-ref text:reference-format="value" text:ref-name="refFigure22">23</text:sequence-ref>) přejdeme na záložku <text:span text:style-name="OOoEmphasis">Tok textu</text:span>.</text:p>
        </text:list-item>
        <text:list-item>
          <text:p text:style-name="P137">V části Dělení slov vybereme nebo zrušíme výběr možnosti <text:span text:style-name="OOoMenuPath">Automaticky</text:span>. Klepneme na <text:span text:style-name="OOoMenuPath">OK</text:span>.</text:p>
        </text:list-item>
      </text:list>
      <text:p text:style-name="P37"><text:soft-page-break/><draw:frame draw:style-name="fr3" draw:name="Frame24" text:anchor-type="as-char" svg:width="15.342cm" draw:z-index="5"><draw:text-box fo:min-height="6.244cm"><text:p text:style-name="OOoFigureCaption"><draw:frame draw:style-name="fr25" draw:name="Graphic34" text:anchor-type="as-char" svg:width="15.342cm" svg:height="5.41cm" draw:z-index="6"><draw:image xlink:href="Pictures/1000000000000244000000CC000BC05F.png" xlink:type="simple" xlink:show="embed" xlink:actuate="onLoad"/></draw:frame></text:p><text:p text:style-name="P43">Obrázek <text:sequence text:ref-name="refFigure22" text:name="Figure" text:formula="ooow:Figure+1" style:num-format="1">23</text:sequence>: Zapínání automatického dělení slov</text:p></draw:text-box></draw:frame></text:p>
      <table:table table:name="Table33" table:style-name="Table33">
        <table:table-column table:style-name="Table33.A"/>
        <table:table-column table:style-name="Table33.B"/>
        <table:table-row>
          <table:table-cell table:style-name="Table33.A1" office:value-type="string">
            <text:p text:style-name="P66">Poznámka</text:p>
          </table:table-cell>
          <table:table-cell table:style-name="Table33.B1" office:value-type="string">
            <text:p text:style-name="P21">Zapnutí dělení slov ve stylu odstavce Výchozí styl se projeví ve všech odstavcích, které jsou na tomto stylu založeny. Jiné styly můžeme jednotlivě změnit tak, aby v nich dělení slov nebylo zapnuté (pokud například nechceme, aby se rozdělovala slova v nadpisech). Styly, které nejsou založeny na stylu Výchozí styl, nebudou ovlivněny. Více informací o stylech založených na jiných stylech se nachází v kapitole 3 <text:span text:style-name="T11">Používáme styly a šablony</text:span>.</text:p>
          </table:table-cell>
        </table:table-row>
      </table:table>
      <text:p text:style-name="P32">Dělení slov můžeme nastavit také pomocí <text:span text:style-name="OOoMenuPath">Nástroje &gt; Možnosti &gt; Jazyková nastavení &gt; Pomůcky pro psaní</text:span>. V části Možnosti v dolní části dialogového okna najdeme nastavení dělení slov.</text:p>
      <text:p text:style-name="P41"><draw:frame draw:style-name="fr3" draw:name="Frame23" text:anchor-type="as-char" svg:width="13.919cm" draw:z-index="0"><draw:text-box fo:min-height="3.66cm"><text:p text:style-name="P42"><draw:frame draw:style-name="fr26" draw:name="graphics42" text:anchor-type="as-char" svg:width="13.809cm" svg:height="2.993cm" draw:z-index="0"><draw:image xlink:href="Pictures/10000000000001E2000000666AAFD569.png" xlink:type="simple" xlink:show="embed" xlink:actuate="onLoad"/></draw:frame></text:p><text:p text:style-name="P45">Obrázek <text:sequence text:ref-name="refFigure23" text:name="Figure" text:formula="ooow:Figure+1" style:num-format="1">24</text:sequence>: Nastavení možností dělení slov</text:p></draw:text-box></draw:frame></text:p>
      <text:p text:style-name="P2">Chceme-li změnit minimální počet znaků pro rozdělení, minimální počet znaků před zalomením řádku nebo minimální počet znaků za zalomením řádku, zvolíme v části Možnosti příslušnou položku a klepneme na tlačítko <text:span text:style-name="OOoMenuPath">Upravit</text:span>.</text:p>
      <text:p text:style-name="P2">Nastavení dělení slov v okně Pomůcky pro psaní se projeví pouze tehdy, když je dělení slov zapnuto pomocí stylů odstavce.</text:p>
      <text:h text:style-name="P101" text:outline-level="3">Ruční dělení slov</text:h>
      <text:p text:style-name="P2">Chceme-li slova dělit <text:alphabetical-index-mark text:string-value="ruční" text:key1="dělení slov"/>ručně, nepoužijeme běžný spojovník, který zůstává viditelný, i když se slovo už nenachází na konci řádku poté, co vložíme či smažeme text nebo změní okraje či velikost písma. Místo toho použijeme volitelné rozdělení, které je viditelné pouze v případě potřeby.</text:p>
      <text:p text:style-name="P2">Chceme-li volitelné rozdělení vložit do slova, klepneme na místo, kde se má zobrazit a stiskneme <text:span text:style-name="OOoKeystroke">Ctrl+spojovník</text:span>. Slovo se rozdělí na daném místě, pokud se nachází na konci řádku, a to i tehdy, je-li automatické dělení slov pro daný odstavec vypnuto.</text:p>
      <text:h text:style-name="P123" text:outline-level="1"><text:bookmark-start text:name="__RefHeading__19534_697337876"/><text:soft-page-break/><text:alphabetical-index-mark text:string-value="formátování stránek"/>Formátování stránek<text:bookmark-end text:name="__RefHeading__19534_697337876"/></text:h>
      <text:p text:style-name="P33">Writer nabízí několik způsobů jak <text:alphabetical-index-mark text:string-value="rozvržení stránek"/>změnit rozvržení stránky: styly stránky, sloupce, rámce, tabulky a sekce. Více informací se nachází v kapitole 4 Formatting Pages příručky <text:span text:style-name="OOoEmphasis">Writer Guide</text:span>.</text:p>
      <table:table table:name="Table42" table:style-name="Table42">
        <table:table-column table:style-name="Table42.A"/>
        <table:table-column table:style-name="Table42.B"/>
        <table:table-row>
          <table:table-cell table:style-name="Table42.A1" office:value-type="string">
            <text:p text:style-name="P66">Tip</text:p>
          </table:table-cell>
          <table:table-cell table:style-name="Table42.B1" office:value-type="string">
            <text:p text:style-name="P21">Zobrazení rozvržení stránky je přehlednější, jestliže v nabídce <text:span text:style-name="OOoMenuPath">Nástroje &gt; Možnosti &gt; LibreOffice &gt; Vzhled</text:span> zobrazíme hranice textu, objektů, tabulek a sekcí a v nabídce <text:span text:style-name="OOoMenuPath">Nástroje &gt; Možnosti &gt; LibreOffice Writer &gt; Pomůcky pro formátování</text:span> zapneme zobrazení konců odstavců, tabulátorů, zalomení a dalších položek.</text:p>
          </table:table-cell>
        </table:table-row>
      </table:table>
      <text:h text:style-name="P109" text:outline-level="2"><text:bookmark-start text:name="__RefHeading__19536_697337876"/>Jaký způsob rozvržení zvolit?<text:bookmark-end text:name="__RefHeading__19536_697337876"/></text:h>
      <text:p text:style-name="P2"><text:alphabetical-index-mark text:string-value="způsoby rozvržení"/>Způsob rozvržení je třeba zvolit podle toho, jak má výsledný dokument vypadat a jaký druh informací bude obsahovat. Zde je několik příkladů.</text:p>
      <table:table table:name="Table34" table:style-name="Table34">
        <table:table-column table:style-name="Table34.A"/>
        <table:table-column table:style-name="Table34.B"/>
        <table:table-row table:style-name="Table34.1">
          <table:table-cell table:style-name="Table34.A1" office:value-type="string">
            <text:p text:style-name="P39">Pro knihy podobné této příručce, s jedním sloupcem textu, v němž jsou umístěny obrázky bez popisu i s popisem, použijeme styly stránky se základním rozvržením. V případě potřeby použijeme pro obrázky a jejich popis tabulky.</text:p>
          </table:table-cell>
          <table:table-cell table:style-name="Table34.A1" office:value-type="string">
            <text:p text:style-name="P46"><draw:frame draw:style-name="fr13" draw:name="graphics24" text:anchor-type="as-char" svg:width="7.646cm" svg:height="6.588cm" draw:z-index="0"><draw:image xlink:href="Pictures/1000000000000121000000F96C22D137.png" xlink:type="simple" xlink:show="embed" xlink:actuate="onLoad"/></draw:frame></text:p>
          </table:table-cell>
        </table:table-row>
        <table:table-row table:style-name="Table34.1">
          <table:table-cell table:style-name="Table34.A1" office:value-type="string">
            <text:p text:style-name="P2">Pro seznamy nebo jiné dokumenty se dvěma sloupci textu, ve kterých text pokračuje z levého sloupce do pravého a pak na další stránku, použijeme styly stránky se dvěma sloupci. Pokud má být název dokumentu na první stránce na celou šířku stránky, umístíme ho do sekce s jedním sloupcem.</text:p>
          </table:table-cell>
          <table:table-cell table:style-name="Table34.A1" office:value-type="string">
            <text:p text:style-name="P46"><draw:frame draw:style-name="fr13" draw:name="graphics25" text:anchor-type="as-char" svg:width="7.398cm" svg:height="6.987cm" draw:z-index="0"><draw:image xlink:href="Pictures/10000201000001200000010810EE5803.png" xlink:type="simple" xlink:show="embed" xlink:actuate="onLoad"/></draw:frame></text:p>
          </table:table-cell>
        </table:table-row>
        <text:soft-page-break/>
        <table:table-row table:style-name="Table34.3">
          <table:table-cell table:style-name="Table34.A1" office:value-type="string">
            <text:p text:style-name="P2">Pro zpravodaj se složitějším rozvržením se dvěma nebo třemi sloupci na stránce a články, které pokračují z jedné strany na jiné místo i o několik stran dále, použijeme pro základní rozvržení styly stránky. V případě potřeby umístíme články do propojených rámců a obrázky ukotvíme na stránce na pevná umístění.</text:p>
          </table:table-cell>
          <table:table-cell table:style-name="Table34.A1" office:value-type="string">
            <text:p text:style-name="P44"><draw:frame draw:style-name="fr13" draw:name="graphics26" text:anchor-type="as-char" svg:width="7.62cm" svg:height="6.932cm" draw:z-index="0"><draw:image xlink:href="Pictures/100000000000012000000106D82A4C99.png" xlink:type="simple" xlink:show="embed" xlink:actuate="onLoad"/></draw:frame></text:p>
          </table:table-cell>
        </table:table-row>
        <table:table-row table:style-name="Table34.1">
          <table:table-cell table:style-name="Table34.A1" office:value-type="string">
            <text:p text:style-name="P2">Pro dokumenty, v nichž jsou uvedeny pojmy hned vedle svého vysvětlení nebo překladu, použijeme tabulku, aby byly položky zarovnané a abychom mohli psát do obou „sloupců“.</text:p>
          </table:table-cell>
          <table:table-cell table:style-name="Table34.A1" office:value-type="string">
            <text:p text:style-name="P46"><draw:frame draw:style-name="fr13" draw:name="graphics27" text:anchor-type="as-char" svg:width="7.414cm" svg:height="7.038cm" draw:z-index="0"><draw:image xlink:href="Pictures/10000201000001220000010ADACD3E6B.png" xlink:type="simple" xlink:show="embed" xlink:actuate="onLoad"/></draw:frame></text:p>
          </table:table-cell>
        </table:table-row>
      </table:table>
      <text:h text:style-name="P109" text:outline-level="2"><text:bookmark-start text:name="__RefHeading__19538_697337876"/><text:reference-mark-start text:name="Creating headers and footers"/>Vytváření záhlaví a zápatí<text:bookmark-end text:name="__RefHeading__19538_697337876"/><text:reference-mark-end text:name="Creating headers and footers"/></text:h>
      <text:p text:style-name="P27">Záhlaví je oblast, která se nachází v horní části stránky nad horním okrajem. Zápatí se nachází v dolní části stránky pod dolním okrajem. Informace vložené do záhlaví nebo zápatí (například čísla stránek) se zobrazují na každé stránce dokumentu podle daného stylu stránky.</text:p>
      <text:h text:style-name="P101" text:outline-level="3">Vkládání záhlaví nebo zápatí</text:h>
      <text:p text:style-name="P15">Záhlaví můžeme vložit jedním z následujících způsobů:</text:p>
      <text:list xml:id="list95519918507193" text:continue-list="list95519983432087" text:style-name="OOoBullets_20_1">
        <text:list-item>
          <text:p text:style-name="P116">Zvolíme <text:span text:style-name="OOoMenuPath">Vložit &gt; Záhlaví &gt; Výchozí styl</text:span> (nebo <text:span text:style-name="T11">ji</text:span><text:span text:style-name="T11">ný</text:span> styl stránky, pokud nejde o Výchozí styl).</text:p>
        </text:list-item>
        <text:list-item>
          <text:p text:style-name="P130">Klepneme do oblasti nad horním okrajem textu, tím zobrazíme značku záhlaví (obrázek <text:sequence-ref text:reference-format="category-and-value" text:ref-name="refFigure24">25</text:sequence-ref>) a následně klepneme na <text:span text:style-name="OOoMenuPath">+</text:span>.</text:p>
        </text:list-item>
      </text:list>
      <text:p text:style-name="P97"><draw:frame draw:style-name="fr2" draw:name="Frame21" text:anchor-type="as-char" svg:width="17cm" draw:z-index="0"><draw:text-box fo:min-height="3.494cm"><text:p text:style-name="OOoFigureCaption"><draw:frame draw:style-name="fr27" draw:name="graphics21" text:anchor-type="as-char" svg:width="17cm" svg:height="2.919cm" draw:z-index="0"><draw:image xlink:href="Pictures/10000000000003D9000000E2BEAC5F5B.png" xlink:type="simple" xlink:show="embed" xlink:actuate="onLoad"/></draw:frame></text:p><text:p text:style-name="OOoFigureCaption">Obrázek <text:sequence text:ref-name="refFigure24" text:name="Figure" text:formula="ooow:Figure+1" style:num-format="1">25</text:sequence>: Značka záhlaví v horní části textové oblasti</text:p></draw:text-box></draw:frame></text:p>
      <text:p text:style-name="P2"><text:soft-page-break/>Jakmile je záhlaví vytvořeno, v její značce se objeví šipka dolů. Klepnutím na šipku rozbalíme nabídku s možnostmi práce se záhlavím (obrázek <text:sequence-ref text:reference-format="category-and-value" text:ref-name="refFigure25">26</text:sequence-ref>).</text:p>
      <text:p text:style-name="P71"><draw:frame draw:style-name="fr9" draw:name="Frame22" text:anchor-type="as-char" svg:width="17cm" draw:z-index="0"><draw:text-box fo:min-height="3.641cm"><text:p text:style-name="P52"><draw:frame draw:style-name="fr27" draw:name="graphics35" text:anchor-type="as-char" svg:width="17cm" svg:height="3.281cm" draw:z-index="0"><draw:image xlink:href="Pictures/10000000000003C9000000F3D1A501F8.png" xlink:type="simple" xlink:show="embed" xlink:actuate="onLoad"/></draw:frame></text:p><text:p text:style-name="P52">Obrázek <text:sequence text:ref-name="refFigure25" text:name="Figure" text:formula="ooow:Figure+1" style:num-format="1">26</text:sequence>: Nabídka záhlaví</text:p></draw:text-box></draw:frame></text:p>
      <text:p text:style-name="P2">K formátování záhlaví můžeme použít nabídku zobrazenou na <text:sequence-ref text:reference-format="category-and-value" text:ref-name="refFigure25">obrázku 24</text:sequence-ref> nebo nabídku <text:span text:style-name="OOoMenuPath">Formát &gt; Stránka &gt; Záhlaví</text:span>. Oběma způsoby otevřeme stejnou záložku v dialogovém okně Styl stránky.</text:p>
      <text:h text:style-name="P101" text:outline-level="3">Vkládání obsahu záhlaví a zápatí</text:h>
      <text:p text:style-name="P2">Do záhlaví nebo zápatí se často vkládají informace jako název dokumentu a názvy kapitol. Nejlepší je tyto položky vkládat jako pole. V takovém případě se při jakékoliv změně záhlaví i zápatí automaticky aktualizuje. Dále je popsán jeden z běžných příkladů.</text:p>
      <text:p text:style-name="P15">Když chceme vložit název dokumentu do hlavičky:</text:p>
      <text:list xml:id="list983377925" text:style-name="OOoNum_20_123">
        <text:list-item text:start-value="1">
          <text:p text:style-name="P107">Zvolíme <text:span text:style-name="OOoMenuPath">Soubor &gt; Vlastnosti &gt; Popis</text:span> a zadáme název dokumentu.</text:p>
        </text:list-item>
        <text:list-item>
          <text:p text:style-name="OOoNum_20_123_20_Cont.">Vložíme záhlaví (<text:span text:style-name="OOoMenuPath">Vložit &gt; Záhlaví &gt; Výchozí</text:span>).</text:p>
        </text:list-item>
        <text:list-item>
          <text:p text:style-name="OOoNum_20_123_20_Cont.">Umístíme kurzor do záhlaví stránky.</text:p>
        </text:list-item>
        <text:list-item>
          <text:p text:style-name="OOoNum_20_123_20_Cont.">Zvolíme <text:span text:style-name="OOoMenuPath">Vložit &gt; Pole &gt; Název</text:span>. Název se zobrazí na šedém pozadí (které se však nezobrazuje při tisku a navíc se dá vypnout).</text:p>
        </text:list-item>
        <text:list-item>
          <text:p text:style-name="P138">Chceme-li název dokumentu změnit, přejdeme zpět na <text:span text:style-name="OOoMenuPath">Soubor &gt; Vlastnosti &gt; Popis</text:span>.</text:p>
        </text:list-item>
      </text:list>
      <text:p text:style-name="P2">Pole jsou podrobně popsána v kapitole 14 Working with Fields příručky <text:span text:style-name="OOoEmphasis">Writer Guide</text:span>.</text:p>
      <text:p text:style-name="P2">Více informací o záhlaví a zápatí se nachází v kapitole 4 Formatting Pages a kapitole 6 Introduction to Styles příručky <text:span text:style-name="OOoEmphasis">Writer Guide</text:span>.</text:p>
      <text:h text:style-name="P109" text:outline-level="2"><text:bookmark-start text:name="__RefHeading__19540_697337876"/><text:alphabetical-index-mark text:string-value="číslování stránek"/>Číslování stránek<text:alphabetical-index-mark text:string-value="stránky, číslování"/><text:bookmark-end text:name="__RefHeading__19540_697337876"/></text:h>
      <text:h text:style-name="P102" text:outline-level="3">Zobrazení čísla strany</text:h>
      <text:p text:style-name="OOoTextBody_5f_ListIntro">Chceme-li zobrazovat čísla stránek automaticky:</text:p>
      <text:list xml:id="list2041868204" text:style-name="OOoNum_20_123">
        <text:list-item text:start-value="1">
          <text:p text:style-name="P107">Vložíme záhlaví nebo zápatí podle popisu v předchozí části „<text:reference-ref text:reference-format="text" text:ref-name="Creating headers and footers">Vytváření záhlaví a zápatí</text:reference-ref>“.</text:p>
        </text:list-item>
        <text:list-item>
          <text:p text:style-name="P138">Umístíme kurzor do záhlaví nebo zápatí na místo, kde se má číslo stránky zobrazit, zvolíme <text:span text:style-name="OOoMenuPath">Vložit &gt; Pole &gt; Číslo stránky</text:span>.</text:p>
        </text:list-item>
      </text:list>
      <text:h text:style-name="P103" text:outline-level="3">Vkládání celkového počtu stránek</text:h>
      <text:p text:style-name="P15">Chceme-li do číslování zahrnout celkový počet stránek (například „stránka 1 z 12“):</text:p>
      <text:list xml:id="list1795993899" text:style-name="OOoNum_20_123">
        <text:list-item text:start-value="1">
          <text:p text:style-name="P107">Napíšeme slovo „stránka“ a mezeru, pak vložíme číslo stránky podle předchozího popisu.</text:p>
        </text:list-item>
        <text:list-item>
          <text:p text:style-name="P138">Vložíme mezeru, napíšeme slovo „z“, mezeru zopakujeme a zvolíme <text:span text:style-name="OOoMenuPath">Vložit &gt; Pole &gt; Počet stránek</text:span>.</text:p>
        </text:list-item>
      </text:list>
      <table:table table:name="Table35" table:style-name="Table35">
        <table:table-column table:style-name="Table35.A"/>
        <table:table-column table:style-name="Table35.B"/>
        <table:table-row>
          <table:table-cell table:style-name="Table35.A1" office:value-type="string">
            <text:p text:style-name="P66">Poznámka</text:p>
          </table:table-cell>
          <table:table-cell table:style-name="Table35.B1" office:value-type="string">
            <text:p text:style-name="P21">Pole Počet stránek zobrazuje celkový počet stránek dokumentu, jak je to uvedeno na záložce Statistika v okně Vlastnosti dokumentu (<text:span text:style-name="OOoMenuPath">Soubor &gt; Vlastnosti</text:span>). Pokud někde v dokumentu číslování stránek restartujeme, celkový počet stránek nemusí být vhodný. Více informací se nachází v kapitole 4 Formatting Pages příručky <text:span text:style-name="OOoEmphasis">Writer Guide</text:span>.</text:p>
          </table:table-cell>
        </table:table-row>
      </table:table>
      <text:h text:style-name="P101" text:outline-level="3"><text:soft-page-break/>Restartování číslování stránek</text:h>
      <text:p text:style-name="P2">Často je nutné restartovat číslování stránek od čísla 1, například od titulní stránky nebo od obsahu. Kromě toho má mnoho dokumentů „úvodní stránky“ (jako například obsah) číslovány římskými číslicemi a hlavní stránky dokumentu číslovány arabskými číslicemi začínajícími od čísla 1.</text:p>
      <text:p text:style-name="P2">Číslování stránek lze restartovat dvěma způsoby.</text:p>
      <text:p text:style-name="P15"><text:span text:style-name="OOoStrongEmphasis">Způsob 1:</text:span></text:p>
      <text:list xml:id="list1241550889" text:style-name="OOoNum_20_123">
        <text:list-item text:start-value="1">
          <text:p text:style-name="P108">Umístíme kurzor do prvního odstavce nové stránky.</text:p>
        </text:list-item>
        <text:list-item>
          <text:p text:style-name="OOoNum_20_123_20_Cont.">Zvolíme <text:span text:style-name="OOoMenuPath">Formát &gt; Odstavec.</text:span></text:p>
        </text:list-item>
        <text:list-item>
          <text:p text:style-name="OOoNum_20_123_20_Cont.">Na záložce Tok textu v dialogovém okně Odstavec (<text:sequence-ref text:reference-format="category-and-value" text:ref-name="refFigure22">obrázek 23</text:sequence-ref> na stránce <text:sequence-ref text:reference-format="page" text:ref-name="refFigure22">25</text:sequence-ref>) přejdeme do části <text:span text:style-name="OOoMenuPath">Zalomení</text:span>.</text:p>
        </text:list-item>
        <text:list-item>
          <text:p text:style-name="OOoNum_20_123_20_Cont.">Vybereme <text:span text:style-name="OOoMenuPath">Vložit</text:span>, poté <text:span text:style-name="OOoMenuPath">Se stylem stránky</text:span> a zvolíme styl stránky, který se má použít.</text:p>
        </text:list-item>
        <text:list-item>
          <text:p text:style-name="P138">Zadáme číslo stránky, od kterého se má začít, a klepneme na <text:span text:style-name="OOoMenuPath">OK</text:span>.</text:p>
        </text:list-item>
      </text:list>
      <table:table table:name="Table40" table:style-name="Table40">
        <table:table-column table:style-name="Table40.A"/>
        <table:table-column table:style-name="Table40.B"/>
        <table:table-row>
          <table:table-cell table:style-name="Table40.A1" office:value-type="string">
            <text:p text:style-name="P66">Tip</text:p>
          </table:table-cell>
          <table:table-cell table:style-name="Table40.B1" office:value-type="string">
            <text:p text:style-name="P21">Způsob 1 je užitečný také tehdy, pokud chceme první stránku dokumentu začít číslovat od čísla, které je větší než 1. Například můžeme psát knihu, jejíž každá kapitola se nachází v samostatném souboru. Kapitola 1 může začínat číslem 1, ale kapitola 2 by měla začínat stránkou 25 a kapitola 3 stránkou 51.</text:p>
          </table:table-cell>
        </table:table-row>
      </table:table>
      <text:p text:style-name="P15"><text:span text:style-name="OOoStrongEmphasis">Způsob 2:</text:span></text:p>
      <text:list xml:id="list1606255589" text:style-name="OOoNum_20_123">
        <text:list-item text:start-value="1">
          <text:p text:style-name="P107"><text:span text:style-name="OOoMenuPath">Vložit &gt; Ruční zalomení.</text:span></text:p>
        </text:list-item>
        <text:list-item>
          <text:p text:style-name="OOoNum_20_123_20_Cont.">V dialogovém okně Vložit zalomení je výchozí volba <text:span text:style-name="OOoMenuPath">Zalomení stránky</text:span> (<text:sequence-ref text:reference-format="category-and-value" text:ref-name="refFigure26">obrázek 27</text:sequence-ref>).</text:p>
        </text:list-item>
        <text:list-item>
          <text:p text:style-name="OOoNum_20_123_20_Cont.">Zvolíme požadovaný <text:span text:style-name="OOoMenuPath">Styl</text:span> stránky.</text:p>
        </text:list-item>
        <text:list-item>
          <text:p text:style-name="OOoNum_20_123_20_Cont.">Vybereme <text:span text:style-name="OOoMenuPath">Změnit číslo stránky.</text:span></text:p>
        </text:list-item>
        <text:list-item>
          <text:p text:style-name="P138">Zadáme číslo stránky, od kterého se má začít, a klepneme na <text:span text:style-name="OOoMenuPath">OK</text:span>.</text:p>
        </text:list-item>
      </text:list>
      <text:p text:style-name="P80"><draw:frame draw:style-name="fr3" draw:name="Frame37" text:anchor-type="as-char" svg:width="11.927cm" draw:z-index="0"><draw:text-box fo:min-height="5.888cm"><text:p text:style-name="P59"><draw:frame draw:style-name="fr13" draw:name="graphics29" text:anchor-type="as-char" svg:width="7.239cm" svg:height="6.071cm" draw:z-index="0"><draw:image xlink:href="Pictures/1000000000000112000000E59B777623.png" xlink:type="simple" xlink:show="embed" xlink:actuate="onLoad"/></draw:frame></text:p><text:p text:style-name="P51">Obrázek <text:sequence text:ref-name="refFigure26" text:name="Figure" text:formula="ooow:Figure+1" style:num-format="1">27 </text:sequence>: Restartování číslování stránek po vložení ručního zalomení.</text:p></draw:text-box></draw:frame></text:p>
      <text:h text:style-name="P109" text:outline-level="2"><text:bookmark-start text:name="__RefHeading__19542_697337876"/><text:alphabetical-index-mark text:string-value="okraje stránky"/>Změna <text:alphabetical-index-mark text:string-value="okraje (Writer)"/>okrajů stránky<text:bookmark-end text:name="__RefHeading__19542_697337876"/></text:h>
      <text:p text:style-name="P15">Okraje stránky lze změnit třemi způsoby:</text:p>
      <text:list xml:id="list1366376877" text:style-name="OOoBullets_20_1">
        <text:list-item text:start-value="1">
          <text:p text:style-name="P116">Pomocí pravítek – rychlé a jednoduché, ale neumožňuje jemné nastavení</text:p>
        </text:list-item>
        <text:list-item>
          <text:p text:style-name="OOoList_20_1_20_Cont.">Pomocí dialogového okna Styl stránky – umožňuje zadat okraje s přesností na dvě desetinná místa</text:p>
        </text:list-item>
        <text:list-item>
          <text:p text:style-name="P133">Pomocí panelu Stránka v části Vlastnosti postranní lišty</text:p>
        </text:list-item>
      </text:list>
      <table:table table:name="Table3" table:style-name="Table3">
        <table:table-column table:style-name="Table3.A"/>
        <table:table-column table:style-name="Table3.B"/>
        <text:soft-page-break/>
        <table:table-row>
          <table:table-cell table:style-name="Table3.A1" office:value-type="string">
            <text:p text:style-name="OOoTip_2f_Note_2f_Caution">Upozornění</text:p>
            <text:p text:style-name="OOoTip_2f_Note_2f_Caution"><draw:frame draw:style-name="fr19" draw:name="Graphic1" text:anchor-type="as-char" svg:y="-0.669cm" svg:width="1.094cm" svg:height="1.011cm" draw:z-index="0"><draw:image xlink:href="Pictures/10000201000000500000004A5CA4FE42.png" xlink:type="simple" xlink:show="embed" xlink:actuate="onLoad"/></draw:frame></text:p>
          </table:table-cell>
          <table:table-cell table:style-name="Table3.B1" office:value-type="string">
            <text:p text:style-name="P25">Pokud změníme okraje, nové okraje ovlivní styl stránky a zobrazí se při příštím otevření dialogového okna Styl stránky.</text:p>
            <text:p text:style-name="P25">Jelikož se změní styl stránky, změněné okraje se použijí na <text:span text:style-name="OOoStrongEmphasis">všech</text:span> stránkách, které daný styl používají.</text:p>
          </table:table-cell>
        </table:table-row>
      </table:table>
      <text:p text:style-name="OOoTextBody_5f_ListIntro">Chceme-li změnit okraje pomocí pravítek:</text:p>
      <text:list xml:id="list1855912194" text:style-name="OOoNum_20_123">
        <text:list-item text:start-value="1">
          <text:p text:style-name="P107">Šedé části pravítek představují okraje. Umístíme ukazatel myši nad čáru mezi šedou a bílou částí pravítka. Ukazatel se změní na dvojitou šipku, přičemž v tipu se zobrazí aktuální nastavení.</text:p>
        </text:list-item>
        <text:list-item>
          <text:p text:style-name="P138">Podržíme levé tlačítko myši a okraj posuneme na nové místo.</text:p>
        </text:list-item>
      </text:list>
      <text:p text:style-name="P71"><draw:frame draw:style-name="fr3" draw:name="Frame26" text:anchor-type="as-char" svg:width="5.918cm" draw:z-index="0"><draw:text-box fo:min-height="5.459cm"><text:p text:style-name="P60"><draw:frame draw:style-name="fr13" draw:name="graphics30" text:anchor-type="as-char" svg:width="5.918cm" svg:height="5.004cm" draw:z-index="0"><draw:image xlink:href="Pictures/10000000000000E0000000BD9E2E1101.png" xlink:type="simple" xlink:show="embed" xlink:actuate="onLoad"/></draw:frame></text:p><text:p text:style-name="P60">Obrázek <text:sequence text:ref-name="refFigure27" text:name="Figure" text:formula="ooow:Figure+1" style:num-format="1">28</text:sequence>: Posouvání okrajů</text:p></draw:text-box></draw:frame></text:p>
      <table:table table:name="Table38" table:style-name="Table38">
        <table:table-column table:style-name="Table38.A"/>
        <table:table-column table:style-name="Table38.B"/>
        <table:table-row>
          <table:table-cell table:style-name="Table38.A1" office:value-type="string">
            <text:p text:style-name="P66">Upozornění</text:p>
            <text:p text:style-name="P66"><draw:frame draw:style-name="fr19" draw:name="graphics38" text:anchor-type="as-char" svg:y="-0.669cm" svg:width="1.094cm" svg:height="1.011cm" draw:z-index="0"><draw:image xlink:href="Pictures/10000201000000500000004A5CA4FE42.png" xlink:type="simple" xlink:show="embed" xlink:actuate="onLoad"/></draw:frame></text:p>
          </table:table-cell>
          <table:table-cell table:style-name="Table38.B1" office:value-type="string">
            <text:p text:style-name="P18">Malé hroty šipek na pravítku (šedé trojúhelníky) se používají pro odsazení odstavců. Častokrát se nacházejí na stejném místě jako okraje stránky, proto je potřeba dát pozor, zda opravdu posouváme značku okraje a ne šipky odstavců. Dvojité šipky zobrazené na <text:span text:style-name="T4"><text:sequence-ref text:reference-format="category-and-value" text:ref-name="refFigure27">obrázku 28</text:sequence-ref></text:span> znázorňují ukazatele myši, jak se zobrazí ve správné pozici <text:span text:style-name="T11">pro posunutí okrajů</text:span>.</text:p>
          </table:table-cell>
        </table:table-row>
      </table:table>
      <text:p text:style-name="P15">Chceme-li změnit okraje pomocí dialogového okna Styl stránky:</text:p>
      <text:list xml:id="list359745646" text:style-name="OOoNum_20_123">
        <text:list-item text:start-value="1">
          <text:p text:style-name="P107">Klepneme kdekoliv na stránce pravým tlačítkem myši a z místní nabídky vybereme <text:span text:style-name="OOoMenuPath">Stránka</text:span>.</text:p>
        </text:list-item>
        <text:list-item>
          <text:p text:style-name="P138">Na záložce <text:span text:style-name="OOoMenuPath">Stránka</text:span> dialogového okna, které se otevře, zadáme požadované vzdálenosti do polí v části Okraje.</text:p>
        </text:list-item>
      </text:list>
      <text:p text:style-name="P17">Chceme-li změnit okraje pomocí panelu Stránka v části Vlastnosti postranní lišty:</text:p>
      <text:list xml:id="list95519461593360" text:continue-list="list95520029539269" text:style-name="OOoNum_20_123">
        <text:list-item text:start-value="1">
          <text:p text:style-name="OOoNum_20_123_20_Start">Na otevřené postranní liště (<text:span text:style-name="OOoMenuPath">Zobrazit &gt; Postranní lišta</text:span>) vybereme kartu <text:span text:style-name="OOoMenuPath">Vlastnosti</text:span>.</text:p>
        </text:list-item>
        <text:list-item>
          <text:p text:style-name="OOoNum_20_123_20_Cont.">Pokud je panel Stránka uzavřen, otevřeme jej klepnutím na značku (<text:span text:style-name="OOoMenuPath">+</text:span>) v záhlaví panelu.</text:p>
        </text:list-item>
        <text:list-item>
          <text:p text:style-name="OOoNum_20_123_20_End">Klepnutím na tlačítko <text:span text:style-name="OOoMenuPath">Okraje</text:span> otevřeme okno, ve kterém zadáme požadované rozměry do polí <text:span text:style-name="OOoMenuPath">Vlastní</text:span> (klepnutím na tlačítko <text:span text:style-name="OOoMenuPath">Další možnosti</text:span> otevřeme dialogové okno Styl stránky).</text:p>
        </text:list-item>
      </text:list>
      <text:h text:style-name="P123" text:outline-level="1"><text:bookmark-start text:name="__RefHeading__19544_697337876"/>Přidávání komentářů do dokumentu<text:bookmark-end text:name="__RefHeading__19544_697337876"/></text:h>
      <text:p text:style-name="P2">Autoři a recenzenti si často pomocí <text:alphabetical-index-mark text:string-value="komentáře, přidávání"/>komentářů vyměňují nápady, kladou dotazy nebo označují záležitosti, kterým je třeba věnovat pozornost.</text:p>
      <text:p text:style-name="P14">Komentář můžeme vložit k bloku textu sestávajícímu z několika odstavců, nebo můžeme vybrat jen jeden bod, kam se komentář vloží.</text:p>
      <text:p text:style-name="P14">Chceme-li komentář vložit, vybereme text nebo umístíme kurzor na místo, ke kterému se komentář vztahuje, a zvolíme <text:span text:style-name="OOoMenuPath">Vložit &gt; Komentář</text:span> nebo stiskneme <text:span text:style-name="OOoKeystroke">Ctrl+Alt+C</text:span>. Bod ukotvení se tečkovanou čarou spojí s polem na pravé straně stránky, kam můžeme zadat text komentáře. Současně se napravo od vodorovného pravítka přidá tlačítko Komentáře; klepnutím na něj přepneme mezi zobrazením a skrytím komentářů.</text:p>
      <text:p text:style-name="P14"><text:soft-page-break/>Writer automaticky přidává na konec komentáře jméno autora a časové razítko, které představuje čas vytvoření komentáře. <text:sequence-ref text:reference-format="category-and-value" text:ref-name="refFigure28">Obrázek 29</text:sequence-ref> zobrazuje příklad textu s komentáři od dvou různých autorů.</text:p>
      <text:p text:style-name="P71"><draw:frame draw:style-name="fr3" draw:name="Frame36" text:anchor-type="as-char" svg:width="16.739cm" draw:z-index="0"><draw:text-box fo:min-height="6.068cm"><text:p text:style-name="P52"><draw:frame draw:style-name="fr28" draw:name="graphics32" text:anchor-type="as-char" svg:width="16.739cm" svg:height="5.436cm" draw:z-index="0"><draw:image xlink:href="Pictures/10000000000002BF000000E465066095.png" xlink:type="simple" xlink:show="embed" xlink:actuate="onLoad"/></draw:frame></text:p><text:p text:style-name="P52">Obrázek <text:sequence text:ref-name="refFigure28" text:name="Figure" text:formula="ooow:Figure+1" style:num-format="1">29</text:sequence>: Příklad komentářů</text:p></draw:text-box></draw:frame></text:p>
      <text:p text:style-name="P2">Pokud chceme změnit jméno, které se zobrazuje v komentáři v poli Autor, zvolíme <text:span text:style-name="OOoMenuPath">Nástroje &gt; Možnosti &gt; LibreOffice &gt; Uživatelské údaje</text:span>.</text:p>
      <text:p text:style-name="P2">Pokud dokument upravuje více osob, autoři budou automaticky odlišeni barvou pozadí.</text:p>
      <text:p text:style-name="P2">Jestliže na komentář klepneme pravým tlačítkem myši, budeme moci v místní nabídce smazat daný komentář, všechny komentáře od téhož autora nebo všechny komentáře v dokumentu. V této nabídce můžeme také text komentáře formátovat několika základními příkazy. Text vložený do schránky můžeme vložit pomocí tlačítka Vložit. Obvyklým způsobem můžeme změnit typ písma, velikost a zarovnání.</text:p>
      <text:p text:style-name="P2">Chceme-li se přesunout z jednoho komentáře na jiný, otevřeme Navigátor (<text:span text:style-name="OOoKeystroke">F5</text:span>), rozbalíme část Komentáře a klepneme na text komentáře, na který se chceme přesunout. Kurzor se přesune na místo, kde je komentář ukotven. Pokud na komentář v Navigátoru klepneme pravým tlačítkem myši, můžeme ho rychle upravit nebo smazat.</text:p>
      <text:p text:style-name="P2">Mezi komentáři se můžeme přesouvat i pomocí klávesnice. Pomocí <text:span text:style-name="OOoKeystroke">Ctrl+Alt+Page Down</text:span> se přesuneme na následující komentář a pomocí <text:span text:style-name="OOoKeystroke">Ctrl+Alt+Page Up</text:span> na předchozí komentář.</text:p>
      <text:h text:style-name="P123" text:outline-level="1"><text:bookmark-start text:name="__RefHeading__19546_697337876"/>Vytváření obsahu<text:bookmark-end text:name="__RefHeading__19546_697337876"/></text:h>
      <text:p text:style-name="P36">Program Writer umožňuje automaticky vytvářet <text:alphabetical-index-mark text:string-value="obsah, automatický"/>obsah z nadpisů v dokumentu. Před jejím použitím je třeba se ujistit, zda jsou nadpisy vytvořeny konzistentně pomocí stylů. Například můžeme použít styl <text:span text:style-name="OOoEmphasis">Nadpis 1</text:span> pro názvy kapitol a styly <text:span text:style-name="OOoEmphasis">Nadpis 2</text:span> a <text:span text:style-name="OOoEmphasis">Nadpis 3</text:span> pro podnadpisy v kapitole.</text:p>
      <text:p text:style-name="P15">I když se v programu Writer dá obsah podrobně přizpůsobit, většinou postačuje výchozí nastavení. Vytvoření obsahu je jednoduché:</text:p>
      <text:list xml:id="list140956272" text:style-name="OOoNum_20_123">
        <text:list-item text:start-value="1">
          <text:p text:style-name="P107">Při vytváření dokumentu odlišujeme styly odstavců různými úrovněmi nadpisů (např. pro nadpis kapitoly a nadpisy jejich částí): <text:span text:style-name="OOoEmphasis">Nadpis 1</text:span>, <text:span text:style-name="OOoEmphasis">Nadpis 2</text:span>, <text:span text:style-name="OOoEmphasis">Nadpis 3</text:span>, atd. Jejich názvy se pak zobrazí jako položky obsahu.</text:p>
        </text:list-item>
        <text:list-item>
          <text:p text:style-name="OOoNum_20_123_20_Cont.">Umístíme kurzor na místo, na které chceme obsah vložit.</text:p>
        </text:list-item>
        <text:list-item>
          <text:p text:style-name="OOoNum_20_123_20_Cont.">Zvolíme <text:span text:style-name="OOoMenuPath">Vložit &gt; Rejstříky a tabulky &gt; Rejstříky a tabulky</text:span>.</text:p>
        </text:list-item>
        <text:list-item>
          <text:p text:style-name="P138">Dialogové okno Vložit rejstřík/obsah ponecháme beze změny. Klepneme na <text:span text:style-name="OOoMenuPath">OK</text:span>.</text:p>
        </text:list-item>
      </text:list>
      <text:p text:style-name="P2">Pokud přidáme nebo odstraníme text (tak, že se nadpisy posunou na jinou stranu), nebo přidáme, smažeme nebo změníme nadpisy, je potřeba obsah aktualizovat.</text:p>
      <text:p text:style-name="P15"><text:soft-page-break/>Provedeme to následovně:</text:p>
      <text:list xml:id="list452094802" text:style-name="OOoNum_20_123">
        <text:list-item text:start-value="1">
          <text:p text:style-name="P108">Umístíme kurzor do obsahu.</text:p>
        </text:list-item>
        <text:list-item>
          <text:p text:style-name="P138">Klepneme pravým tlačítkem a z místní nabídky zvolíme <text:span text:style-name="OOoMenuPath">Aktualizovat rejstřík/tabulku</text:span>.</text:p>
        </text:list-item>
      </text:list>
      <table:table table:name="Table39" table:style-name="Table39">
        <table:table-column table:style-name="Table39.A"/>
        <table:table-column table:style-name="Table39.B"/>
        <table:table-row>
          <table:table-cell table:style-name="Table39.A1" office:value-type="string">
            <text:p text:style-name="P66">Poznámka</text:p>
          </table:table-cell>
          <table:table-cell table:style-name="Table39.B1" office:value-type="string">
            <text:p text:style-name="P21">Pokud kurzor nemůžeme do obsahu umístit, zvolíme <text:span text:style-name="OOoMenuPath">Nástroje &gt; Možnosti &gt; LibreOffice Writer &gt; Pomůcky pro formátování</text:span> a zaškrtneme pole <text:span text:style-name="OOoMenuPath">Povolit</text:span> v části <text:span text:style-name="OOoMenuPath">Kurzor v zamknutých oblastech</text:span>.</text:p>
          </table:table-cell>
        </table:table-row>
      </table:table>
      <text:p text:style-name="P2">Obsah je možné kdykoliv přizpůsobit. Klepneme na něj pravým tlačítkem a z místní nabídky zvolíme <text:span text:style-name="OOoMenuPath">Upravit rejstřík/tabulku</text:span>. Veškerá dostupná přizpůsobení jsou podrobně popsána v kapitole 12 Creating Tables of Contents, Indexes and Bibliographies příručky <text:span text:style-name="OOoEmphasis">Writer Guide</text:span>.</text:p>
      <text:h text:style-name="P123" text:outline-level="1"><text:bookmark-start text:name="__RefHeading__19548_697337876"/>Vytváření rejstříků a seznamů použité literatury<text:bookmark-end text:name="__RefHeading__19548_697337876"/></text:h>
      <text:p text:style-name="P31"><text:alphabetical-index-mark text:string-value="rejstříky a seznamy použité literatury"/>Rejstříky a seznamy použité literatury se vkládají podobným způsobem jako obsahy. Postup podrobně popisuje kapitola 12 Creating Tables of Contents, Indexes and Bibliographies, příručky <text:span text:style-name="OOoEmphasis">Writer Guide</text:span>.</text:p>
      <text:p text:style-name="P2">Kromě abecedních rejstříků Writer umožňuje vytvářet seznamy ilustrací, tabulek a objektů, a je také možné vytvořit uživatelem definovaný rejstřík. Například můžeme vytvořit samostatný rejstřík obsahující pouze vědecké názvy druhů organismů a jiný rejstřík pro jejich české názvy. Před vytvořením některých typů rejstříku je třeba nejprve vytvořit v dokumentu Writeru položky rejstříku.</text:p>
      <text:h text:style-name="P123" text:outline-level="1"><text:bookmark-start text:name="__RefHeading__19550_697337876"/>Práce s obrázky<text:bookmark-end text:name="__RefHeading__19550_697337876"/></text:h>
      <text:p text:style-name="P15">V programu Writer jsou obrázky trojího druhu:</text:p>
      <text:list xml:id="list2052503583" text:style-name="OOoBullets_20_1">
        <text:list-item text:start-value="1">
          <text:p text:style-name="P116">Obrázky ze souboru jako fotografie, kresby, naskenované obrázky atd.</text:p>
        </text:list-item>
        <text:list-item>
          <text:p text:style-name="P127">Diagramy vytvořené pomocí kreslicích nástrojů balíku LibreOffice</text:p>
        </text:list-item>
        <text:list-item>
          <text:p text:style-name="P130">Grafy vytvořené pomocí součásti LibreOffice nazvané Chart</text:p>
        </text:list-item>
      </text:list>
      <text:p text:style-name="P2">Více informací se nachází v kapitole 11 Obrázky, Galerie a Písmomalba v této příručce a v kapitole 8 Working with Graphics příručky <text:span text:style-name="OOoEmphasis">Writer Guide</text:span>.</text:p>
      <text:h text:style-name="P123" text:outline-level="1"><text:bookmark-start text:name="__RefHeading__15546_508553458"/>Tisk<text:bookmark-end text:name="__RefHeading__15546_508553458"/></text:h>
      <text:p text:style-name="P2">Podrobnosti o náhledu stránek před tiskem, nastavení možností tisku, černobílém tisku na barevné tiskárně, tisku příruček a dalších možnostech se nachází v kapitole 10 Tisk, export a odesílání e-mailů v této příručce a v kapitole 5 Printing, Exporting, Faxing, and E‑mailing příručky <text:span text:style-name="OOoEmphasis">Writer Guide</text:span>.</text:p>
      <text:h text:style-name="P123" text:outline-level="1"><text:bookmark-start text:name="__RefHeading__15690_508553458"/><text:alphabetical-index-mark text:string-value="hromadná korespondence"/>Použití hromadné korespondence<text:bookmark-end text:name="__RefHeading__15690_508553458"/></text:h>
      <text:p text:style-name="P15">Writer nabízí užitečné funkce, pokud chceme vytvářet a tisknout:</text:p>
      <text:list xml:id="list748076160" text:style-name="OOoBullets_20_1">
        <text:list-item text:start-value="1">
          <text:p text:style-name="P116">více kopií dokumentu odesílaných různým příjemcům (formulářové dopisy),</text:p>
        </text:list-item>
        <text:list-item>
          <text:p text:style-name="P127">štítky s adresami,</text:p>
        </text:list-item>
        <text:list-item>
          <text:p text:style-name="P130">obálky.</text:p>
        </text:list-item>
      </text:list>
      <text:p text:style-name="P2">Všechny tyto možnosti používají zaregistrovaný zdroj dat (tabulkový sešit nebo databázi obsahující jména, adresy a další informace). Postup je popsán v kapitole 11 Using Mail Merge příručky <text:span text:style-name="OOoEmphasis">Writer Guide</text:span>.</text:p>
      <text:h text:style-name="P125" text:outline-level="1"><text:bookmark-start text:name="__RefHeading__19576_697337876"/><text:soft-page-break/>Sledování změn v dokumentu<text:bookmark-end text:name="__RefHeading__19576_697337876"/></text:h>
      <text:p text:style-name="P15"><text:alphabetical-index-mark text:string-value="sledování změn"/>Sledovat změny v dokumentu lze několika způsoby.</text:p>
      <text:list xml:id="list48366935" text:style-name="OOoNum_20_123">
        <text:list-item text:start-value="1">
          <text:p text:style-name="P107">Dokument se <text:alphabetical-index-mark text:string-value="změny, sledování"/>změnami uložíme (v jiné složce nebo pod jiným názvem nebo obojí) a následně pomocí Writeru zkombinujeme původní a nový dokument a zobrazíme rozdíly. Zvolíme <text:span text:style-name="OOoMenuPath">Úpravy &gt; Porovnat dokument</text:span>. Tato technika je užitečná, zejména pokud s dokumentem pracujeme jako jediná osoba, protože se vyhneme narůstání velikosti a složitosti souboru, ke kterému dochází u ostatních metod.</text:p>
        </text:list-item>
        <text:list-item>
          <text:p text:style-name="OOoNum_20_123_20_Cont.">Verze dokumentu ukládáme jako součást původního souboru. Tato metoda však může způsobit problémy u velkých a složitějších dokumentů, a to zejména tehdy, pokud verze ukládáme často. Této metodě se pokud možno vyhneme.</text:p>
        </text:list-item>
        <text:list-item>
          <text:p text:style-name="P137">Použijeme revizní značky programu Writer<text:alphabetical-index-mark text:string-value="sledování změn"/><text:alphabetical-index-mark text:string-value="revize"/>, kterými zobrazíme, kde jsme obsah přidali, smazali nebo změnili jeho formátování. Před zahájením úprav zvolíme <text:span text:style-name="OOoMenuPath">Úpravy &gt; Sledování změn &gt; Záznam</text:span>. Později může autor nebo jiná osoba udělat revizi a přijmout nebo zamítnout každou změnu. Zvolíme <text:span text:style-name="OOoMenuPath">Úpravy &gt; Sledování změn &gt; Zobrazit</text:span>. Klepneme pravým tlačítkem myši na jednotlivé změny a z místní nabídky zvolíme <text:span text:style-name="OOoMenuPath">Přijmout změnu</text:span> nebo <text:span text:style-name="OOoMenuPath">Odmítnout změnu</text:span>. Pokud chceme zobrazit seznam všech změn  a přijmout je nebo odmítnout v něm, zvolíme <text:span text:style-name="OOoMenuPath">Úpravy &gt; Sledování změn &gt; Přijmout nebo odmítnout</text:span>. Podrobnosti se nachází v příručce <text:span text:style-name="OOoEmphasis">Writer Guide</text:span>.</text:p>
        </text:list-item>
      </text:list>
      <table:table table:name="Table41" table:style-name="Table41">
        <table:table-column table:style-name="Table41.A"/>
        <table:table-column table:style-name="Table41.B"/>
        <table:table-row>
          <table:table-cell table:style-name="Table41.A1" office:value-type="string">
            <text:p text:style-name="P66">Tip</text:p>
          </table:table-cell>
          <table:table-cell table:style-name="Table41.B1" office:value-type="string">
            <text:p text:style-name="P21">Ne všechny změny se zaznamenávají. Například se nezaznamenává změna tabulátorů z levého zarovnání na pravé, změna vzorců (rovnic) nebo odkazované obrázky.</text:p>
          </table:table-cell>
        </table:table-row>
      </table:table>
      <text:h text:style-name="P125" text:outline-level="1"><text:bookmark-start text:name="__RefHeading__23424_697337876"/>Používání polí<text:bookmark-end text:name="__RefHeading__23424_697337876"/></text:h>
      <text:p text:style-name="OOoTextBody">Pole jsou v programu Writer velmi užitečným prvkem. Používají se pro údaje, které se v dokumentu mění (například aktuální datum nebo celkový počet stránek), a pro vkládání vlastností dokumentu jako například názvu, jména autora a data poslední aktualizace. Pole jsou základem křížových odkazů (viz níže), automatického číslování obrázků, tabulek, nadpisů a dalších prvků. Používají se také v řadě dalších funkcí. Podrobnosti se nachází v kapitole 14 Working with Fields příručky <text:span text:style-name="OOoEmphasis">Writer Guide</text:span>.</text:p>
      <text:h text:style-name="P126" text:outline-level="1"><text:bookmark-start text:name="__RefHeading__22921_697337876"/><text:alphabetical-index-mark text:string-value="přijímání nebo odmítání změn"/>Odkazování na jiné části dokumentu<text:bookmark-end text:name="__RefHeading__22921_697337876"/></text:h>
      <text:p text:style-name="P15">Pokud vkládáme odkazy na jiné části dokumentu přímo, mohou se velmi jednoduše stát neaktuálními, když změníme pořadí témat, přidáme nebo odstraníme obsah nebo změníme nadpis. Writer nabízí dva způsoby jak zajistit, aby byly odkazy aktuální. Ke vkládání odkazů na jiné části téhož nebo jiného dokumentu slouží:</text:p>
      <text:list xml:id="list1972775509" text:style-name="OOoBullets_20_1">
        <text:list-item>
          <text:p text:style-name="P116">hypertextové odkazy</text:p>
        </text:list-item>
        <text:list-item>
          <text:p text:style-name="P130">křížové odkazy</text:p>
        </text:list-item>
      </text:list>
      <text:p text:style-name="P15">Tyto dvě metody vedou ke stejnému výsledku: pokud na odkaz v otevřeném dokumentu programu Writer klepneme a současně podržíme stisknutou klávesu <text:span text:style-name="OOoKeystroke">Ctrl</text:span>, dostaneme se přímo na odkazované místo. Jsou mezi nimi však také zásadní rozdíly:</text:p>
      <text:list xml:id="list993644644" text:style-name="OOoBullets_20_1">
        <text:list-item>
          <text:p text:style-name="P116">Text hypertextového odkazu se <text:span text:style-name="OOoStrongEmphasis">neaktualizuje</text:span> automaticky při změně textu položky, na kterou odkazuje (je třeba ho změnit ručně). Text křížového odkazu se však automaticky přizpůsobí.</text:p>
        </text:list-item>
        <text:list-item>
          <text:p text:style-name="P127">Při použití hypertextového odkazu nelze vybrat, na který typ obsahu chceme odkazovat (například na vybraný text nebo stránku); při použití křížových odkazů můžeme vybrat z několika voleb, například odkazovat i na záložky.</text:p>
        </text:list-item>
        <text:list-item>
          <text:p text:style-name="P127"><text:soft-page-break/>Chceme-li vložit hypertextový odkaz na objekt jako obrázek a mít smysluplný text odkazu (například <text:span text:style-name="OOoEmphasis">Obrázek 6</text:span>, je třeba tomuto objektu takový název přiřadit (místo výchozího textu, například <text:span text:style-name="OOoEmphasis">Obrázek1</text:span>) nebo tento text upravit v dialogovém okně Hypertextový odkaz. Naproti tomu křížové odkazy na obrázky zobrazují smysluplný text automaticky a při jejich vytváření máme při výběru názvu několik možností.</text:p>
        </text:list-item>
        <text:list-item>
          <text:p text:style-name="P130">Uložíme-li dokument Writeru do formátu HTML, hypertextové odkazy v něm zůstanou, křížové odkazy nikoliv. Oba typy se zachovají při exportu dokumentu do PDF.</text:p>
        </text:list-item>
      </text:list>
      <text:h text:style-name="P115" text:outline-level="2"><text:bookmark-start text:name="__RefHeading__16987_537374987"/>Používání hypertextových odkazů<text:bookmark-end text:name="__RefHeading__16987_537374987"/></text:h>
      <text:p text:style-name="P15">Nejjednodušší způsob, jak se dá vložit hypertextový odkaz na jinou část téhož dokumentu, je použít Navigátor:</text:p>
      <text:list xml:id="list1757635733" text:style-name="OOoNum_20_123">
        <text:list-item text:start-value="1">
          <text:p text:style-name="P108">Otevřeme dokument obsahující položky, které chceme navzájem propojit odkazem.</text:p>
        </text:list-item>
        <text:list-item>
          <text:p text:style-name="P134">Otevřeme Navigátor klepnutím na jeho tlačítko, volbou <text:span text:style-name="OOoMenuPath">Zobrazit &gt; Navigátor</text:span> nebo stisknutím klávesy <text:span text:style-name="OOoKeystroke">F5</text:span>.</text:p>
        </text:list-item>
        <text:list-item>
          <text:p text:style-name="P136">Klepneme na tlačítko se šipkou <text:span text:style-name="OOoMenuPath">Způsob přetáhnutí</text:span> a zvolíme <text:span text:style-name="OOoMenuPath">Vložit jako hypertextový odkaz</text:span>.</text:p>
        </text:list-item>
        <text:list-item>
          <text:p text:style-name="P136">V seznamu v dolní části Navigátoru vybereme dokument obsahující prvek, na který chceme odkazovat.</text:p>
        </text:list-item>
        <text:list-item>
          <text:p text:style-name="P136">V seznamu Navigátoru vybereme položku, kterou chceme vložit jako hypertextový odkaz.</text:p>
        </text:list-item>
        <text:list-item>
          <text:p text:style-name="P137">Přetáhneme položku do dokumentu na místo, kam chceme vložit hypertextový odkaz. Název prvku je do dokumentu vložen jako aktivní hypertextový odkaz.</text:p>
        </text:list-item>
      </text:list>
      <text:p text:style-name="P28">Na vytváření a úpravu hypertextových odkazů v rámci dokumentu a mezi dokumenty lze použít i dialogové okno Hypertextový odkaz. Více informací se nachází v kapitole 12 Vytváření webových stránek.</text:p>
      <text:p text:style-name="P71"><draw:frame draw:style-name="fr10" draw:name="Frame27" text:anchor-type="as-char" svg:y="-6.588cm" svg:width="9.252cm" draw:z-index="0"><draw:text-box fo:min-height="7.392cm"><text:p text:style-name="P54"><draw:frame draw:style-name="fr29" draw:name="graphics7" text:anchor-type="as-char" svg:width="8.915cm" svg:height="6.731cm" draw:z-index="0"><draw:image xlink:href="Pictures/1000000000000151000000FE47C88C9E.png" xlink:type="simple" xlink:show="embed" xlink:actuate="onLoad"/></draw:frame></text:p><text:p text:style-name="P54">Obrázek <text:sequence text:ref-name="refFigure29" text:name="Figure" text:formula="ooow:Figure+1" style:num-format="1">30</text:sequence>: Vkládání hypertextového odkazu pomocí Navigátoru</text:p></draw:text-box></draw:frame></text:p>
      <text:h text:style-name="P109" text:outline-level="2"><text:bookmark-start text:name="__RefHeading__19586_697337876"/>Používání křížových odkazů<text:bookmark-end text:name="__RefHeading__19586_697337876"/></text:h>
      <text:p text:style-name="P2">Pokud vkládáme odkazy na jiné části dokumentu přímo, mohou se velmi stát neaktuálními, když změníme nadpis, přidáme nebo odstraníme obrázky nebo témata jinak uspořádáme. Nahrazením ručně zadaných <text:alphabetical-index-mark text:string-value="křížový odkaz" text:key1="pole"/><text:alphabetical-index-mark text:string-value="přehled" text:key1="křížové odkazy"/>křížových odkazů automatickými zajistíme, že se tyto odkazy při aktualizaci polí automaticky aktualizují, a tak budou vždy zobrazovat aktuální text nebo číslo stránky. Karta <text:span text:style-name="OOoEmphasis">Křížové odkazy</text:span> v dialogovém okně Pole obsahuje seznam několika položek, jako jsou například nadpisy, <text:alphabetical-index-mark text:string-value="záložky" text:key1="pole"/><text:alphabetical-index-mark text:string-value="záložky"/>záložky, obrázky, tabulky, a číslované položky, jako například kroky v nějakém postupu. Můžeme také vytvořit vlastní položky. Více informací se a postup se nachází v části „Setting References“ v kapitole 14 Working with Fields v příručce<text:span text:style-name="OOoEmphasis">Writer Guide</text:span>.</text:p>
      <text:p text:style-name="P15"><text:soft-page-break/>Chceme-li <text:alphabetical-index-mark text:string-value="vkládání odkazů" text:key1="křížové odkazy"/>vložit křížový odkaz na nadpis, obrázek, záložku nebo jinou položku:</text:p>
      <text:list xml:id="list1626069608" text:style-name="OOoNum_20_123">
        <text:list-item text:start-value="1">
          <text:p text:style-name="P107">Umístíme kurzor v dokumentu na místo, kam chceme křížový odkaz vložit.</text:p>
        </text:list-item>
        <text:list-item>
          <text:p text:style-name="P136">Pokud není otevřeno dialogové okno Pole, zvolíme <text:span text:style-name="OOoMenuPath">Vložit &gt; Křížový odkaz</text:span>. Na kartě <text:span text:style-name="OOoEmphasis">Křížové odkazy</text:span> (<text:sequence-ref text:reference-format="category-and-value" text:ref-name="refFigure30">obrázek 31</text:sequence-ref>) v seznamu <text:span text:style-name="OOoEmphasis">Typ</text:span> zvolíme typ položky, na kterou chceme odkázat (například <text:span text:style-name="OOoEmphasis">Nadpis</text:span> nebo <text:span text:style-name="OOoEmphasis">obrázek</text:span>). Tuto kartu můžeme nechat otevřenou pro vkládání dalších křížových odkazů.</text:p>
        </text:list-item>
        <text:list-item>
          <text:p text:style-name="P137">Klepneme na položku v seznamu <text:span text:style-name="OOoEmphasis">Výběr</text:span>, v němž se zobrazují všechny položky vybraného typu. V seznamu <text:span text:style-name="OOoEmphasis">Vložit odkaz na</text:span> zvolíme požadovaný formát odkazu. Tento seznam se mění na základě vybraného typu odkazu. Nejčastěji se používá <text:span text:style-name="OOoMenuPath">Odkaz</text:span> (vloží celý text nadpisu nebo popisku), <text:span text:style-name="OOoMenuPath">Kategorie a číslo</text:span> (vloží slovo <text:span text:style-name="OOoEmphasis">Obrázek</text:span> nebo <text:span text:style-name="OOoEmphasis">Tabulka</text:span> následované číslem, ale bez textu popisku), <text:span text:style-name="OOoMenuPath">Číslování</text:span> (vloží pouze číslo tabulky a obrázku, bez slova „Obrázek“ nebo „Tabulka") nebo <text:span text:style-name="OOoMenuPath">Stránka</text:span> (vloží číslo stránky, na které se nachází odkazovaný text). Klepneme na <text:span text:style-name="OOoMenuPath">Vložit</text:span>.</text:p>
        </text:list-item>
      </text:list>
      <text:p text:style-name="P71"><draw:frame draw:style-name="fr3" draw:name="Frame34" text:anchor-type="as-char" svg:width="14.155cm" draw:z-index="0"><draw:text-box fo:min-height="11.748cm"><text:p text:style-name="P61"><draw:frame draw:style-name="fr13" draw:name="graphics23" text:anchor-type="as-char" svg:width="14.155cm" svg:height="11.245cm" draw:z-index="0"><draw:image xlink:href="Pictures/1000000000000217000001A95C96F699.png" xlink:type="simple" xlink:show="embed" xlink:actuate="onLoad"/></draw:frame></text:p><text:p text:style-name="P60">Obrázek <text:sequence text:ref-name="refFigure30" text:name="Figure" text:formula="ooow:Figure+1" style:num-format="1">31</text:sequence>: Karta <text:alphabetical-index-mark text:string-value="karta Křížové odkazy" text:key1="dialogové okno Pole"/><text:span text:style-name="OOoEmphasis">Křížové odkazy</text:span> dialogového okna Pole</text:p></draw:text-box></draw:frame></text:p>
      <text:h text:style-name="P109" text:outline-level="2"><text:bookmark-start text:name="__RefHeading__19588_697337876"/>Používání záložek<text:bookmark-end text:name="__RefHeading__19588_697337876"/></text:h>
      <text:p text:style-name="P2">Záložky se zobrazují v Navigátoru, ze kterého k nim můžeme přistupovat klepnutím myší. Můžeme na ně odkazovat křížovými i hypertextovými odkazy, jak je popsáno výše.</text:p>
      <text:list xml:id="list234791379" text:style-name="OOoNum_20_123">
        <text:list-item text:start-value="1">
          <text:p text:style-name="P107">Vybereme text, který chceme vložit jako záložku. Zvolíme <text:span text:style-name="OOoMenuPath">Vložit &gt; Záložka</text:span>.</text:p>
        </text:list-item>
        <text:list-item>
          <text:p text:style-name="P138">V dialogovém okně <text:alphabetical-index-mark text:string-value="dialogové okno Vložit záložku"/>Vložit záložku zobrazuje větší pole seznam dosud definovaných záložek. Do horního pole zadáme název záložky a poté klepneme na <text:span text:style-name="OOoMenuPath">OK</text:span>.</text:p>
        </text:list-item>
      </text:list>
      <text:p text:style-name="P76"><text:soft-page-break/><draw:frame draw:style-name="fr3" draw:name="Frame35" text:anchor-type="as-char" svg:width="7.544cm" draw:z-index="0"><draw:text-box fo:min-height="5.119cm"><text:p text:style-name="P52"><draw:frame draw:style-name="fr30" draw:name="graphics31" text:anchor-type="as-char" svg:width="7.544cm" svg:height="4.445cm" draw:z-index="0"><draw:image xlink:href="Pictures/100000000000011D000000A81318FFB7.png" xlink:type="simple" xlink:show="embed" xlink:actuate="onLoad"/></draw:frame></text:p><text:p text:style-name="P52">Obrázek <text:sequence text:ref-name="refFigure31" text:name="Figure" text:formula="ooow:Figure+1" style:num-format="1">32</text:sequence>: Vkládání záložky</text:p></draw:text-box></draw:frame></text:p>
      <text:h text:style-name="P123" text:outline-level="1"><text:bookmark-start text:name="__RefHeading__19580_697337876"/>Používání hlavních dokumentů<text:bookmark-end text:name="__RefHeading__19580_697337876"/></text:h>
      <text:p text:style-name="P29">Hlavní dokumenty se obvykle používají k vytváření rozsáhlých dokumentů, jako jsou knihy, kvalifikační práce či dlouhé zprávy. Používají se také tehdy, když píše více lidí různé kapitoly nebo jiné části dokumentu bez toho, aniž by soubory vzájemně sdíleli. Hlavní dokument spojuje oddělené textové dokumenty do jediného většího dokumentu, sjednocuje přitom formátování, obsah, seznam použité literatury, rejstřík a jiné seznamy či tabulky.</text:p>
      <text:p text:style-name="P2">Hlavní dokumenty v programu Writer spolehlivě fungují. Těm, kdo s nimi pracovat začínají, může připadat, že jsou nespolehlivé nebo že je jejich použití složité. Více informací se nachází v kapitole 13 Working with Master Documents příručky <text:span text:style-name="OOoEmphasis">Writer Guide</text:span>.</text:p>
      <text:h text:style-name="P123" text:outline-level="1"><text:bookmark-start text:name="__RefHeading__19582_697337876"/>Vytváření vyplňovacích formulářů<text:bookmark-end text:name="__RefHeading__19582_697337876"/></text:h>
      <text:p text:style-name="P2">Běžný textový dokument zobrazuje informace. Mezi ně patří například dopis, zpráva nebo brožura. Čtenář v nich obvykle může upravovat všechno, nebo nic. Formulář má části textu, které není možné upravovat, a jiné části, které jsou určeny k tomu, aby je čtenář změnil. Například dotazník má úvod a otázky (které se nemění) a prázdná místa, kam čtenář zadává odpovědi.</text:p>
      <text:p text:style-name="P15">Formuláře se používají třemi způsoby:</text:p>
      <text:list xml:id="list554915750" text:style-name="OOoBullets_20_1">
        <text:list-item text:start-value="1">
          <text:p text:style-name="P116">Když chceme vytvořit jednoduchý dokument, který má adresát doplnit, například dotazník, který rozešleme skupině lidí, kteří ho pak vrátí zpět.</text:p>
        </text:list-item>
        <text:list-item>
          <text:p text:style-name="P127">Když se chceme připojit k databázi nebo zdroji dat a umožnit uživateli zadat informace. Někdo, kdo přijímá objednávky, může vkládat informace z každé objednávky do databáze pomocí formuláře.</text:p>
        </text:list-item>
        <text:list-item>
          <text:p text:style-name="P130">Když chceme prohlížet informace v databázi nebo ze zdroje dat. Například knihovník takto může získávat informace o knihách.</text:p>
        </text:list-item>
      </text:list>
      <text:p text:style-name="P2">Program Writer poskytuje prvky určené k vyplňování formulářů, například zaškrtávací pole, tlačítka výběru, textová pole, rozbalovací seznamy a číselníky. Více informací se nachází v kapitole 15 Using Forms in Writer příručky <text:span text:style-name="OOoEmphasis">Writer Gui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4"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Heading_20_1" style:display-name="Heading 1" style:family="paragraph" style:parent-style-name="Heading" style:next-style-name="Text_20_body"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Index_20_Link" style:display-name="Index Link" style:family="text">
      <style:text-properties style:font-name="DejaVu Serif" fo:font-family="'DejaVu Serif'" style:font-style-name="Book" style:font-family-generic="roman" style:font-pitch="variabl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Page_20_Number" style:display-name="Page Number" style:family="text">
      <style:text-properties style:font-name="Liberation Sans1" fo:font-family="'Liberation Sans'" style:font-style-name="Regular" style:font-family-generic="swiss" style:font-pitch="variable"/>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004cm" fo:margin-bottom="2.004cm" fo:margin-left="2.004cm" fo:margin-right="2.004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Formátování textu</text:chapter><text:tab/><text:page-number text:select-page="current">25</text:page-number></text:p>
      </style:footer>
      <style:footer-left>
        <text:p text:style-name="OOoFooter"><text:chapter text:display="name" text:outline-level="1">Formátování textu</text:chapter><text:tab/><text:page-number text:select-page="current">24</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Začínáme s programem Writer</text:title><text:tab/><text:page-number text:select-page="current">3</text:page-number></text:p>
      </style:footer>
      <style:footer-left>
        <text:p text:style-name="OOoFooter"><text:title>Začínáme s programem Writer</text:title><text:tab/><text:page-number text:select-page="current">4</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3.3$MacOSX_X86_64 LibreOffice_project/6c3586f855673fa6a1576797f575b31ac6fa0ba3</meta:generator>
    <dc:title>Začínáme s programem Writer</dc:title>
    <meta:creation-date>2014-01-31T20:30:30.249000000</meta:creation-date>
    <meta:editing-cycles>79</meta:editing-cycles>
    <meta:editing-duration>PT6H27M52S</meta:editing-duration>
    <dc:description>
</dc:description>
    <meta:initial-creator>John Smith</meta:initial-creator>
    <dc:date>2014-04-08T09:55:17.773866000</dc:date>
    <dc:creator>Jean Weber</dc:creator>
    <meta:document-statistic meta:table-count="33" meta:image-count="55" meta:object-count="0" meta:page-count="36" meta:paragraph-count="740" meta:word-count="10941" meta:character-count="62990" meta:non-whitespace-character-count="52841"/>
    <meta:user-defined meta:name="Info 1"/>
    <meta:user-defined meta:name="Info 2"/>
    <meta:user-defined meta:name="Info 3"/>
    <meta:user-defined meta:name="Info 4"/>
    <meta:template xlink:type="simple" xlink:actuate="onRequest" xlink:title="LO_3_4_chapter_template" xlink:href="../../../../../Pat/Downloads/LO_3_4_chapter_template.ott" meta:date="2014-01-31T20:30:29.781000000"/>
  </office:meta>
</office:document-meta>
</file>